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4.4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4"/>
    <style:style style:name="ce8" style:family="table-cell" style:parent-style-name="Default" style:data-style-name="N10"/>
    <style:style style:name="ce6" style:family="table-cell" style:parent-style-name="Default" style:data-style-name="N113"/>
    <style:style style:name="ce7" style:family="table-cell" style:parent-style-name="Default" style:data-style-name="N114"/>
    <style:style style:name="ce2" style:family="table-cell" style:parent-style-name="Default" style:data-style-name="N107">
      <style:table-cell-properties style:text-align-source="fix" style:repeat-content="false"/>
      <style:paragraph-properties fo:text-align="start" fo:margin-left="0.353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.353cm"/>
    </style:style>
    <style:style style:name="ce4" style:family="table-cell" style:parent-style-name="Default" style:data-style-name="N11"/>
    <style:style style:name="ce11" style:family="table-cell" style:parent-style-name="Default" style:data-style-name="N1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15.999cm" svg:height="8.999cm" svg:x="0.818cm" svg:y="1.268cm">
            <draw:object draw:notify-on-update-of-ranges="Sheet2.J2:Sheet2.J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usto fixo</text:p>
          </table:table-cell>
          <table:table-cell table:style-name="ce1" office:value-type="float" office:value="1250" calcext:value-type="float">
            <text:p>1.250,00</text:p>
          </table:table-cell>
          <table:table-cell table:style-name="ce1"/>
          <table:table-cell/>
          <table:table-cell office:value-type="string" calcext:value-type="string">
            <text:p>qtd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custo fixo unitário</text:p>
          </table:table-cell>
          <table:table-cell office:value-type="string" calcext:value-type="string">
            <text:p>custo variável</text:p>
          </table:table-cell>
          <table:table-cell office:value-type="string" calcext:value-type="string">
            <text:p>custo fixo unitário normalizado</text:p>
          </table:table-cell>
          <table:table-cell office:value-type="string" calcext:value-type="string">
            <text:p>custo total normalizado pelo custo fix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o variável unitário</text:p>
          </table:table-cell>
          <table:table-cell table:formula="of:=[.C2]*[.B1]" office:value-type="float" office:value="62.5" calcext:value-type="float">
            <text:p>62,5</text:p>
          </table:table-cell>
          <table:table-cell table:style-name="ce8" office:value-type="percentage" office:value="0.05" calcext:value-type="percentage">
            <text:p>5%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$B$1]+[.$B$2]*[.E2]" office:value-type="float" office:value="1312.5" calcext:value-type="float">
            <text:p>1.312,50</text:p>
          </table:table-cell>
          <table:table-cell table:style-name="ce1" table:formula="of:=[.$B$1]/[.E2]" office:value-type="float" office:value="1250" calcext:value-type="float">
            <text:p>1.250,00</text:p>
          </table:table-cell>
          <table:table-cell table:style-name="ce1" table:formula="of:=[.$B$2]*[.E2]" office:value-type="float" office:value="62.5" calcext:value-type="float">
            <text:p>62,50</text:p>
          </table:table-cell>
          <table:table-cell table:style-name="ce6" table:formula="of:=[.G2]/[.$B$1]" office:value-type="float" office:value="1" calcext:value-type="float">
            <text:p>1,0000000</text:p>
          </table:table-cell>
          <table:table-cell table:formula="of:=[.F2]/[.$B$1]/[.E2]" office:value-type="float" office:value="1.05" calcext:value-type="float">
            <text:p>1,05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1" table:formula="of:=[.$B$1]+[.$B$2]*[.E3]" office:value-type="float" office:value="1375" calcext:value-type="float">
            <text:p>1.375,00</text:p>
          </table:table-cell>
          <table:table-cell table:style-name="ce1" table:formula="of:=[.$B$1]/[.E3]" office:value-type="float" office:value="625" calcext:value-type="float">
            <text:p>625,00</text:p>
          </table:table-cell>
          <table:table-cell table:style-name="ce1" table:formula="of:=[.$B$2]*[.E3]" office:value-type="float" office:value="125" calcext:value-type="float">
            <text:p>125,00</text:p>
          </table:table-cell>
          <table:table-cell table:style-name="ce6" table:formula="of:=[.G3]/[.$B$1]" office:value-type="float" office:value="0.5" calcext:value-type="float">
            <text:p>0,5000000</text:p>
          </table:table-cell>
          <table:table-cell table:formula="of:=[.F3]/[.$B$1]/[.E3]" office:value-type="float" office:value="0.55" calcext:value-type="float">
            <text:p>0,55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1" table:formula="of:=[.$B$1]+[.$B$2]*[.E4]" office:value-type="float" office:value="1437.5" calcext:value-type="float">
            <text:p>1.437,50</text:p>
          </table:table-cell>
          <table:table-cell table:style-name="ce1" table:formula="of:=[.$B$1]/[.E4]" office:value-type="float" office:value="416.666666666667" calcext:value-type="float">
            <text:p>416,67</text:p>
          </table:table-cell>
          <table:table-cell table:style-name="ce1" table:formula="of:=[.$B$2]*[.E4]" office:value-type="float" office:value="187.5" calcext:value-type="float">
            <text:p>187,50</text:p>
          </table:table-cell>
          <table:table-cell table:style-name="ce6" table:formula="of:=[.G4]/[.$B$1]" office:value-type="float" office:value="0.333333333333333" calcext:value-type="float">
            <text:p>0,3333333</text:p>
          </table:table-cell>
          <table:table-cell table:formula="of:=[.F4]/[.$B$1]/[.E4]" office:value-type="float" office:value="0.383333333333333" calcext:value-type="float">
            <text:p>0,3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1" table:formula="of:=[.$B$1]+[.$B$2]*[.E5]" office:value-type="float" office:value="1500" calcext:value-type="float">
            <text:p>1.500,00</text:p>
          </table:table-cell>
          <table:table-cell table:style-name="ce1" table:formula="of:=[.$B$1]/[.E5]" office:value-type="float" office:value="312.5" calcext:value-type="float">
            <text:p>312,50</text:p>
          </table:table-cell>
          <table:table-cell table:style-name="ce1" table:formula="of:=[.$B$2]*[.E5]" office:value-type="float" office:value="250" calcext:value-type="float">
            <text:p>250,00</text:p>
          </table:table-cell>
          <table:table-cell table:style-name="ce6" table:formula="of:=[.G5]/[.$B$1]" office:value-type="float" office:value="0.25" calcext:value-type="float">
            <text:p>0,2500000</text:p>
          </table:table-cell>
          <table:table-cell table:formula="of:=[.F5]/[.$B$1]/[.E5]" office:value-type="float" office:value="0.3" calcext:value-type="float">
            <text:p>0,3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1" table:formula="of:=[.$B$1]+[.$B$2]*[.E6]" office:value-type="float" office:value="1562.5" calcext:value-type="float">
            <text:p>1.562,50</text:p>
          </table:table-cell>
          <table:table-cell table:style-name="ce1" table:formula="of:=[.$B$1]/[.E6]" office:value-type="float" office:value="250" calcext:value-type="float">
            <text:p>250,00</text:p>
          </table:table-cell>
          <table:table-cell table:style-name="ce1" table:formula="of:=[.$B$2]*[.E6]" office:value-type="float" office:value="312.5" calcext:value-type="float">
            <text:p>312,50</text:p>
          </table:table-cell>
          <table:table-cell table:style-name="ce6" table:formula="of:=[.G6]/[.$B$1]" office:value-type="float" office:value="0.2" calcext:value-type="float">
            <text:p>0,2000000</text:p>
          </table:table-cell>
          <table:table-cell table:formula="of:=[.F6]/[.$B$1]/[.E6]" office:value-type="float" office:value="0.25" calcext:value-type="float">
            <text:p>0,25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1" table:formula="of:=[.$B$1]+[.$B$2]*[.E7]" office:value-type="float" office:value="1625" calcext:value-type="float">
            <text:p>1.625,00</text:p>
          </table:table-cell>
          <table:table-cell table:style-name="ce1" table:formula="of:=[.$B$1]/[.E7]" office:value-type="float" office:value="208.333333333333" calcext:value-type="float">
            <text:p>208,33</text:p>
          </table:table-cell>
          <table:table-cell table:style-name="ce1" table:formula="of:=[.$B$2]*[.E7]" office:value-type="float" office:value="375" calcext:value-type="float">
            <text:p>375,00</text:p>
          </table:table-cell>
          <table:table-cell table:style-name="ce6" table:formula="of:=[.G7]/[.$B$1]" office:value-type="float" office:value="0.166666666666667" calcext:value-type="float">
            <text:p>0,1666667</text:p>
          </table:table-cell>
          <table:table-cell table:formula="of:=[.F7]/[.$B$1]/[.E7]" office:value-type="float" office:value="0.216666666666667" calcext:value-type="float">
            <text:p>0,2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1" table:formula="of:=[.$B$1]+[.$B$2]*[.E8]" office:value-type="float" office:value="1687.5" calcext:value-type="float">
            <text:p>1.687,50</text:p>
          </table:table-cell>
          <table:table-cell table:style-name="ce1" table:formula="of:=[.$B$1]/[.E8]" office:value-type="float" office:value="178.571428571429" calcext:value-type="float">
            <text:p>178,57</text:p>
          </table:table-cell>
          <table:table-cell table:style-name="ce1" table:formula="of:=[.$B$2]*[.E8]" office:value-type="float" office:value="437.5" calcext:value-type="float">
            <text:p>437,50</text:p>
          </table:table-cell>
          <table:table-cell table:style-name="ce6" table:formula="of:=[.G8]/[.$B$1]" office:value-type="float" office:value="0.142857142857143" calcext:value-type="float">
            <text:p>0,1428571</text:p>
          </table:table-cell>
          <table:table-cell table:formula="of:=[.F8]/[.$B$1]/[.E8]" office:value-type="float" office:value="0.192857142857143" calcext:value-type="float">
            <text:p>0,1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1" table:formula="of:=[.$B$1]+[.$B$2]*[.E9]" office:value-type="float" office:value="1750" calcext:value-type="float">
            <text:p>1.750,00</text:p>
          </table:table-cell>
          <table:table-cell table:style-name="ce1" table:formula="of:=[.$B$1]/[.E9]" office:value-type="float" office:value="156.25" calcext:value-type="float">
            <text:p>156,25</text:p>
          </table:table-cell>
          <table:table-cell table:style-name="ce1" table:formula="of:=[.$B$2]*[.E9]" office:value-type="float" office:value="500" calcext:value-type="float">
            <text:p>500,00</text:p>
          </table:table-cell>
          <table:table-cell table:style-name="ce6" table:formula="of:=[.G9]/[.$B$1]" office:value-type="float" office:value="0.125" calcext:value-type="float">
            <text:p>0,1250000</text:p>
          </table:table-cell>
          <table:table-cell table:formula="of:=[.F9]/[.$B$1]/[.E9]" office:value-type="float" office:value="0.175" calcext:value-type="float">
            <text:p>0,1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1" table:formula="of:=[.$B$1]+[.$B$2]*[.E10]" office:value-type="float" office:value="1812.5" calcext:value-type="float">
            <text:p>1.812,50</text:p>
          </table:table-cell>
          <table:table-cell table:style-name="ce1" table:formula="of:=[.$B$1]/[.E10]" office:value-type="float" office:value="138.888888888889" calcext:value-type="float">
            <text:p>138,89</text:p>
          </table:table-cell>
          <table:table-cell table:style-name="ce1" table:formula="of:=[.$B$2]*[.E10]" office:value-type="float" office:value="562.5" calcext:value-type="float">
            <text:p>562,50</text:p>
          </table:table-cell>
          <table:table-cell table:style-name="ce6" table:formula="of:=[.G10]/[.$B$1]" office:value-type="float" office:value="0.111111111111111" calcext:value-type="float">
            <text:p>0,1111111</text:p>
          </table:table-cell>
          <table:table-cell table:formula="of:=[.F10]/[.$B$1]/[.E10]" office:value-type="float" office:value="0.161111111111111" calcext:value-type="float">
            <text:p>0,1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1" table:formula="of:=[.$B$1]+[.$B$2]*[.E11]" office:value-type="float" office:value="1875" calcext:value-type="float">
            <text:p>1.875,00</text:p>
          </table:table-cell>
          <table:table-cell table:style-name="ce1" table:formula="of:=[.$B$1]/[.E11]" office:value-type="float" office:value="125" calcext:value-type="float">
            <text:p>125,00</text:p>
          </table:table-cell>
          <table:table-cell table:style-name="ce1" table:formula="of:=[.$B$2]*[.E11]" office:value-type="float" office:value="625" calcext:value-type="float">
            <text:p>625,00</text:p>
          </table:table-cell>
          <table:table-cell table:style-name="ce6" table:formula="of:=[.G11]/[.$B$1]" office:value-type="float" office:value="0.1" calcext:value-type="float">
            <text:p>0,1000000</text:p>
          </table:table-cell>
          <table:table-cell table:formula="of:=[.F11]/[.$B$1]/[.E11]" office:value-type="float" office:value="0.15" calcext:value-type="float">
            <text:p>0,15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1" table:formula="of:=[.$B$1]+[.$B$2]*[.E12]" office:value-type="float" office:value="1937.5" calcext:value-type="float">
            <text:p>1.937,50</text:p>
          </table:table-cell>
          <table:table-cell table:style-name="ce1" table:formula="of:=[.$B$1]/[.E12]" office:value-type="float" office:value="113.636363636364" calcext:value-type="float">
            <text:p>113,64</text:p>
          </table:table-cell>
          <table:table-cell table:style-name="ce1" table:formula="of:=[.$B$2]*[.E12]" office:value-type="float" office:value="687.5" calcext:value-type="float">
            <text:p>687,50</text:p>
          </table:table-cell>
          <table:table-cell table:style-name="ce6" table:formula="of:=[.G12]/[.$B$1]" office:value-type="float" office:value="0.0909090909090909" calcext:value-type="float">
            <text:p>0,0909091</text:p>
          </table:table-cell>
          <table:table-cell table:formula="of:=[.F12]/[.$B$1]/[.E12]" office:value-type="float" office:value="0.140909090909091" calcext:value-type="float">
            <text:p>0,1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style-name="ce1" table:formula="of:=[.$B$1]+[.$B$2]*[.E13]" office:value-type="float" office:value="2000" calcext:value-type="float">
            <text:p>2.000,00</text:p>
          </table:table-cell>
          <table:table-cell table:style-name="ce1" table:formula="of:=[.$B$1]/[.E13]" office:value-type="float" office:value="104.166666666667" calcext:value-type="float">
            <text:p>104,17</text:p>
          </table:table-cell>
          <table:table-cell table:style-name="ce1" table:formula="of:=[.$B$2]*[.E13]" office:value-type="float" office:value="750" calcext:value-type="float">
            <text:p>750,00</text:p>
          </table:table-cell>
          <table:table-cell table:style-name="ce6" table:formula="of:=[.G13]/[.$B$1]" office:value-type="float" office:value="0.0833333333333333" calcext:value-type="float">
            <text:p>0,0833333</text:p>
          </table:table-cell>
          <table:table-cell table:formula="of:=[.F13]/[.$B$1]/[.E13]" office:value-type="float" office:value="0.133333333333333" calcext:value-type="float">
            <text:p>0,1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style-name="ce1" table:formula="of:=[.$B$1]+[.$B$2]*[.E14]" office:value-type="float" office:value="2062.5" calcext:value-type="float">
            <text:p>2.062,50</text:p>
          </table:table-cell>
          <table:table-cell table:style-name="ce1" table:formula="of:=[.$B$1]/[.E14]" office:value-type="float" office:value="96.1538461538462" calcext:value-type="float">
            <text:p>96,15</text:p>
          </table:table-cell>
          <table:table-cell table:style-name="ce1" table:formula="of:=[.$B$2]*[.E14]" office:value-type="float" office:value="812.5" calcext:value-type="float">
            <text:p>812,50</text:p>
          </table:table-cell>
          <table:table-cell table:style-name="ce6" table:formula="of:=[.G14]/[.$B$1]" office:value-type="float" office:value="0.0769230769230769" calcext:value-type="float">
            <text:p>0,0769231</text:p>
          </table:table-cell>
          <table:table-cell table:formula="of:=[.F14]/[.$B$1]/[.E14]" office:value-type="float" office:value="0.126923076923077" calcext:value-type="float">
            <text:p>0,1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ce1" table:formula="of:=[.$B$1]+[.$B$2]*[.E15]" office:value-type="float" office:value="2125" calcext:value-type="float">
            <text:p>2.125,00</text:p>
          </table:table-cell>
          <table:table-cell table:style-name="ce1" table:formula="of:=[.$B$1]/[.E15]" office:value-type="float" office:value="89.2857142857143" calcext:value-type="float">
            <text:p>89,29</text:p>
          </table:table-cell>
          <table:table-cell table:style-name="ce1" table:formula="of:=[.$B$2]*[.E15]" office:value-type="float" office:value="875" calcext:value-type="float">
            <text:p>875,00</text:p>
          </table:table-cell>
          <table:table-cell table:style-name="ce6" table:formula="of:=[.G15]/[.$B$1]" office:value-type="float" office:value="0.0714285714285714" calcext:value-type="float">
            <text:p>0,0714286</text:p>
          </table:table-cell>
          <table:table-cell table:formula="of:=[.F15]/[.$B$1]/[.E15]" office:value-type="float" office:value="0.121428571428571" calcext:value-type="float">
            <text:p>0,1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style-name="ce1" table:formula="of:=[.$B$1]+[.$B$2]*[.E16]" office:value-type="float" office:value="2187.5" calcext:value-type="float">
            <text:p>2.187,50</text:p>
          </table:table-cell>
          <table:table-cell table:style-name="ce1" table:formula="of:=[.$B$1]/[.E16]" office:value-type="float" office:value="83.3333333333333" calcext:value-type="float">
            <text:p>83,33</text:p>
          </table:table-cell>
          <table:table-cell table:style-name="ce1" table:formula="of:=[.$B$2]*[.E16]" office:value-type="float" office:value="937.5" calcext:value-type="float">
            <text:p>937,50</text:p>
          </table:table-cell>
          <table:table-cell table:style-name="ce6" table:formula="of:=[.G16]/[.$B$1]" office:value-type="float" office:value="0.0666666666666667" calcext:value-type="float">
            <text:p>0,0666667</text:p>
          </table:table-cell>
          <table:table-cell table:formula="of:=[.F16]/[.$B$1]/[.E16]" office:value-type="float" office:value="0.116666666666667" calcext:value-type="float">
            <text:p>0,1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style-name="ce1" table:formula="of:=[.$B$1]+[.$B$2]*[.E17]" office:value-type="float" office:value="2250" calcext:value-type="float">
            <text:p>2.250,00</text:p>
          </table:table-cell>
          <table:table-cell table:style-name="ce1" table:formula="of:=[.$B$1]/[.E17]" office:value-type="float" office:value="78.125" calcext:value-type="float">
            <text:p>78,13</text:p>
          </table:table-cell>
          <table:table-cell table:style-name="ce1" table:formula="of:=[.$B$2]*[.E17]" office:value-type="float" office:value="1000" calcext:value-type="float">
            <text:p>1.000,00</text:p>
          </table:table-cell>
          <table:table-cell table:style-name="ce6" table:formula="of:=[.G17]/[.$B$1]" office:value-type="float" office:value="0.0625" calcext:value-type="float">
            <text:p>0,0625000</text:p>
          </table:table-cell>
          <table:table-cell table:formula="of:=[.F17]/[.$B$1]/[.E17]" office:value-type="float" office:value="0.1125" calcext:value-type="float">
            <text:p>0,1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style-name="ce1" table:formula="of:=[.$B$1]+[.$B$2]*[.E18]" office:value-type="float" office:value="2312.5" calcext:value-type="float">
            <text:p>2.312,50</text:p>
          </table:table-cell>
          <table:table-cell table:style-name="ce1" table:formula="of:=[.$B$1]/[.E18]" office:value-type="float" office:value="73.5294117647059" calcext:value-type="float">
            <text:p>73,53</text:p>
          </table:table-cell>
          <table:table-cell table:style-name="ce1" table:formula="of:=[.$B$2]*[.E18]" office:value-type="float" office:value="1062.5" calcext:value-type="float">
            <text:p>1.062,50</text:p>
          </table:table-cell>
          <table:table-cell table:style-name="ce6" table:formula="of:=[.G18]/[.$B$1]" office:value-type="float" office:value="0.0588235294117647" calcext:value-type="float">
            <text:p>0,0588235</text:p>
          </table:table-cell>
          <table:table-cell table:formula="of:=[.F18]/[.$B$1]/[.E18]" office:value-type="float" office:value="0.108823529411765" calcext:value-type="float">
            <text:p>0,1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style-name="ce1" table:formula="of:=[.$B$1]+[.$B$2]*[.E19]" office:value-type="float" office:value="2375" calcext:value-type="float">
            <text:p>2.375,00</text:p>
          </table:table-cell>
          <table:table-cell table:style-name="ce1" table:formula="of:=[.$B$1]/[.E19]" office:value-type="float" office:value="69.4444444444444" calcext:value-type="float">
            <text:p>69,44</text:p>
          </table:table-cell>
          <table:table-cell table:style-name="ce1" table:formula="of:=[.$B$2]*[.E19]" office:value-type="float" office:value="1125" calcext:value-type="float">
            <text:p>1.125,00</text:p>
          </table:table-cell>
          <table:table-cell table:style-name="ce6" table:formula="of:=[.G19]/[.$B$1]" office:value-type="float" office:value="0.0555555555555556" calcext:value-type="float">
            <text:p>0,0555556</text:p>
          </table:table-cell>
          <table:table-cell table:formula="of:=[.F19]/[.$B$1]/[.E19]" office:value-type="float" office:value="0.105555555555556" calcext:value-type="float">
            <text:p>0,1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style-name="ce1" table:formula="of:=[.$B$1]+[.$B$2]*[.E20]" office:value-type="float" office:value="2437.5" calcext:value-type="float">
            <text:p>2.437,50</text:p>
          </table:table-cell>
          <table:table-cell table:style-name="ce1" table:formula="of:=[.$B$1]/[.E20]" office:value-type="float" office:value="65.7894736842105" calcext:value-type="float">
            <text:p>65,79</text:p>
          </table:table-cell>
          <table:table-cell table:style-name="ce1" table:formula="of:=[.$B$2]*[.E20]" office:value-type="float" office:value="1187.5" calcext:value-type="float">
            <text:p>1.187,50</text:p>
          </table:table-cell>
          <table:table-cell table:style-name="ce6" table:formula="of:=[.G20]/[.$B$1]" office:value-type="float" office:value="0.0526315789473684" calcext:value-type="float">
            <text:p>0,0526316</text:p>
          </table:table-cell>
          <table:table-cell table:formula="of:=[.F20]/[.$B$1]/[.E20]" office:value-type="float" office:value="0.102631578947368" calcext:value-type="float">
            <text:p>0,1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style-name="ce1" table:formula="of:=[.$B$1]+[.$B$2]*[.E21]" office:value-type="float" office:value="2500" calcext:value-type="float">
            <text:p>2.500,00</text:p>
          </table:table-cell>
          <table:table-cell table:style-name="ce1" table:formula="of:=[.$B$1]/[.E21]" office:value-type="float" office:value="62.5" calcext:value-type="float">
            <text:p>62,50</text:p>
          </table:table-cell>
          <table:table-cell table:style-name="ce1" table:formula="of:=[.$B$2]*[.E21]" office:value-type="float" office:value="1250" calcext:value-type="float">
            <text:p>1.250,00</text:p>
          </table:table-cell>
          <table:table-cell table:style-name="ce6" table:formula="of:=[.G21]/[.$B$1]" office:value-type="float" office:value="0.05" calcext:value-type="float">
            <text:p>0,0500000</text:p>
          </table:table-cell>
          <table:table-cell table:formula="of:=[.F21]/[.$B$1]/[.E21]" office:value-type="float" office:value="0.1" calcext:value-type="float">
            <text:p>0,1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style-name="ce1" table:formula="of:=[.$B$1]+[.$B$2]*[.E22]" office:value-type="float" office:value="2562.5" calcext:value-type="float">
            <text:p>2.562,50</text:p>
          </table:table-cell>
          <table:table-cell table:style-name="ce1" table:formula="of:=[.$B$1]/[.E22]" office:value-type="float" office:value="59.5238095238095" calcext:value-type="float">
            <text:p>59,52</text:p>
          </table:table-cell>
          <table:table-cell table:style-name="ce1" table:formula="of:=[.$B$2]*[.E22]" office:value-type="float" office:value="1312.5" calcext:value-type="float">
            <text:p>1.312,50</text:p>
          </table:table-cell>
          <table:table-cell table:style-name="ce6" table:formula="of:=[.G22]/[.$B$1]" office:value-type="float" office:value="0.0476190476190476" calcext:value-type="float">
            <text:p>0,0476190</text:p>
          </table:table-cell>
          <table:table-cell table:formula="of:=[.F22]/[.$B$1]/[.E22]" office:value-type="float" office:value="0.0976190476190476" calcext:value-type="float">
            <text:p>0,0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style-name="ce1" table:formula="of:=[.$B$1]+[.$B$2]*[.E23]" office:value-type="float" office:value="2625" calcext:value-type="float">
            <text:p>2.625,00</text:p>
          </table:table-cell>
          <table:table-cell table:style-name="ce1" table:formula="of:=[.$B$1]/[.E23]" office:value-type="float" office:value="56.8181818181818" calcext:value-type="float">
            <text:p>56,82</text:p>
          </table:table-cell>
          <table:table-cell table:style-name="ce1" table:formula="of:=[.$B$2]*[.E23]" office:value-type="float" office:value="1375" calcext:value-type="float">
            <text:p>1.375,00</text:p>
          </table:table-cell>
          <table:table-cell table:style-name="ce6" table:formula="of:=[.G23]/[.$B$1]" office:value-type="float" office:value="0.0454545454545455" calcext:value-type="float">
            <text:p>0,0454545</text:p>
          </table:table-cell>
          <table:table-cell table:formula="of:=[.F23]/[.$B$1]/[.E23]" office:value-type="float" office:value="0.0954545454545455" calcext:value-type="float">
            <text:p>0,0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style-name="ce1" table:formula="of:=[.$B$1]+[.$B$2]*[.E24]" office:value-type="float" office:value="2687.5" calcext:value-type="float">
            <text:p>2.687,50</text:p>
          </table:table-cell>
          <table:table-cell table:style-name="ce1" table:formula="of:=[.$B$1]/[.E24]" office:value-type="float" office:value="54.3478260869565" calcext:value-type="float">
            <text:p>54,35</text:p>
          </table:table-cell>
          <table:table-cell table:style-name="ce1" table:formula="of:=[.$B$2]*[.E24]" office:value-type="float" office:value="1437.5" calcext:value-type="float">
            <text:p>1.437,50</text:p>
          </table:table-cell>
          <table:table-cell table:style-name="ce6" table:formula="of:=[.G24]/[.$B$1]" office:value-type="float" office:value="0.0434782608695652" calcext:value-type="float">
            <text:p>0,0434783</text:p>
          </table:table-cell>
          <table:table-cell table:formula="of:=[.F24]/[.$B$1]/[.E24]" office:value-type="float" office:value="0.0934782608695652" calcext:value-type="float">
            <text:p>0,093</text:p>
          </table:table-cell>
          <table:table-cell table:number-columns-repeated="2"/>
          <table:table-cell table:formula="of:=0.09*25" office:value-type="float" office:value="2.25" calcext:value-type="float">
            <text:p>2,25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style-name="ce1" table:formula="of:=[.$B$1]+[.$B$2]*[.E25]" office:value-type="float" office:value="2750" calcext:value-type="float">
            <text:p>2.750,00</text:p>
          </table:table-cell>
          <table:table-cell table:style-name="ce1" table:formula="of:=[.$B$1]/[.E25]" office:value-type="float" office:value="52.0833333333333" calcext:value-type="float">
            <text:p>52,08</text:p>
          </table:table-cell>
          <table:table-cell table:style-name="ce1" table:formula="of:=[.$B$2]*[.E25]" office:value-type="float" office:value="1500" calcext:value-type="float">
            <text:p>1.500,00</text:p>
          </table:table-cell>
          <table:table-cell table:style-name="ce6" table:formula="of:=[.G25]/[.$B$1]" office:value-type="float" office:value="0.0416666666666667" calcext:value-type="float">
            <text:p>0,0416667</text:p>
          </table:table-cell>
          <table:table-cell table:formula="of:=[.F25]/[.$B$1]/[.E25]" office:value-type="float" office:value="0.0916666666666667" calcext:value-type="float">
            <text:p>0,092</text:p>
          </table:table-cell>
          <table:table-cell table:number-columns-repeated="2"/>
          <table:table-cell table:formula="of:=1.25/25" office:value-type="float" office:value="0.05" calcext:value-type="float">
            <text:p>0,0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style-name="ce1" table:formula="of:=[.$B$1]+[.$B$2]*[.E26]" office:value-type="float" office:value="2812.5" calcext:value-type="float">
            <text:p>2.812,50</text:p>
          </table:table-cell>
          <table:table-cell table:style-name="ce1" table:formula="of:=[.$B$1]/[.E26]" office:value-type="float" office:value="50" calcext:value-type="float">
            <text:p>50,00</text:p>
          </table:table-cell>
          <table:table-cell table:style-name="ce1" table:formula="of:=[.$B$2]*[.E26]" office:value-type="float" office:value="1562.5" calcext:value-type="float">
            <text:p>1.562,50</text:p>
          </table:table-cell>
          <table:table-cell table:style-name="ce6" table:formula="of:=[.G26]/[.$B$1]" office:value-type="float" office:value="0.04" calcext:value-type="float">
            <text:p>0,0400000</text:p>
          </table:table-cell>
          <table:table-cell table:formula="of:=[.F26]/[.$B$1]/[.E26]" office:value-type="float" office:value="0.09" calcext:value-type="float">
            <text:p>0,090</text:p>
          </table:table-cell>
          <table:table-cell table:number-columns-repeated="2"/>
          <table:table-cell table:formula="of:=25*0.05" office:value-type="float" office:value="1.25" calcext:value-type="float">
            <text:p>1,2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style-name="ce1" table:formula="of:=[.$B$1]+[.$B$2]*[.E27]" office:value-type="float" office:value="2875" calcext:value-type="float">
            <text:p>2.875,00</text:p>
          </table:table-cell>
          <table:table-cell table:style-name="ce1" table:formula="of:=[.$B$1]/[.E27]" office:value-type="float" office:value="48.0769230769231" calcext:value-type="float">
            <text:p>48,08</text:p>
          </table:table-cell>
          <table:table-cell table:style-name="ce1" table:formula="of:=[.$B$2]*[.E27]" office:value-type="float" office:value="1625" calcext:value-type="float">
            <text:p>1.625,00</text:p>
          </table:table-cell>
          <table:table-cell table:style-name="ce6" table:formula="of:=[.G27]/[.$B$1]" office:value-type="float" office:value="0.0384615384615385" calcext:value-type="float">
            <text:p>0,0384615</text:p>
          </table:table-cell>
          <table:table-cell table:formula="of:=[.F27]/[.$B$1]/[.E27]" office:value-type="float" office:value="0.0884615384615385" calcext:value-type="float">
            <text:p>0,088</text:p>
          </table:table-cell>
          <table:table-cell table:number-columns-repeated="2"/>
          <table:table-cell table:formula="of:=2812.5/2.25" office:value-type="float" office:value="1250" calcext:value-type="float">
            <text:p>1250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style-name="ce1" table:formula="of:=[.$B$1]+[.$B$2]*[.E28]" office:value-type="float" office:value="2937.5" calcext:value-type="float">
            <text:p>2.937,50</text:p>
          </table:table-cell>
          <table:table-cell table:style-name="ce1" table:formula="of:=[.$B$1]/[.E28]" office:value-type="float" office:value="46.2962962962963" calcext:value-type="float">
            <text:p>46,30</text:p>
          </table:table-cell>
          <table:table-cell table:style-name="ce1" table:formula="of:=[.$B$2]*[.E28]" office:value-type="float" office:value="1687.5" calcext:value-type="float">
            <text:p>1.687,50</text:p>
          </table:table-cell>
          <table:table-cell table:style-name="ce6" table:formula="of:=[.G28]/[.$B$1]" office:value-type="float" office:value="0.037037037037037" calcext:value-type="float">
            <text:p>0,0370370</text:p>
          </table:table-cell>
          <table:table-cell table:formula="of:=[.F28]/[.$B$1]/[.E28]" office:value-type="float" office:value="0.087037037037037" calcext:value-type="float">
            <text:p>0,0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style-name="ce1" table:formula="of:=[.$B$1]+[.$B$2]*[.E29]" office:value-type="float" office:value="3000" calcext:value-type="float">
            <text:p>3.000,00</text:p>
          </table:table-cell>
          <table:table-cell table:style-name="ce1" table:formula="of:=[.$B$1]/[.E29]" office:value-type="float" office:value="44.6428571428571" calcext:value-type="float">
            <text:p>44,64</text:p>
          </table:table-cell>
          <table:table-cell table:style-name="ce1" table:formula="of:=[.$B$2]*[.E29]" office:value-type="float" office:value="1750" calcext:value-type="float">
            <text:p>1.750,00</text:p>
          </table:table-cell>
          <table:table-cell table:style-name="ce6" table:formula="of:=[.G29]/[.$B$1]" office:value-type="float" office:value="0.0357142857142857" calcext:value-type="float">
            <text:p>0,0357143</text:p>
          </table:table-cell>
          <table:table-cell table:formula="of:=[.F29]/[.$B$1]/[.E29]" office:value-type="float" office:value="0.0857142857142857" calcext:value-type="float">
            <text:p>0,0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style-name="ce1" table:formula="of:=[.$B$1]+[.$B$2]*[.E30]" office:value-type="float" office:value="3062.5" calcext:value-type="float">
            <text:p>3.062,50</text:p>
          </table:table-cell>
          <table:table-cell table:style-name="ce1" table:formula="of:=[.$B$1]/[.E30]" office:value-type="float" office:value="43.1034482758621" calcext:value-type="float">
            <text:p>43,10</text:p>
          </table:table-cell>
          <table:table-cell table:style-name="ce1" table:formula="of:=[.$B$2]*[.E30]" office:value-type="float" office:value="1812.5" calcext:value-type="float">
            <text:p>1.812,50</text:p>
          </table:table-cell>
          <table:table-cell table:style-name="ce6" table:formula="of:=[.G30]/[.$B$1]" office:value-type="float" office:value="0.0344827586206897" calcext:value-type="float">
            <text:p>0,0344828</text:p>
          </table:table-cell>
          <table:table-cell table:formula="of:=[.F30]/[.$B$1]/[.E30]" office:value-type="float" office:value="0.0844827586206897" calcext:value-type="float">
            <text:p>0,0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style-name="ce1" table:formula="of:=[.$B$1]+[.$B$2]*[.E31]" office:value-type="float" office:value="3125" calcext:value-type="float">
            <text:p>3.125,00</text:p>
          </table:table-cell>
          <table:table-cell table:style-name="ce1" table:formula="of:=[.$B$1]/[.E31]" office:value-type="float" office:value="41.6666666666667" calcext:value-type="float">
            <text:p>41,67</text:p>
          </table:table-cell>
          <table:table-cell table:style-name="ce1" table:formula="of:=[.$B$2]*[.E31]" office:value-type="float" office:value="1875" calcext:value-type="float">
            <text:p>1.875,00</text:p>
          </table:table-cell>
          <table:table-cell table:style-name="ce6" table:formula="of:=[.G31]/[.$B$1]" office:value-type="float" office:value="0.0333333333333333" calcext:value-type="float">
            <text:p>0,0333333</text:p>
          </table:table-cell>
          <table:table-cell table:formula="of:=[.F31]/[.$B$1]/[.E31]" office:value-type="float" office:value="0.0833333333333333" calcext:value-type="float">
            <text:p>0,0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style-name="ce1" table:formula="of:=[.$B$1]+[.$B$2]*[.E32]" office:value-type="float" office:value="3187.5" calcext:value-type="float">
            <text:p>3.187,50</text:p>
          </table:table-cell>
          <table:table-cell table:style-name="ce1" table:formula="of:=[.$B$1]/[.E32]" office:value-type="float" office:value="40.3225806451613" calcext:value-type="float">
            <text:p>40,32</text:p>
          </table:table-cell>
          <table:table-cell table:style-name="ce1" table:formula="of:=[.$B$2]*[.E32]" office:value-type="float" office:value="1937.5" calcext:value-type="float">
            <text:p>1.937,50</text:p>
          </table:table-cell>
          <table:table-cell table:style-name="ce6" table:formula="of:=[.G32]/[.$B$1]" office:value-type="float" office:value="0.032258064516129" calcext:value-type="float">
            <text:p>0,0322581</text:p>
          </table:table-cell>
          <table:table-cell table:formula="of:=[.F32]/[.$B$1]/[.E32]" office:value-type="float" office:value="0.082258064516129" calcext:value-type="float">
            <text:p>0,0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style-name="ce1" table:formula="of:=[.$B$1]+[.$B$2]*[.E33]" office:value-type="float" office:value="3250" calcext:value-type="float">
            <text:p>3.250,00</text:p>
          </table:table-cell>
          <table:table-cell table:style-name="ce1" table:formula="of:=[.$B$1]/[.E33]" office:value-type="float" office:value="39.0625" calcext:value-type="float">
            <text:p>39,06</text:p>
          </table:table-cell>
          <table:table-cell table:style-name="ce1" table:formula="of:=[.$B$2]*[.E33]" office:value-type="float" office:value="2000" calcext:value-type="float">
            <text:p>2.000,00</text:p>
          </table:table-cell>
          <table:table-cell table:style-name="ce6" table:formula="of:=[.G33]/[.$B$1]" office:value-type="float" office:value="0.03125" calcext:value-type="float">
            <text:p>0,0312500</text:p>
          </table:table-cell>
          <table:table-cell table:formula="of:=[.F33]/[.$B$1]/[.E33]" office:value-type="float" office:value="0.08125" calcext:value-type="float">
            <text:p>0,0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style-name="ce1" table:formula="of:=[.$B$1]+[.$B$2]*[.E34]" office:value-type="float" office:value="3312.5" calcext:value-type="float">
            <text:p>3.312,50</text:p>
          </table:table-cell>
          <table:table-cell table:style-name="ce1" table:formula="of:=[.$B$1]/[.E34]" office:value-type="float" office:value="37.8787878787879" calcext:value-type="float">
            <text:p>37,88</text:p>
          </table:table-cell>
          <table:table-cell table:style-name="ce1" table:formula="of:=[.$B$2]*[.E34]" office:value-type="float" office:value="2062.5" calcext:value-type="float">
            <text:p>2.062,50</text:p>
          </table:table-cell>
          <table:table-cell table:style-name="ce6" table:formula="of:=[.G34]/[.$B$1]" office:value-type="float" office:value="0.0303030303030303" calcext:value-type="float">
            <text:p>0,0303030</text:p>
          </table:table-cell>
          <table:table-cell table:formula="of:=[.F34]/[.$B$1]/[.E34]" office:value-type="float" office:value="0.0803030303030303" calcext:value-type="float">
            <text:p>0,08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style-name="ce1" table:formula="of:=[.$B$1]+[.$B$2]*[.E35]" office:value-type="float" office:value="3375" calcext:value-type="float">
            <text:p>3.375,00</text:p>
          </table:table-cell>
          <table:table-cell table:style-name="ce1" table:formula="of:=[.$B$1]/[.E35]" office:value-type="float" office:value="36.7647058823529" calcext:value-type="float">
            <text:p>36,76</text:p>
          </table:table-cell>
          <table:table-cell table:style-name="ce1" table:formula="of:=[.$B$2]*[.E35]" office:value-type="float" office:value="2125" calcext:value-type="float">
            <text:p>2.125,00</text:p>
          </table:table-cell>
          <table:table-cell table:style-name="ce6" table:formula="of:=[.G35]/[.$B$1]" office:value-type="float" office:value="0.0294117647058823" calcext:value-type="float">
            <text:p>0,0294118</text:p>
          </table:table-cell>
          <table:table-cell table:formula="of:=[.F35]/[.$B$1]/[.E35]" office:value-type="float" office:value="0.0794117647058824" calcext:value-type="float">
            <text:p>0,0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style-name="ce1" table:formula="of:=[.$B$1]+[.$B$2]*[.E36]" office:value-type="float" office:value="3437.5" calcext:value-type="float">
            <text:p>3.437,50</text:p>
          </table:table-cell>
          <table:table-cell table:style-name="ce1" table:formula="of:=[.$B$1]/[.E36]" office:value-type="float" office:value="35.7142857142857" calcext:value-type="float">
            <text:p>35,71</text:p>
          </table:table-cell>
          <table:table-cell table:style-name="ce1" table:formula="of:=[.$B$2]*[.E36]" office:value-type="float" office:value="2187.5" calcext:value-type="float">
            <text:p>2.187,50</text:p>
          </table:table-cell>
          <table:table-cell table:style-name="ce6" table:formula="of:=[.G36]/[.$B$1]" office:value-type="float" office:value="0.0285714285714286" calcext:value-type="float">
            <text:p>0,0285714</text:p>
          </table:table-cell>
          <table:table-cell table:formula="of:=[.F36]/[.$B$1]/[.E36]" office:value-type="float" office:value="0.0785714285714286" calcext:value-type="float">
            <text:p>0,0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style-name="ce1" table:formula="of:=[.$B$1]+[.$B$2]*[.E37]" office:value-type="float" office:value="3500" calcext:value-type="float">
            <text:p>3.500,00</text:p>
          </table:table-cell>
          <table:table-cell table:style-name="ce1" table:formula="of:=[.$B$1]/[.E37]" office:value-type="float" office:value="34.7222222222222" calcext:value-type="float">
            <text:p>34,72</text:p>
          </table:table-cell>
          <table:table-cell table:style-name="ce1" table:formula="of:=[.$B$2]*[.E37]" office:value-type="float" office:value="2250" calcext:value-type="float">
            <text:p>2.250,00</text:p>
          </table:table-cell>
          <table:table-cell table:style-name="ce6" table:formula="of:=[.G37]/[.$B$1]" office:value-type="float" office:value="0.0277777777777778" calcext:value-type="float">
            <text:p>0,0277778</text:p>
          </table:table-cell>
          <table:table-cell table:formula="of:=[.F37]/[.$B$1]/[.E37]" office:value-type="float" office:value="0.0777777777777778" calcext:value-type="float">
            <text:p>0,0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style-name="ce1" table:formula="of:=[.$B$1]+[.$B$2]*[.E38]" office:value-type="float" office:value="3562.5" calcext:value-type="float">
            <text:p>3.562,50</text:p>
          </table:table-cell>
          <table:table-cell table:style-name="ce1" table:formula="of:=[.$B$1]/[.E38]" office:value-type="float" office:value="33.7837837837838" calcext:value-type="float">
            <text:p>33,78</text:p>
          </table:table-cell>
          <table:table-cell table:style-name="ce1" table:formula="of:=[.$B$2]*[.E38]" office:value-type="float" office:value="2312.5" calcext:value-type="float">
            <text:p>2.312,50</text:p>
          </table:table-cell>
          <table:table-cell table:style-name="ce6" table:formula="of:=[.G38]/[.$B$1]" office:value-type="float" office:value="0.027027027027027" calcext:value-type="float">
            <text:p>0,0270270</text:p>
          </table:table-cell>
          <table:table-cell table:formula="of:=[.F38]/[.$B$1]/[.E38]" office:value-type="float" office:value="0.077027027027027" calcext:value-type="float">
            <text:p>0,0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style-name="ce1" table:formula="of:=[.$B$1]+[.$B$2]*[.E39]" office:value-type="float" office:value="3625" calcext:value-type="float">
            <text:p>3.625,00</text:p>
          </table:table-cell>
          <table:table-cell table:style-name="ce1" table:formula="of:=[.$B$1]/[.E39]" office:value-type="float" office:value="32.8947368421053" calcext:value-type="float">
            <text:p>32,89</text:p>
          </table:table-cell>
          <table:table-cell table:style-name="ce1" table:formula="of:=[.$B$2]*[.E39]" office:value-type="float" office:value="2375" calcext:value-type="float">
            <text:p>2.375,00</text:p>
          </table:table-cell>
          <table:table-cell table:style-name="ce6" table:formula="of:=[.G39]/[.$B$1]" office:value-type="float" office:value="0.0263157894736842" calcext:value-type="float">
            <text:p>0,0263158</text:p>
          </table:table-cell>
          <table:table-cell table:formula="of:=[.F39]/[.$B$1]/[.E39]" office:value-type="float" office:value="0.0763157894736842" calcext:value-type="float">
            <text:p>0,0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style-name="ce1" table:formula="of:=[.$B$1]+[.$B$2]*[.E40]" office:value-type="float" office:value="3687.5" calcext:value-type="float">
            <text:p>3.687,50</text:p>
          </table:table-cell>
          <table:table-cell table:style-name="ce1" table:formula="of:=[.$B$1]/[.E40]" office:value-type="float" office:value="32.0512820512821" calcext:value-type="float">
            <text:p>32,05</text:p>
          </table:table-cell>
          <table:table-cell table:style-name="ce1" table:formula="of:=[.$B$2]*[.E40]" office:value-type="float" office:value="2437.5" calcext:value-type="float">
            <text:p>2.437,50</text:p>
          </table:table-cell>
          <table:table-cell table:style-name="ce6" table:formula="of:=[.G40]/[.$B$1]" office:value-type="float" office:value="0.0256410256410256" calcext:value-type="float">
            <text:p>0,0256410</text:p>
          </table:table-cell>
          <table:table-cell table:formula="of:=[.F40]/[.$B$1]/[.E40]" office:value-type="float" office:value="0.0756410256410257" calcext:value-type="float">
            <text:p>0,0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style-name="ce1" table:formula="of:=[.$B$1]+[.$B$2]*[.E41]" office:value-type="float" office:value="3750" calcext:value-type="float">
            <text:p>3.750,00</text:p>
          </table:table-cell>
          <table:table-cell table:style-name="ce1" table:formula="of:=[.$B$1]/[.E41]" office:value-type="float" office:value="31.25" calcext:value-type="float">
            <text:p>31,25</text:p>
          </table:table-cell>
          <table:table-cell table:style-name="ce1" table:formula="of:=[.$B$2]*[.E41]" office:value-type="float" office:value="2500" calcext:value-type="float">
            <text:p>2.500,00</text:p>
          </table:table-cell>
          <table:table-cell table:style-name="ce6" table:formula="of:=[.G41]/[.$B$1]" office:value-type="float" office:value="0.025" calcext:value-type="float">
            <text:p>0,0250000</text:p>
          </table:table-cell>
          <table:table-cell table:formula="of:=[.F41]/[.$B$1]/[.E41]" office:value-type="float" office:value="0.075" calcext:value-type="float">
            <text:p>0,0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style-name="ce1" table:formula="of:=[.$B$1]+[.$B$2]*[.E42]" office:value-type="float" office:value="3812.5" calcext:value-type="float">
            <text:p>3.812,50</text:p>
          </table:table-cell>
          <table:table-cell table:style-name="ce1" table:formula="of:=[.$B$1]/[.E42]" office:value-type="float" office:value="30.4878048780488" calcext:value-type="float">
            <text:p>30,49</text:p>
          </table:table-cell>
          <table:table-cell table:style-name="ce1" table:formula="of:=[.$B$2]*[.E42]" office:value-type="float" office:value="2562.5" calcext:value-type="float">
            <text:p>2.562,50</text:p>
          </table:table-cell>
          <table:table-cell table:style-name="ce6" table:formula="of:=[.G42]/[.$B$1]" office:value-type="float" office:value="0.024390243902439" calcext:value-type="float">
            <text:p>0,0243902</text:p>
          </table:table-cell>
          <table:table-cell table:formula="of:=[.F42]/[.$B$1]/[.E42]" office:value-type="float" office:value="0.074390243902439" calcext:value-type="float">
            <text:p>0,0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style-name="ce1" table:formula="of:=[.$B$1]+[.$B$2]*[.E43]" office:value-type="float" office:value="3875" calcext:value-type="float">
            <text:p>3.875,00</text:p>
          </table:table-cell>
          <table:table-cell table:style-name="ce1" table:formula="of:=[.$B$1]/[.E43]" office:value-type="float" office:value="29.7619047619048" calcext:value-type="float">
            <text:p>29,76</text:p>
          </table:table-cell>
          <table:table-cell table:style-name="ce1" table:formula="of:=[.$B$2]*[.E43]" office:value-type="float" office:value="2625" calcext:value-type="float">
            <text:p>2.625,00</text:p>
          </table:table-cell>
          <table:table-cell table:style-name="ce6" table:formula="of:=[.G43]/[.$B$1]" office:value-type="float" office:value="0.0238095238095238" calcext:value-type="float">
            <text:p>0,0238095</text:p>
          </table:table-cell>
          <table:table-cell table:formula="of:=[.F43]/[.$B$1]/[.E43]" office:value-type="float" office:value="0.0738095238095238" calcext:value-type="float">
            <text:p>0,0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style-name="ce1" table:formula="of:=[.$B$1]+[.$B$2]*[.E44]" office:value-type="float" office:value="3937.5" calcext:value-type="float">
            <text:p>3.937,50</text:p>
          </table:table-cell>
          <table:table-cell table:style-name="ce1" table:formula="of:=[.$B$1]/[.E44]" office:value-type="float" office:value="29.0697674418605" calcext:value-type="float">
            <text:p>29,07</text:p>
          </table:table-cell>
          <table:table-cell table:style-name="ce1" table:formula="of:=[.$B$2]*[.E44]" office:value-type="float" office:value="2687.5" calcext:value-type="float">
            <text:p>2.687,50</text:p>
          </table:table-cell>
          <table:table-cell table:style-name="ce6" table:formula="of:=[.G44]/[.$B$1]" office:value-type="float" office:value="0.0232558139534884" calcext:value-type="float">
            <text:p>0,0232558</text:p>
          </table:table-cell>
          <table:table-cell table:formula="of:=[.F44]/[.$B$1]/[.E44]" office:value-type="float" office:value="0.0732558139534884" calcext:value-type="float">
            <text:p>0,0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style-name="ce1" table:formula="of:=[.$B$1]+[.$B$2]*[.E45]" office:value-type="float" office:value="4000" calcext:value-type="float">
            <text:p>4.000,00</text:p>
          </table:table-cell>
          <table:table-cell table:style-name="ce1" table:formula="of:=[.$B$1]/[.E45]" office:value-type="float" office:value="28.4090909090909" calcext:value-type="float">
            <text:p>28,41</text:p>
          </table:table-cell>
          <table:table-cell table:style-name="ce1" table:formula="of:=[.$B$2]*[.E45]" office:value-type="float" office:value="2750" calcext:value-type="float">
            <text:p>2.750,00</text:p>
          </table:table-cell>
          <table:table-cell table:style-name="ce6" table:formula="of:=[.G45]/[.$B$1]" office:value-type="float" office:value="0.0227272727272727" calcext:value-type="float">
            <text:p>0,0227273</text:p>
          </table:table-cell>
          <table:table-cell table:formula="of:=[.F45]/[.$B$1]/[.E45]" office:value-type="float" office:value="0.0727272727272727" calcext:value-type="float">
            <text:p>0,0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style-name="ce1" table:formula="of:=[.$B$1]+[.$B$2]*[.E46]" office:value-type="float" office:value="4062.5" calcext:value-type="float">
            <text:p>4.062,50</text:p>
          </table:table-cell>
          <table:table-cell table:style-name="ce1" table:formula="of:=[.$B$1]/[.E46]" office:value-type="float" office:value="27.7777777777778" calcext:value-type="float">
            <text:p>27,78</text:p>
          </table:table-cell>
          <table:table-cell table:style-name="ce1" table:formula="of:=[.$B$2]*[.E46]" office:value-type="float" office:value="2812.5" calcext:value-type="float">
            <text:p>2.812,50</text:p>
          </table:table-cell>
          <table:table-cell table:style-name="ce6" table:formula="of:=[.G46]/[.$B$1]" office:value-type="float" office:value="0.0222222222222222" calcext:value-type="float">
            <text:p>0,0222222</text:p>
          </table:table-cell>
          <table:table-cell table:formula="of:=[.F46]/[.$B$1]/[.E46]" office:value-type="float" office:value="0.0722222222222222" calcext:value-type="float">
            <text:p>0,0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style-name="ce1" table:formula="of:=[.$B$1]+[.$B$2]*[.E47]" office:value-type="float" office:value="4125" calcext:value-type="float">
            <text:p>4.125,00</text:p>
          </table:table-cell>
          <table:table-cell table:style-name="ce1" table:formula="of:=[.$B$1]/[.E47]" office:value-type="float" office:value="27.1739130434783" calcext:value-type="float">
            <text:p>27,17</text:p>
          </table:table-cell>
          <table:table-cell table:style-name="ce1" table:formula="of:=[.$B$2]*[.E47]" office:value-type="float" office:value="2875" calcext:value-type="float">
            <text:p>2.875,00</text:p>
          </table:table-cell>
          <table:table-cell table:style-name="ce6" table:formula="of:=[.G47]/[.$B$1]" office:value-type="float" office:value="0.0217391304347826" calcext:value-type="float">
            <text:p>0,0217391</text:p>
          </table:table-cell>
          <table:table-cell table:formula="of:=[.F47]/[.$B$1]/[.E47]" office:value-type="float" office:value="0.0717391304347826" calcext:value-type="float">
            <text:p>0,0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style-name="ce1" table:formula="of:=[.$B$1]+[.$B$2]*[.E48]" office:value-type="float" office:value="4187.5" calcext:value-type="float">
            <text:p>4.187,50</text:p>
          </table:table-cell>
          <table:table-cell table:style-name="ce1" table:formula="of:=[.$B$1]/[.E48]" office:value-type="float" office:value="26.5957446808511" calcext:value-type="float">
            <text:p>26,60</text:p>
          </table:table-cell>
          <table:table-cell table:style-name="ce1" table:formula="of:=[.$B$2]*[.E48]" office:value-type="float" office:value="2937.5" calcext:value-type="float">
            <text:p>2.937,50</text:p>
          </table:table-cell>
          <table:table-cell table:style-name="ce6" table:formula="of:=[.G48]/[.$B$1]" office:value-type="float" office:value="0.0212765957446808" calcext:value-type="float">
            <text:p>0,0212766</text:p>
          </table:table-cell>
          <table:table-cell table:formula="of:=[.F48]/[.$B$1]/[.E48]" office:value-type="float" office:value="0.0712765957446809" calcext:value-type="float">
            <text:p>0,0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style-name="ce1" table:formula="of:=[.$B$1]+[.$B$2]*[.E49]" office:value-type="float" office:value="4250" calcext:value-type="float">
            <text:p>4.250,00</text:p>
          </table:table-cell>
          <table:table-cell table:style-name="ce1" table:formula="of:=[.$B$1]/[.E49]" office:value-type="float" office:value="26.0416666666667" calcext:value-type="float">
            <text:p>26,04</text:p>
          </table:table-cell>
          <table:table-cell table:style-name="ce1" table:formula="of:=[.$B$2]*[.E49]" office:value-type="float" office:value="3000" calcext:value-type="float">
            <text:p>3.000,00</text:p>
          </table:table-cell>
          <table:table-cell table:style-name="ce6" table:formula="of:=[.G49]/[.$B$1]" office:value-type="float" office:value="0.0208333333333333" calcext:value-type="float">
            <text:p>0,0208333</text:p>
          </table:table-cell>
          <table:table-cell table:formula="of:=[.F49]/[.$B$1]/[.E49]" office:value-type="float" office:value="0.0708333333333333" calcext:value-type="float">
            <text:p>0,0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style-name="ce1" table:formula="of:=[.$B$1]+[.$B$2]*[.E50]" office:value-type="float" office:value="4312.5" calcext:value-type="float">
            <text:p>4.312,50</text:p>
          </table:table-cell>
          <table:table-cell table:style-name="ce1" table:formula="of:=[.$B$1]/[.E50]" office:value-type="float" office:value="25.5102040816327" calcext:value-type="float">
            <text:p>25,51</text:p>
          </table:table-cell>
          <table:table-cell table:style-name="ce1" table:formula="of:=[.$B$2]*[.E50]" office:value-type="float" office:value="3062.5" calcext:value-type="float">
            <text:p>3.062,50</text:p>
          </table:table-cell>
          <table:table-cell table:style-name="ce6" table:formula="of:=[.G50]/[.$B$1]" office:value-type="float" office:value="0.0204081632653061" calcext:value-type="float">
            <text:p>0,0204082</text:p>
          </table:table-cell>
          <table:table-cell table:formula="of:=[.F50]/[.$B$1]/[.E50]" office:value-type="float" office:value="0.0704081632653061" calcext:value-type="float">
            <text:p>0,0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style-name="ce1" table:formula="of:=[.$B$1]+[.$B$2]*[.E51]" office:value-type="float" office:value="4375" calcext:value-type="float">
            <text:p>4.375,00</text:p>
          </table:table-cell>
          <table:table-cell table:style-name="ce1" table:formula="of:=[.$B$1]/[.E51]" office:value-type="float" office:value="25" calcext:value-type="float">
            <text:p>25,00</text:p>
          </table:table-cell>
          <table:table-cell table:style-name="ce1" table:formula="of:=[.$B$2]*[.E51]" office:value-type="float" office:value="3125" calcext:value-type="float">
            <text:p>3.125,00</text:p>
          </table:table-cell>
          <table:table-cell table:style-name="ce6" table:formula="of:=[.G51]/[.$B$1]" office:value-type="float" office:value="0.02" calcext:value-type="float">
            <text:p>0,0200000</text:p>
          </table:table-cell>
          <table:table-cell table:formula="of:=[.F51]/[.$B$1]/[.E51]" office:value-type="float" office:value="0.07" calcext:value-type="float">
            <text:p>0,0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style-name="ce1" table:formula="of:=[.$B$1]+[.$B$2]*[.E52]" office:value-type="float" office:value="4437.5" calcext:value-type="float">
            <text:p>4.437,50</text:p>
          </table:table-cell>
          <table:table-cell table:style-name="ce1" table:formula="of:=[.$B$1]/[.E52]" office:value-type="float" office:value="24.5098039215686" calcext:value-type="float">
            <text:p>24,51</text:p>
          </table:table-cell>
          <table:table-cell table:style-name="ce1" table:formula="of:=[.$B$2]*[.E52]" office:value-type="float" office:value="3187.5" calcext:value-type="float">
            <text:p>3.187,50</text:p>
          </table:table-cell>
          <table:table-cell table:style-name="ce6" table:formula="of:=[.G52]/[.$B$1]" office:value-type="float" office:value="0.0196078431372549" calcext:value-type="float">
            <text:p>0,0196078</text:p>
          </table:table-cell>
          <table:table-cell table:formula="of:=[.F52]/[.$B$1]/[.E52]" office:value-type="float" office:value="0.0696078431372549" calcext:value-type="float">
            <text:p>0,0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style-name="ce1" table:formula="of:=[.$B$1]+[.$B$2]*[.E53]" office:value-type="float" office:value="4500" calcext:value-type="float">
            <text:p>4.500,00</text:p>
          </table:table-cell>
          <table:table-cell table:style-name="ce1" table:formula="of:=[.$B$1]/[.E53]" office:value-type="float" office:value="24.0384615384615" calcext:value-type="float">
            <text:p>24,04</text:p>
          </table:table-cell>
          <table:table-cell table:style-name="ce1" table:formula="of:=[.$B$2]*[.E53]" office:value-type="float" office:value="3250" calcext:value-type="float">
            <text:p>3.250,00</text:p>
          </table:table-cell>
          <table:table-cell table:style-name="ce6" table:formula="of:=[.G53]/[.$B$1]" office:value-type="float" office:value="0.0192307692307692" calcext:value-type="float">
            <text:p>0,0192308</text:p>
          </table:table-cell>
          <table:table-cell table:formula="of:=[.F53]/[.$B$1]/[.E53]" office:value-type="float" office:value="0.0692307692307692" calcext:value-type="float">
            <text:p>0,0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style-name="ce1" table:formula="of:=[.$B$1]+[.$B$2]*[.E54]" office:value-type="float" office:value="4562.5" calcext:value-type="float">
            <text:p>4.562,50</text:p>
          </table:table-cell>
          <table:table-cell table:style-name="ce1" table:formula="of:=[.$B$1]/[.E54]" office:value-type="float" office:value="23.5849056603774" calcext:value-type="float">
            <text:p>23,58</text:p>
          </table:table-cell>
          <table:table-cell table:style-name="ce1" table:formula="of:=[.$B$2]*[.E54]" office:value-type="float" office:value="3312.5" calcext:value-type="float">
            <text:p>3.312,50</text:p>
          </table:table-cell>
          <table:table-cell table:style-name="ce6" table:formula="of:=[.G54]/[.$B$1]" office:value-type="float" office:value="0.0188679245283019" calcext:value-type="float">
            <text:p>0,0188679</text:p>
          </table:table-cell>
          <table:table-cell table:formula="of:=[.F54]/[.$B$1]/[.E54]" office:value-type="float" office:value="0.0688679245283019" calcext:value-type="float">
            <text:p>0,0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style-name="ce1" table:formula="of:=[.$B$1]+[.$B$2]*[.E55]" office:value-type="float" office:value="4625" calcext:value-type="float">
            <text:p>4.625,00</text:p>
          </table:table-cell>
          <table:table-cell table:style-name="ce1" table:formula="of:=[.$B$1]/[.E55]" office:value-type="float" office:value="23.1481481481481" calcext:value-type="float">
            <text:p>23,15</text:p>
          </table:table-cell>
          <table:table-cell table:style-name="ce1" table:formula="of:=[.$B$2]*[.E55]" office:value-type="float" office:value="3375" calcext:value-type="float">
            <text:p>3.375,00</text:p>
          </table:table-cell>
          <table:table-cell table:style-name="ce6" table:formula="of:=[.G55]/[.$B$1]" office:value-type="float" office:value="0.0185185185185185" calcext:value-type="float">
            <text:p>0,0185185</text:p>
          </table:table-cell>
          <table:table-cell table:formula="of:=[.F55]/[.$B$1]/[.E55]" office:value-type="float" office:value="0.0685185185185185" calcext:value-type="float">
            <text:p>0,0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style-name="ce1" table:formula="of:=[.$B$1]+[.$B$2]*[.E56]" office:value-type="float" office:value="4687.5" calcext:value-type="float">
            <text:p>4.687,50</text:p>
          </table:table-cell>
          <table:table-cell table:style-name="ce1" table:formula="of:=[.$B$1]/[.E56]" office:value-type="float" office:value="22.7272727272727" calcext:value-type="float">
            <text:p>22,73</text:p>
          </table:table-cell>
          <table:table-cell table:style-name="ce1" table:formula="of:=[.$B$2]*[.E56]" office:value-type="float" office:value="3437.5" calcext:value-type="float">
            <text:p>3.437,50</text:p>
          </table:table-cell>
          <table:table-cell table:style-name="ce6" table:formula="of:=[.G56]/[.$B$1]" office:value-type="float" office:value="0.0181818181818182" calcext:value-type="float">
            <text:p>0,0181818</text:p>
          </table:table-cell>
          <table:table-cell table:formula="of:=[.F56]/[.$B$1]/[.E56]" office:value-type="float" office:value="0.0681818181818182" calcext:value-type="float">
            <text:p>0,0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style-name="ce1" table:formula="of:=[.$B$1]+[.$B$2]*[.E57]" office:value-type="float" office:value="4750" calcext:value-type="float">
            <text:p>4.750,00</text:p>
          </table:table-cell>
          <table:table-cell table:style-name="ce1" table:formula="of:=[.$B$1]/[.E57]" office:value-type="float" office:value="22.3214285714286" calcext:value-type="float">
            <text:p>22,32</text:p>
          </table:table-cell>
          <table:table-cell table:style-name="ce1" table:formula="of:=[.$B$2]*[.E57]" office:value-type="float" office:value="3500" calcext:value-type="float">
            <text:p>3.500,00</text:p>
          </table:table-cell>
          <table:table-cell table:style-name="ce6" table:formula="of:=[.G57]/[.$B$1]" office:value-type="float" office:value="0.0178571428571429" calcext:value-type="float">
            <text:p>0,0178571</text:p>
          </table:table-cell>
          <table:table-cell table:formula="of:=[.F57]/[.$B$1]/[.E57]" office:value-type="float" office:value="0.0678571428571429" calcext:value-type="float">
            <text:p>0,0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style-name="ce1" table:formula="of:=[.$B$1]+[.$B$2]*[.E58]" office:value-type="float" office:value="4812.5" calcext:value-type="float">
            <text:p>4.812,50</text:p>
          </table:table-cell>
          <table:table-cell table:style-name="ce1" table:formula="of:=[.$B$1]/[.E58]" office:value-type="float" office:value="21.9298245614035" calcext:value-type="float">
            <text:p>21,93</text:p>
          </table:table-cell>
          <table:table-cell table:style-name="ce1" table:formula="of:=[.$B$2]*[.E58]" office:value-type="float" office:value="3562.5" calcext:value-type="float">
            <text:p>3.562,50</text:p>
          </table:table-cell>
          <table:table-cell table:style-name="ce6" table:formula="of:=[.G58]/[.$B$1]" office:value-type="float" office:value="0.0175438596491228" calcext:value-type="float">
            <text:p>0,0175439</text:p>
          </table:table-cell>
          <table:table-cell table:formula="of:=[.F58]/[.$B$1]/[.E58]" office:value-type="float" office:value="0.0675438596491228" calcext:value-type="float">
            <text:p>0,0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style-name="ce1" table:formula="of:=[.$B$1]+[.$B$2]*[.E59]" office:value-type="float" office:value="4875" calcext:value-type="float">
            <text:p>4.875,00</text:p>
          </table:table-cell>
          <table:table-cell table:style-name="ce1" table:formula="of:=[.$B$1]/[.E59]" office:value-type="float" office:value="21.551724137931" calcext:value-type="float">
            <text:p>21,55</text:p>
          </table:table-cell>
          <table:table-cell table:style-name="ce1" table:formula="of:=[.$B$2]*[.E59]" office:value-type="float" office:value="3625" calcext:value-type="float">
            <text:p>3.625,00</text:p>
          </table:table-cell>
          <table:table-cell table:style-name="ce6" table:formula="of:=[.G59]/[.$B$1]" office:value-type="float" office:value="0.0172413793103448" calcext:value-type="float">
            <text:p>0,0172414</text:p>
          </table:table-cell>
          <table:table-cell table:formula="of:=[.F59]/[.$B$1]/[.E59]" office:value-type="float" office:value="0.0672413793103448" calcext:value-type="float">
            <text:p>0,0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style-name="ce1" table:formula="of:=[.$B$1]+[.$B$2]*[.E60]" office:value-type="float" office:value="4937.5" calcext:value-type="float">
            <text:p>4.937,50</text:p>
          </table:table-cell>
          <table:table-cell table:style-name="ce1" table:formula="of:=[.$B$1]/[.E60]" office:value-type="float" office:value="21.1864406779661" calcext:value-type="float">
            <text:p>21,19</text:p>
          </table:table-cell>
          <table:table-cell table:style-name="ce1" table:formula="of:=[.$B$2]*[.E60]" office:value-type="float" office:value="3687.5" calcext:value-type="float">
            <text:p>3.687,50</text:p>
          </table:table-cell>
          <table:table-cell table:style-name="ce6" table:formula="of:=[.G60]/[.$B$1]" office:value-type="float" office:value="0.0169491525423729" calcext:value-type="float">
            <text:p>0,0169492</text:p>
          </table:table-cell>
          <table:table-cell table:formula="of:=[.F60]/[.$B$1]/[.E60]" office:value-type="float" office:value="0.0669491525423729" calcext:value-type="float">
            <text:p>0,0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style-name="ce1" table:formula="of:=[.$B$1]+[.$B$2]*[.E61]" office:value-type="float" office:value="5000" calcext:value-type="float">
            <text:p>5.000,00</text:p>
          </table:table-cell>
          <table:table-cell table:style-name="ce1" table:formula="of:=[.$B$1]/[.E61]" office:value-type="float" office:value="20.8333333333333" calcext:value-type="float">
            <text:p>20,83</text:p>
          </table:table-cell>
          <table:table-cell table:style-name="ce1" table:formula="of:=[.$B$2]*[.E61]" office:value-type="float" office:value="3750" calcext:value-type="float">
            <text:p>3.750,00</text:p>
          </table:table-cell>
          <table:table-cell table:style-name="ce6" table:formula="of:=[.G61]/[.$B$1]" office:value-type="float" office:value="0.0166666666666667" calcext:value-type="float">
            <text:p>0,0166667</text:p>
          </table:table-cell>
          <table:table-cell table:formula="of:=[.F61]/[.$B$1]/[.E61]" office:value-type="float" office:value="0.0666666666666667" calcext:value-type="float">
            <text:p>0,0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style-name="ce1" table:formula="of:=[.$B$1]+[.$B$2]*[.E62]" office:value-type="float" office:value="5062.5" calcext:value-type="float">
            <text:p>5.062,50</text:p>
          </table:table-cell>
          <table:table-cell table:style-name="ce1" table:formula="of:=[.$B$1]/[.E62]" office:value-type="float" office:value="20.4918032786885" calcext:value-type="float">
            <text:p>20,49</text:p>
          </table:table-cell>
          <table:table-cell table:style-name="ce1" table:formula="of:=[.$B$2]*[.E62]" office:value-type="float" office:value="3812.5" calcext:value-type="float">
            <text:p>3.812,50</text:p>
          </table:table-cell>
          <table:table-cell table:style-name="ce6" table:formula="of:=[.G62]/[.$B$1]" office:value-type="float" office:value="0.0163934426229508" calcext:value-type="float">
            <text:p>0,0163934</text:p>
          </table:table-cell>
          <table:table-cell table:formula="of:=[.F62]/[.$B$1]/[.E62]" office:value-type="float" office:value="0.0663934426229508" calcext:value-type="float">
            <text:p>0,0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style-name="ce1" table:formula="of:=[.$B$1]+[.$B$2]*[.E63]" office:value-type="float" office:value="5125" calcext:value-type="float">
            <text:p>5.125,00</text:p>
          </table:table-cell>
          <table:table-cell table:style-name="ce1" table:formula="of:=[.$B$1]/[.E63]" office:value-type="float" office:value="20.1612903225806" calcext:value-type="float">
            <text:p>20,16</text:p>
          </table:table-cell>
          <table:table-cell table:style-name="ce1" table:formula="of:=[.$B$2]*[.E63]" office:value-type="float" office:value="3875" calcext:value-type="float">
            <text:p>3.875,00</text:p>
          </table:table-cell>
          <table:table-cell table:style-name="ce6" table:formula="of:=[.G63]/[.$B$1]" office:value-type="float" office:value="0.0161290322580645" calcext:value-type="float">
            <text:p>0,0161290</text:p>
          </table:table-cell>
          <table:table-cell table:formula="of:=[.F63]/[.$B$1]/[.E63]" office:value-type="float" office:value="0.0661290322580645" calcext:value-type="float">
            <text:p>0,0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style-name="ce1" table:formula="of:=[.$B$1]+[.$B$2]*[.E64]" office:value-type="float" office:value="5187.5" calcext:value-type="float">
            <text:p>5.187,50</text:p>
          </table:table-cell>
          <table:table-cell table:style-name="ce1" table:formula="of:=[.$B$1]/[.E64]" office:value-type="float" office:value="19.8412698412698" calcext:value-type="float">
            <text:p>19,84</text:p>
          </table:table-cell>
          <table:table-cell table:style-name="ce1" table:formula="of:=[.$B$2]*[.E64]" office:value-type="float" office:value="3937.5" calcext:value-type="float">
            <text:p>3.937,50</text:p>
          </table:table-cell>
          <table:table-cell table:style-name="ce6" table:formula="of:=[.G64]/[.$B$1]" office:value-type="float" office:value="0.0158730158730159" calcext:value-type="float">
            <text:p>0,0158730</text:p>
          </table:table-cell>
          <table:table-cell table:formula="of:=[.F64]/[.$B$1]/[.E64]" office:value-type="float" office:value="0.0658730158730159" calcext:value-type="float">
            <text:p>0,0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style-name="ce1" table:formula="of:=[.$B$1]+[.$B$2]*[.E65]" office:value-type="float" office:value="5250" calcext:value-type="float">
            <text:p>5.250,00</text:p>
          </table:table-cell>
          <table:table-cell table:style-name="ce1" table:formula="of:=[.$B$1]/[.E65]" office:value-type="float" office:value="19.53125" calcext:value-type="float">
            <text:p>19,53</text:p>
          </table:table-cell>
          <table:table-cell table:style-name="ce1" table:formula="of:=[.$B$2]*[.E65]" office:value-type="float" office:value="4000" calcext:value-type="float">
            <text:p>4.000,00</text:p>
          </table:table-cell>
          <table:table-cell table:style-name="ce6" table:formula="of:=[.G65]/[.$B$1]" office:value-type="float" office:value="0.015625" calcext:value-type="float">
            <text:p>0,0156250</text:p>
          </table:table-cell>
          <table:table-cell table:formula="of:=[.F65]/[.$B$1]/[.E65]" office:value-type="float" office:value="0.065625" calcext:value-type="float">
            <text:p>0,0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style-name="ce1" table:formula="of:=[.$B$1]+[.$B$2]*[.E66]" office:value-type="float" office:value="5312.5" calcext:value-type="float">
            <text:p>5.312,50</text:p>
          </table:table-cell>
          <table:table-cell table:style-name="ce1" table:formula="of:=[.$B$1]/[.E66]" office:value-type="float" office:value="19.2307692307692" calcext:value-type="float">
            <text:p>19,23</text:p>
          </table:table-cell>
          <table:table-cell table:style-name="ce1" table:formula="of:=[.$B$2]*[.E66]" office:value-type="float" office:value="4062.5" calcext:value-type="float">
            <text:p>4.062,50</text:p>
          </table:table-cell>
          <table:table-cell table:style-name="ce6" table:formula="of:=[.G66]/[.$B$1]" office:value-type="float" office:value="0.0153846153846154" calcext:value-type="float">
            <text:p>0,0153846</text:p>
          </table:table-cell>
          <table:table-cell table:formula="of:=[.F66]/[.$B$1]/[.E66]" office:value-type="float" office:value="0.0653846153846154" calcext:value-type="float">
            <text:p>0,0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style-name="ce1" table:formula="of:=[.$B$1]+[.$B$2]*[.E67]" office:value-type="float" office:value="5375" calcext:value-type="float">
            <text:p>5.375,00</text:p>
          </table:table-cell>
          <table:table-cell table:style-name="ce1" table:formula="of:=[.$B$1]/[.E67]" office:value-type="float" office:value="18.9393939393939" calcext:value-type="float">
            <text:p>18,94</text:p>
          </table:table-cell>
          <table:table-cell table:style-name="ce1" table:formula="of:=[.$B$2]*[.E67]" office:value-type="float" office:value="4125" calcext:value-type="float">
            <text:p>4.125,00</text:p>
          </table:table-cell>
          <table:table-cell table:style-name="ce6" table:formula="of:=[.G67]/[.$B$1]" office:value-type="float" office:value="0.0151515151515152" calcext:value-type="float">
            <text:p>0,0151515</text:p>
          </table:table-cell>
          <table:table-cell table:formula="of:=[.F67]/[.$B$1]/[.E67]" office:value-type="float" office:value="0.0651515151515152" calcext:value-type="float">
            <text:p>0,0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style-name="ce1" table:formula="of:=[.$B$1]+[.$B$2]*[.E68]" office:value-type="float" office:value="5437.5" calcext:value-type="float">
            <text:p>5.437,50</text:p>
          </table:table-cell>
          <table:table-cell table:style-name="ce1" table:formula="of:=[.$B$1]/[.E68]" office:value-type="float" office:value="18.6567164179104" calcext:value-type="float">
            <text:p>18,66</text:p>
          </table:table-cell>
          <table:table-cell table:style-name="ce1" table:formula="of:=[.$B$2]*[.E68]" office:value-type="float" office:value="4187.5" calcext:value-type="float">
            <text:p>4.187,50</text:p>
          </table:table-cell>
          <table:table-cell table:style-name="ce6" table:formula="of:=[.G68]/[.$B$1]" office:value-type="float" office:value="0.0149253731343284" calcext:value-type="float">
            <text:p>0,0149254</text:p>
          </table:table-cell>
          <table:table-cell table:formula="of:=[.F68]/[.$B$1]/[.E68]" office:value-type="float" office:value="0.0649253731343284" calcext:value-type="float">
            <text:p>0,0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style-name="ce1" table:formula="of:=[.$B$1]+[.$B$2]*[.E69]" office:value-type="float" office:value="5500" calcext:value-type="float">
            <text:p>5.500,00</text:p>
          </table:table-cell>
          <table:table-cell table:style-name="ce1" table:formula="of:=[.$B$1]/[.E69]" office:value-type="float" office:value="18.3823529411765" calcext:value-type="float">
            <text:p>18,38</text:p>
          </table:table-cell>
          <table:table-cell table:style-name="ce1" table:formula="of:=[.$B$2]*[.E69]" office:value-type="float" office:value="4250" calcext:value-type="float">
            <text:p>4.250,00</text:p>
          </table:table-cell>
          <table:table-cell table:style-name="ce6" table:formula="of:=[.G69]/[.$B$1]" office:value-type="float" office:value="0.0147058823529412" calcext:value-type="float">
            <text:p>0,0147059</text:p>
          </table:table-cell>
          <table:table-cell table:formula="of:=[.F69]/[.$B$1]/[.E69]" office:value-type="float" office:value="0.0647058823529412" calcext:value-type="float">
            <text:p>0,0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style-name="ce1" table:formula="of:=[.$B$1]+[.$B$2]*[.E70]" office:value-type="float" office:value="5562.5" calcext:value-type="float">
            <text:p>5.562,50</text:p>
          </table:table-cell>
          <table:table-cell table:style-name="ce1" table:formula="of:=[.$B$1]/[.E70]" office:value-type="float" office:value="18.1159420289855" calcext:value-type="float">
            <text:p>18,12</text:p>
          </table:table-cell>
          <table:table-cell table:style-name="ce1" table:formula="of:=[.$B$2]*[.E70]" office:value-type="float" office:value="4312.5" calcext:value-type="float">
            <text:p>4.312,50</text:p>
          </table:table-cell>
          <table:table-cell table:style-name="ce6" table:formula="of:=[.G70]/[.$B$1]" office:value-type="float" office:value="0.0144927536231884" calcext:value-type="float">
            <text:p>0,0144928</text:p>
          </table:table-cell>
          <table:table-cell table:formula="of:=[.F70]/[.$B$1]/[.E70]" office:value-type="float" office:value="0.0644927536231884" calcext:value-type="float">
            <text:p>0,0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style-name="ce1" table:formula="of:=[.$B$1]+[.$B$2]*[.E71]" office:value-type="float" office:value="5625" calcext:value-type="float">
            <text:p>5.625,00</text:p>
          </table:table-cell>
          <table:table-cell table:style-name="ce1" table:formula="of:=[.$B$1]/[.E71]" office:value-type="float" office:value="17.8571428571429" calcext:value-type="float">
            <text:p>17,86</text:p>
          </table:table-cell>
          <table:table-cell table:style-name="ce1" table:formula="of:=[.$B$2]*[.E71]" office:value-type="float" office:value="4375" calcext:value-type="float">
            <text:p>4.375,00</text:p>
          </table:table-cell>
          <table:table-cell table:style-name="ce6" table:formula="of:=[.G71]/[.$B$1]" office:value-type="float" office:value="0.0142857142857143" calcext:value-type="float">
            <text:p>0,0142857</text:p>
          </table:table-cell>
          <table:table-cell table:formula="of:=[.F71]/[.$B$1]/[.E71]" office:value-type="float" office:value="0.0642857142857143" calcext:value-type="float">
            <text:p>0,0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style-name="ce1" table:formula="of:=[.$B$1]+[.$B$2]*[.E72]" office:value-type="float" office:value="5687.5" calcext:value-type="float">
            <text:p>5.687,50</text:p>
          </table:table-cell>
          <table:table-cell table:style-name="ce1" table:formula="of:=[.$B$1]/[.E72]" office:value-type="float" office:value="17.6056338028169" calcext:value-type="float">
            <text:p>17,61</text:p>
          </table:table-cell>
          <table:table-cell table:style-name="ce1" table:formula="of:=[.$B$2]*[.E72]" office:value-type="float" office:value="4437.5" calcext:value-type="float">
            <text:p>4.437,50</text:p>
          </table:table-cell>
          <table:table-cell table:style-name="ce6" table:formula="of:=[.G72]/[.$B$1]" office:value-type="float" office:value="0.0140845070422535" calcext:value-type="float">
            <text:p>0,0140845</text:p>
          </table:table-cell>
          <table:table-cell table:formula="of:=[.F72]/[.$B$1]/[.E72]" office:value-type="float" office:value="0.0640845070422535" calcext:value-type="float">
            <text:p>0,0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style-name="ce1" table:formula="of:=[.$B$1]+[.$B$2]*[.E73]" office:value-type="float" office:value="5750" calcext:value-type="float">
            <text:p>5.750,00</text:p>
          </table:table-cell>
          <table:table-cell table:style-name="ce1" table:formula="of:=[.$B$1]/[.E73]" office:value-type="float" office:value="17.3611111111111" calcext:value-type="float">
            <text:p>17,36</text:p>
          </table:table-cell>
          <table:table-cell table:style-name="ce1" table:formula="of:=[.$B$2]*[.E73]" office:value-type="float" office:value="4500" calcext:value-type="float">
            <text:p>4.500,00</text:p>
          </table:table-cell>
          <table:table-cell table:style-name="ce6" table:formula="of:=[.G73]/[.$B$1]" office:value-type="float" office:value="0.0138888888888889" calcext:value-type="float">
            <text:p>0,0138889</text:p>
          </table:table-cell>
          <table:table-cell table:formula="of:=[.F73]/[.$B$1]/[.E73]" office:value-type="float" office:value="0.0638888888888889" calcext:value-type="float">
            <text:p>0,0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style-name="ce1" table:formula="of:=[.$B$1]+[.$B$2]*[.E74]" office:value-type="float" office:value="5812.5" calcext:value-type="float">
            <text:p>5.812,50</text:p>
          </table:table-cell>
          <table:table-cell table:style-name="ce1" table:formula="of:=[.$B$1]/[.E74]" office:value-type="float" office:value="17.1232876712329" calcext:value-type="float">
            <text:p>17,12</text:p>
          </table:table-cell>
          <table:table-cell table:style-name="ce1" table:formula="of:=[.$B$2]*[.E74]" office:value-type="float" office:value="4562.5" calcext:value-type="float">
            <text:p>4.562,50</text:p>
          </table:table-cell>
          <table:table-cell table:style-name="ce6" table:formula="of:=[.G74]/[.$B$1]" office:value-type="float" office:value="0.0136986301369863" calcext:value-type="float">
            <text:p>0,0136986</text:p>
          </table:table-cell>
          <table:table-cell table:formula="of:=[.F74]/[.$B$1]/[.E74]" office:value-type="float" office:value="0.0636986301369863" calcext:value-type="float">
            <text:p>0,0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style-name="ce1" table:formula="of:=[.$B$1]+[.$B$2]*[.E75]" office:value-type="float" office:value="5875" calcext:value-type="float">
            <text:p>5.875,00</text:p>
          </table:table-cell>
          <table:table-cell table:style-name="ce1" table:formula="of:=[.$B$1]/[.E75]" office:value-type="float" office:value="16.8918918918919" calcext:value-type="float">
            <text:p>16,89</text:p>
          </table:table-cell>
          <table:table-cell table:style-name="ce1" table:formula="of:=[.$B$2]*[.E75]" office:value-type="float" office:value="4625" calcext:value-type="float">
            <text:p>4.625,00</text:p>
          </table:table-cell>
          <table:table-cell table:style-name="ce6" table:formula="of:=[.G75]/[.$B$1]" office:value-type="float" office:value="0.0135135135135135" calcext:value-type="float">
            <text:p>0,0135135</text:p>
          </table:table-cell>
          <table:table-cell table:formula="of:=[.F75]/[.$B$1]/[.E75]" office:value-type="float" office:value="0.0635135135135135" calcext:value-type="float">
            <text:p>0,0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style-name="ce1" table:formula="of:=[.$B$1]+[.$B$2]*[.E76]" office:value-type="float" office:value="5937.5" calcext:value-type="float">
            <text:p>5.937,50</text:p>
          </table:table-cell>
          <table:table-cell table:style-name="ce1" table:formula="of:=[.$B$1]/[.E76]" office:value-type="float" office:value="16.6666666666667" calcext:value-type="float">
            <text:p>16,67</text:p>
          </table:table-cell>
          <table:table-cell table:style-name="ce1" table:formula="of:=[.$B$2]*[.E76]" office:value-type="float" office:value="4687.5" calcext:value-type="float">
            <text:p>4.687,50</text:p>
          </table:table-cell>
          <table:table-cell table:style-name="ce6" table:formula="of:=[.G76]/[.$B$1]" office:value-type="float" office:value="0.0133333333333333" calcext:value-type="float">
            <text:p>0,0133333</text:p>
          </table:table-cell>
          <table:table-cell table:formula="of:=[.F76]/[.$B$1]/[.E76]" office:value-type="float" office:value="0.0633333333333333" calcext:value-type="float">
            <text:p>0,0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style-name="ce1" table:formula="of:=[.$B$1]+[.$B$2]*[.E77]" office:value-type="float" office:value="6000" calcext:value-type="float">
            <text:p>6.000,00</text:p>
          </table:table-cell>
          <table:table-cell table:style-name="ce1" table:formula="of:=[.$B$1]/[.E77]" office:value-type="float" office:value="16.4473684210526" calcext:value-type="float">
            <text:p>16,45</text:p>
          </table:table-cell>
          <table:table-cell table:style-name="ce1" table:formula="of:=[.$B$2]*[.E77]" office:value-type="float" office:value="4750" calcext:value-type="float">
            <text:p>4.750,00</text:p>
          </table:table-cell>
          <table:table-cell table:style-name="ce6" table:formula="of:=[.G77]/[.$B$1]" office:value-type="float" office:value="0.0131578947368421" calcext:value-type="float">
            <text:p>0,0131579</text:p>
          </table:table-cell>
          <table:table-cell table:formula="of:=[.F77]/[.$B$1]/[.E77]" office:value-type="float" office:value="0.0631578947368421" calcext:value-type="float">
            <text:p>0,0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style-name="ce1" table:formula="of:=[.$B$1]+[.$B$2]*[.E78]" office:value-type="float" office:value="6062.5" calcext:value-type="float">
            <text:p>6.062,50</text:p>
          </table:table-cell>
          <table:table-cell table:style-name="ce1" table:formula="of:=[.$B$1]/[.E78]" office:value-type="float" office:value="16.2337662337662" calcext:value-type="float">
            <text:p>16,23</text:p>
          </table:table-cell>
          <table:table-cell table:style-name="ce1" table:formula="of:=[.$B$2]*[.E78]" office:value-type="float" office:value="4812.5" calcext:value-type="float">
            <text:p>4.812,50</text:p>
          </table:table-cell>
          <table:table-cell table:style-name="ce6" table:formula="of:=[.G78]/[.$B$1]" office:value-type="float" office:value="0.012987012987013" calcext:value-type="float">
            <text:p>0,0129870</text:p>
          </table:table-cell>
          <table:table-cell table:formula="of:=[.F78]/[.$B$1]/[.E78]" office:value-type="float" office:value="0.062987012987013" calcext:value-type="float">
            <text:p>0,0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style-name="ce1" table:formula="of:=[.$B$1]+[.$B$2]*[.E79]" office:value-type="float" office:value="6125" calcext:value-type="float">
            <text:p>6.125,00</text:p>
          </table:table-cell>
          <table:table-cell table:style-name="ce1" table:formula="of:=[.$B$1]/[.E79]" office:value-type="float" office:value="16.025641025641" calcext:value-type="float">
            <text:p>16,03</text:p>
          </table:table-cell>
          <table:table-cell table:style-name="ce1" table:formula="of:=[.$B$2]*[.E79]" office:value-type="float" office:value="4875" calcext:value-type="float">
            <text:p>4.875,00</text:p>
          </table:table-cell>
          <table:table-cell table:style-name="ce6" table:formula="of:=[.G79]/[.$B$1]" office:value-type="float" office:value="0.0128205128205128" calcext:value-type="float">
            <text:p>0,0128205</text:p>
          </table:table-cell>
          <table:table-cell table:formula="of:=[.F79]/[.$B$1]/[.E79]" office:value-type="float" office:value="0.0628205128205128" calcext:value-type="float">
            <text:p>0,0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style-name="ce1" table:formula="of:=[.$B$1]+[.$B$2]*[.E80]" office:value-type="float" office:value="6187.5" calcext:value-type="float">
            <text:p>6.187,50</text:p>
          </table:table-cell>
          <table:table-cell table:style-name="ce1" table:formula="of:=[.$B$1]/[.E80]" office:value-type="float" office:value="15.8227848101266" calcext:value-type="float">
            <text:p>15,82</text:p>
          </table:table-cell>
          <table:table-cell table:style-name="ce1" table:formula="of:=[.$B$2]*[.E80]" office:value-type="float" office:value="4937.5" calcext:value-type="float">
            <text:p>4.937,50</text:p>
          </table:table-cell>
          <table:table-cell table:style-name="ce6" table:formula="of:=[.G80]/[.$B$1]" office:value-type="float" office:value="0.0126582278481013" calcext:value-type="float">
            <text:p>0,0126582</text:p>
          </table:table-cell>
          <table:table-cell table:formula="of:=[.F80]/[.$B$1]/[.E80]" office:value-type="float" office:value="0.0626582278481013" calcext:value-type="float">
            <text:p>0,0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style-name="ce1" table:formula="of:=[.$B$1]+[.$B$2]*[.E81]" office:value-type="float" office:value="6250" calcext:value-type="float">
            <text:p>6.250,00</text:p>
          </table:table-cell>
          <table:table-cell table:style-name="ce1" table:formula="of:=[.$B$1]/[.E81]" office:value-type="float" office:value="15.625" calcext:value-type="float">
            <text:p>15,63</text:p>
          </table:table-cell>
          <table:table-cell table:style-name="ce1" table:formula="of:=[.$B$2]*[.E81]" office:value-type="float" office:value="5000" calcext:value-type="float">
            <text:p>5.000,00</text:p>
          </table:table-cell>
          <table:table-cell table:style-name="ce6" table:formula="of:=[.G81]/[.$B$1]" office:value-type="float" office:value="0.0125" calcext:value-type="float">
            <text:p>0,0125000</text:p>
          </table:table-cell>
          <table:table-cell table:formula="of:=[.F81]/[.$B$1]/[.E81]" office:value-type="float" office:value="0.0625" calcext:value-type="float">
            <text:p>0,0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table:style-name="ce1" table:formula="of:=[.$B$1]+[.$B$2]*[.E82]" office:value-type="float" office:value="6312.5" calcext:value-type="float">
            <text:p>6.312,50</text:p>
          </table:table-cell>
          <table:table-cell table:style-name="ce1" table:formula="of:=[.$B$1]/[.E82]" office:value-type="float" office:value="15.4320987654321" calcext:value-type="float">
            <text:p>15,43</text:p>
          </table:table-cell>
          <table:table-cell table:style-name="ce1" table:formula="of:=[.$B$2]*[.E82]" office:value-type="float" office:value="5062.5" calcext:value-type="float">
            <text:p>5.062,50</text:p>
          </table:table-cell>
          <table:table-cell table:style-name="ce6" table:formula="of:=[.G82]/[.$B$1]" office:value-type="float" office:value="0.0123456790123457" calcext:value-type="float">
            <text:p>0,0123457</text:p>
          </table:table-cell>
          <table:table-cell table:formula="of:=[.F82]/[.$B$1]/[.E82]" office:value-type="float" office:value="0.0623456790123457" calcext:value-type="float">
            <text:p>0,0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table:style-name="ce1" table:formula="of:=[.$B$1]+[.$B$2]*[.E83]" office:value-type="float" office:value="6375" calcext:value-type="float">
            <text:p>6.375,00</text:p>
          </table:table-cell>
          <table:table-cell table:style-name="ce1" table:formula="of:=[.$B$1]/[.E83]" office:value-type="float" office:value="15.2439024390244" calcext:value-type="float">
            <text:p>15,24</text:p>
          </table:table-cell>
          <table:table-cell table:style-name="ce1" table:formula="of:=[.$B$2]*[.E83]" office:value-type="float" office:value="5125" calcext:value-type="float">
            <text:p>5.125,00</text:p>
          </table:table-cell>
          <table:table-cell table:style-name="ce6" table:formula="of:=[.G83]/[.$B$1]" office:value-type="float" office:value="0.0121951219512195" calcext:value-type="float">
            <text:p>0,0121951</text:p>
          </table:table-cell>
          <table:table-cell table:formula="of:=[.F83]/[.$B$1]/[.E83]" office:value-type="float" office:value="0.0621951219512195" calcext:value-type="float">
            <text:p>0,0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style-name="ce1" table:formula="of:=[.$B$1]+[.$B$2]*[.E84]" office:value-type="float" office:value="6437.5" calcext:value-type="float">
            <text:p>6.437,50</text:p>
          </table:table-cell>
          <table:table-cell table:style-name="ce1" table:formula="of:=[.$B$1]/[.E84]" office:value-type="float" office:value="15.0602409638554" calcext:value-type="float">
            <text:p>15,06</text:p>
          </table:table-cell>
          <table:table-cell table:style-name="ce1" table:formula="of:=[.$B$2]*[.E84]" office:value-type="float" office:value="5187.5" calcext:value-type="float">
            <text:p>5.187,50</text:p>
          </table:table-cell>
          <table:table-cell table:style-name="ce6" table:formula="of:=[.G84]/[.$B$1]" office:value-type="float" office:value="0.0120481927710843" calcext:value-type="float">
            <text:p>0,0120482</text:p>
          </table:table-cell>
          <table:table-cell table:formula="of:=[.F84]/[.$B$1]/[.E84]" office:value-type="float" office:value="0.0620481927710843" calcext:value-type="float">
            <text:p>0,0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table:style-name="ce1" table:formula="of:=[.$B$1]+[.$B$2]*[.E85]" office:value-type="float" office:value="6500" calcext:value-type="float">
            <text:p>6.500,00</text:p>
          </table:table-cell>
          <table:table-cell table:style-name="ce1" table:formula="of:=[.$B$1]/[.E85]" office:value-type="float" office:value="14.8809523809524" calcext:value-type="float">
            <text:p>14,88</text:p>
          </table:table-cell>
          <table:table-cell table:style-name="ce1" table:formula="of:=[.$B$2]*[.E85]" office:value-type="float" office:value="5250" calcext:value-type="float">
            <text:p>5.250,00</text:p>
          </table:table-cell>
          <table:table-cell table:style-name="ce6" table:formula="of:=[.G85]/[.$B$1]" office:value-type="float" office:value="0.0119047619047619" calcext:value-type="float">
            <text:p>0,0119048</text:p>
          </table:table-cell>
          <table:table-cell table:formula="of:=[.F85]/[.$B$1]/[.E85]" office:value-type="float" office:value="0.0619047619047619" calcext:value-type="float">
            <text:p>0,0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style-name="ce1" table:formula="of:=[.$B$1]+[.$B$2]*[.E86]" office:value-type="float" office:value="6562.5" calcext:value-type="float">
            <text:p>6.562,50</text:p>
          </table:table-cell>
          <table:table-cell table:style-name="ce1" table:formula="of:=[.$B$1]/[.E86]" office:value-type="float" office:value="14.7058823529412" calcext:value-type="float">
            <text:p>14,71</text:p>
          </table:table-cell>
          <table:table-cell table:style-name="ce1" table:formula="of:=[.$B$2]*[.E86]" office:value-type="float" office:value="5312.5" calcext:value-type="float">
            <text:p>5.312,50</text:p>
          </table:table-cell>
          <table:table-cell table:style-name="ce6" table:formula="of:=[.G86]/[.$B$1]" office:value-type="float" office:value="0.0117647058823529" calcext:value-type="float">
            <text:p>0,0117647</text:p>
          </table:table-cell>
          <table:table-cell table:formula="of:=[.F86]/[.$B$1]/[.E86]" office:value-type="float" office:value="0.0617647058823529" calcext:value-type="float">
            <text:p>0,0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table:style-name="ce1" table:formula="of:=[.$B$1]+[.$B$2]*[.E87]" office:value-type="float" office:value="6625" calcext:value-type="float">
            <text:p>6.625,00</text:p>
          </table:table-cell>
          <table:table-cell table:style-name="ce1" table:formula="of:=[.$B$1]/[.E87]" office:value-type="float" office:value="14.5348837209302" calcext:value-type="float">
            <text:p>14,53</text:p>
          </table:table-cell>
          <table:table-cell table:style-name="ce1" table:formula="of:=[.$B$2]*[.E87]" office:value-type="float" office:value="5375" calcext:value-type="float">
            <text:p>5.375,00</text:p>
          </table:table-cell>
          <table:table-cell table:style-name="ce6" table:formula="of:=[.G87]/[.$B$1]" office:value-type="float" office:value="0.0116279069767442" calcext:value-type="float">
            <text:p>0,0116279</text:p>
          </table:table-cell>
          <table:table-cell table:formula="of:=[.F87]/[.$B$1]/[.E87]" office:value-type="float" office:value="0.0616279069767442" calcext:value-type="float">
            <text:p>0,0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table:style-name="ce1" table:formula="of:=[.$B$1]+[.$B$2]*[.E88]" office:value-type="float" office:value="6687.5" calcext:value-type="float">
            <text:p>6.687,50</text:p>
          </table:table-cell>
          <table:table-cell table:style-name="ce1" table:formula="of:=[.$B$1]/[.E88]" office:value-type="float" office:value="14.367816091954" calcext:value-type="float">
            <text:p>14,37</text:p>
          </table:table-cell>
          <table:table-cell table:style-name="ce1" table:formula="of:=[.$B$2]*[.E88]" office:value-type="float" office:value="5437.5" calcext:value-type="float">
            <text:p>5.437,50</text:p>
          </table:table-cell>
          <table:table-cell table:style-name="ce6" table:formula="of:=[.G88]/[.$B$1]" office:value-type="float" office:value="0.0114942528735632" calcext:value-type="float">
            <text:p>0,0114943</text:p>
          </table:table-cell>
          <table:table-cell table:formula="of:=[.F88]/[.$B$1]/[.E88]" office:value-type="float" office:value="0.0614942528735632" calcext:value-type="float">
            <text:p>0,0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style-name="ce1" table:formula="of:=[.$B$1]+[.$B$2]*[.E89]" office:value-type="float" office:value="6750" calcext:value-type="float">
            <text:p>6.750,00</text:p>
          </table:table-cell>
          <table:table-cell table:style-name="ce1" table:formula="of:=[.$B$1]/[.E89]" office:value-type="float" office:value="14.2045454545455" calcext:value-type="float">
            <text:p>14,20</text:p>
          </table:table-cell>
          <table:table-cell table:style-name="ce1" table:formula="of:=[.$B$2]*[.E89]" office:value-type="float" office:value="5500" calcext:value-type="float">
            <text:p>5.500,00</text:p>
          </table:table-cell>
          <table:table-cell table:style-name="ce6" table:formula="of:=[.G89]/[.$B$1]" office:value-type="float" office:value="0.0113636363636364" calcext:value-type="float">
            <text:p>0,0113636</text:p>
          </table:table-cell>
          <table:table-cell table:formula="of:=[.F89]/[.$B$1]/[.E89]" office:value-type="float" office:value="0.0613636363636364" calcext:value-type="float">
            <text:p>0,0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table:style-name="ce1" table:formula="of:=[.$B$1]+[.$B$2]*[.E90]" office:value-type="float" office:value="6812.5" calcext:value-type="float">
            <text:p>6.812,50</text:p>
          </table:table-cell>
          <table:table-cell table:style-name="ce1" table:formula="of:=[.$B$1]/[.E90]" office:value-type="float" office:value="14.0449438202247" calcext:value-type="float">
            <text:p>14,04</text:p>
          </table:table-cell>
          <table:table-cell table:style-name="ce1" table:formula="of:=[.$B$2]*[.E90]" office:value-type="float" office:value="5562.5" calcext:value-type="float">
            <text:p>5.562,50</text:p>
          </table:table-cell>
          <table:table-cell table:style-name="ce6" table:formula="of:=[.G90]/[.$B$1]" office:value-type="float" office:value="0.0112359550561798" calcext:value-type="float">
            <text:p>0,0112360</text:p>
          </table:table-cell>
          <table:table-cell table:formula="of:=[.F90]/[.$B$1]/[.E90]" office:value-type="float" office:value="0.0612359550561798" calcext:value-type="float">
            <text:p>0,0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style-name="ce1" table:formula="of:=[.$B$1]+[.$B$2]*[.E91]" office:value-type="float" office:value="6875" calcext:value-type="float">
            <text:p>6.875,00</text:p>
          </table:table-cell>
          <table:table-cell table:style-name="ce1" table:formula="of:=[.$B$1]/[.E91]" office:value-type="float" office:value="13.8888888888889" calcext:value-type="float">
            <text:p>13,89</text:p>
          </table:table-cell>
          <table:table-cell table:style-name="ce1" table:formula="of:=[.$B$2]*[.E91]" office:value-type="float" office:value="5625" calcext:value-type="float">
            <text:p>5.625,00</text:p>
          </table:table-cell>
          <table:table-cell table:style-name="ce6" table:formula="of:=[.G91]/[.$B$1]" office:value-type="float" office:value="0.0111111111111111" calcext:value-type="float">
            <text:p>0,0111111</text:p>
          </table:table-cell>
          <table:table-cell table:formula="of:=[.F91]/[.$B$1]/[.E91]" office:value-type="float" office:value="0.0611111111111111" calcext:value-type="float">
            <text:p>0,0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table:style-name="ce1" table:formula="of:=[.$B$1]+[.$B$2]*[.E92]" office:value-type="float" office:value="6937.5" calcext:value-type="float">
            <text:p>6.937,50</text:p>
          </table:table-cell>
          <table:table-cell table:style-name="ce1" table:formula="of:=[.$B$1]/[.E92]" office:value-type="float" office:value="13.7362637362637" calcext:value-type="float">
            <text:p>13,74</text:p>
          </table:table-cell>
          <table:table-cell table:style-name="ce1" table:formula="of:=[.$B$2]*[.E92]" office:value-type="float" office:value="5687.5" calcext:value-type="float">
            <text:p>5.687,50</text:p>
          </table:table-cell>
          <table:table-cell table:style-name="ce6" table:formula="of:=[.G92]/[.$B$1]" office:value-type="float" office:value="0.010989010989011" calcext:value-type="float">
            <text:p>0,0109890</text:p>
          </table:table-cell>
          <table:table-cell table:formula="of:=[.F92]/[.$B$1]/[.E92]" office:value-type="float" office:value="0.060989010989011" calcext:value-type="float">
            <text:p>0,0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table:style-name="ce1" table:formula="of:=[.$B$1]+[.$B$2]*[.E93]" office:value-type="float" office:value="7000" calcext:value-type="float">
            <text:p>7.000,00</text:p>
          </table:table-cell>
          <table:table-cell table:style-name="ce1" table:formula="of:=[.$B$1]/[.E93]" office:value-type="float" office:value="13.5869565217391" calcext:value-type="float">
            <text:p>13,59</text:p>
          </table:table-cell>
          <table:table-cell table:style-name="ce1" table:formula="of:=[.$B$2]*[.E93]" office:value-type="float" office:value="5750" calcext:value-type="float">
            <text:p>5.750,00</text:p>
          </table:table-cell>
          <table:table-cell table:style-name="ce6" table:formula="of:=[.G93]/[.$B$1]" office:value-type="float" office:value="0.0108695652173913" calcext:value-type="float">
            <text:p>0,0108696</text:p>
          </table:table-cell>
          <table:table-cell table:formula="of:=[.F93]/[.$B$1]/[.E93]" office:value-type="float" office:value="0.0608695652173913" calcext:value-type="float">
            <text:p>0,0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table:style-name="ce1" table:formula="of:=[.$B$1]+[.$B$2]*[.E94]" office:value-type="float" office:value="7062.5" calcext:value-type="float">
            <text:p>7.062,50</text:p>
          </table:table-cell>
          <table:table-cell table:style-name="ce1" table:formula="of:=[.$B$1]/[.E94]" office:value-type="float" office:value="13.4408602150538" calcext:value-type="float">
            <text:p>13,44</text:p>
          </table:table-cell>
          <table:table-cell table:style-name="ce1" table:formula="of:=[.$B$2]*[.E94]" office:value-type="float" office:value="5812.5" calcext:value-type="float">
            <text:p>5.812,50</text:p>
          </table:table-cell>
          <table:table-cell table:style-name="ce6" table:formula="of:=[.G94]/[.$B$1]" office:value-type="float" office:value="0.010752688172043" calcext:value-type="float">
            <text:p>0,0107527</text:p>
          </table:table-cell>
          <table:table-cell table:formula="of:=[.F94]/[.$B$1]/[.E94]" office:value-type="float" office:value="0.060752688172043" calcext:value-type="float">
            <text:p>0,0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table:style-name="ce1" table:formula="of:=[.$B$1]+[.$B$2]*[.E95]" office:value-type="float" office:value="7125" calcext:value-type="float">
            <text:p>7.125,00</text:p>
          </table:table-cell>
          <table:table-cell table:style-name="ce1" table:formula="of:=[.$B$1]/[.E95]" office:value-type="float" office:value="13.2978723404255" calcext:value-type="float">
            <text:p>13,30</text:p>
          </table:table-cell>
          <table:table-cell table:style-name="ce1" table:formula="of:=[.$B$2]*[.E95]" office:value-type="float" office:value="5875" calcext:value-type="float">
            <text:p>5.875,00</text:p>
          </table:table-cell>
          <table:table-cell table:style-name="ce6" table:formula="of:=[.G95]/[.$B$1]" office:value-type="float" office:value="0.0106382978723404" calcext:value-type="float">
            <text:p>0,0106383</text:p>
          </table:table-cell>
          <table:table-cell table:formula="of:=[.F95]/[.$B$1]/[.E95]" office:value-type="float" office:value="0.0606382978723404" calcext:value-type="float">
            <text:p>0,0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style-name="ce1" table:formula="of:=[.$B$1]+[.$B$2]*[.E96]" office:value-type="float" office:value="7187.5" calcext:value-type="float">
            <text:p>7.187,50</text:p>
          </table:table-cell>
          <table:table-cell table:style-name="ce1" table:formula="of:=[.$B$1]/[.E96]" office:value-type="float" office:value="13.1578947368421" calcext:value-type="float">
            <text:p>13,16</text:p>
          </table:table-cell>
          <table:table-cell table:style-name="ce1" table:formula="of:=[.$B$2]*[.E96]" office:value-type="float" office:value="5937.5" calcext:value-type="float">
            <text:p>5.937,50</text:p>
          </table:table-cell>
          <table:table-cell table:style-name="ce6" table:formula="of:=[.G96]/[.$B$1]" office:value-type="float" office:value="0.0105263157894737" calcext:value-type="float">
            <text:p>0,0105263</text:p>
          </table:table-cell>
          <table:table-cell table:formula="of:=[.F96]/[.$B$1]/[.E96]" office:value-type="float" office:value="0.0605263157894737" calcext:value-type="float">
            <text:p>0,0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table:style-name="ce1" table:formula="of:=[.$B$1]+[.$B$2]*[.E97]" office:value-type="float" office:value="7250" calcext:value-type="float">
            <text:p>7.250,00</text:p>
          </table:table-cell>
          <table:table-cell table:style-name="ce1" table:formula="of:=[.$B$1]/[.E97]" office:value-type="float" office:value="13.0208333333333" calcext:value-type="float">
            <text:p>13,02</text:p>
          </table:table-cell>
          <table:table-cell table:style-name="ce1" table:formula="of:=[.$B$2]*[.E97]" office:value-type="float" office:value="6000" calcext:value-type="float">
            <text:p>6.000,00</text:p>
          </table:table-cell>
          <table:table-cell table:style-name="ce6" table:formula="of:=[.G97]/[.$B$1]" office:value-type="float" office:value="0.0104166666666667" calcext:value-type="float">
            <text:p>0,0104167</text:p>
          </table:table-cell>
          <table:table-cell table:formula="of:=[.F97]/[.$B$1]/[.E97]" office:value-type="float" office:value="0.0604166666666667" calcext:value-type="float">
            <text:p>0,06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table:style-name="ce1" table:formula="of:=[.$B$1]+[.$B$2]*[.E98]" office:value-type="float" office:value="7312.5" calcext:value-type="float">
            <text:p>7.312,50</text:p>
          </table:table-cell>
          <table:table-cell table:style-name="ce1" table:formula="of:=[.$B$1]/[.E98]" office:value-type="float" office:value="12.8865979381443" calcext:value-type="float">
            <text:p>12,89</text:p>
          </table:table-cell>
          <table:table-cell table:style-name="ce1" table:formula="of:=[.$B$2]*[.E98]" office:value-type="float" office:value="6062.5" calcext:value-type="float">
            <text:p>6.062,50</text:p>
          </table:table-cell>
          <table:table-cell table:style-name="ce6" table:formula="of:=[.G98]/[.$B$1]" office:value-type="float" office:value="0.0103092783505155" calcext:value-type="float">
            <text:p>0,0103093</text:p>
          </table:table-cell>
          <table:table-cell table:formula="of:=[.F98]/[.$B$1]/[.E98]" office:value-type="float" office:value="0.0603092783505155" calcext:value-type="float">
            <text:p>0,06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table:style-name="ce1" table:formula="of:=[.$B$1]+[.$B$2]*[.E99]" office:value-type="float" office:value="7375" calcext:value-type="float">
            <text:p>7.375,00</text:p>
          </table:table-cell>
          <table:table-cell table:style-name="ce1" table:formula="of:=[.$B$1]/[.E99]" office:value-type="float" office:value="12.7551020408163" calcext:value-type="float">
            <text:p>12,76</text:p>
          </table:table-cell>
          <table:table-cell table:style-name="ce1" table:formula="of:=[.$B$2]*[.E99]" office:value-type="float" office:value="6125" calcext:value-type="float">
            <text:p>6.125,00</text:p>
          </table:table-cell>
          <table:table-cell table:style-name="ce6" table:formula="of:=[.G99]/[.$B$1]" office:value-type="float" office:value="0.0102040816326531" calcext:value-type="float">
            <text:p>0,0102041</text:p>
          </table:table-cell>
          <table:table-cell table:formula="of:=[.F99]/[.$B$1]/[.E99]" office:value-type="float" office:value="0.0602040816326531" calcext:value-type="float">
            <text:p>0,06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table:style-name="ce1" table:formula="of:=[.$B$1]+[.$B$2]*[.E100]" office:value-type="float" office:value="7437.5" calcext:value-type="float">
            <text:p>7.437,50</text:p>
          </table:table-cell>
          <table:table-cell table:style-name="ce1" table:formula="of:=[.$B$1]/[.E100]" office:value-type="float" office:value="12.6262626262626" calcext:value-type="float">
            <text:p>12,63</text:p>
          </table:table-cell>
          <table:table-cell table:style-name="ce1" table:formula="of:=[.$B$2]*[.E100]" office:value-type="float" office:value="6187.5" calcext:value-type="float">
            <text:p>6.187,50</text:p>
          </table:table-cell>
          <table:table-cell table:style-name="ce6" table:formula="of:=[.G100]/[.$B$1]" office:value-type="float" office:value="0.0101010101010101" calcext:value-type="float">
            <text:p>0,0101010</text:p>
          </table:table-cell>
          <table:table-cell table:formula="of:=[.F100]/[.$B$1]/[.E100]" office:value-type="float" office:value="0.0601010101010101" calcext:value-type="float">
            <text:p>0,06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style-name="ce1" table:formula="of:=[.$B$1]+[.$B$2]*[.E101]" office:value-type="float" office:value="7500" calcext:value-type="float">
            <text:p>7.500,00</text:p>
          </table:table-cell>
          <table:table-cell table:style-name="ce1" table:formula="of:=[.$B$1]/[.E101]" office:value-type="float" office:value="12.5" calcext:value-type="float">
            <text:p>12,50</text:p>
          </table:table-cell>
          <table:table-cell table:style-name="ce1" table:formula="of:=[.$B$2]*[.E101]" office:value-type="float" office:value="6250" calcext:value-type="float">
            <text:p>6.250,00</text:p>
          </table:table-cell>
          <table:table-cell table:style-name="ce6" table:formula="of:=[.G101]/[.$B$1]" office:value-type="float" office:value="0.01" calcext:value-type="float">
            <text:p>0,0100000</text:p>
          </table:table-cell>
          <table:table-cell table:formula="of:=[.F101]/[.$B$1]/[.E101]" office:value-type="float" office:value="0.06" calcext:value-type="float">
            <text:p>0,060</text:p>
          </table:table-cell>
          <table:table-cell table:number-columns-repeated="3"/>
        </table:table-row>
        <table:table-row table:style-name="ro1" table:number-rows-repeated="104847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1" table:style-name="ta1">
        <table:shapes>
          <draw:frame draw:z-index="0" draw:style-name="gr1" draw:text-style-name="P1" svg:width="16.011cm" svg:height="9.005cm" svg:x="15.213cm" svg:y="1.726cm">
            <draw:object draw:notify-on-update-of-ranges="Sheet1.C5:Sheet1.C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ce3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usto fixo</text:p>
          </table:table-cell>
          <table:table-cell office:value-type="float" office:value="1250" calcext:value-type="float">
            <text:p>1.250,00</text:p>
          </table:table-cell>
          <table:table-cell table:style-name="Default"/>
          <table:table-cell table:style-name="Default" office:value-type="string" calcext:value-type="string">
            <text:p>custo variável por unidade representa</text:p>
          </table:table-cell>
          <table:table-cell table:style-name="Default" table:number-columns-repeated="2"/>
          <table:table-cell table:style-name="ce4" office:value-type="percentage" office:value="0.04" calcext:value-type="percentage">
            <text:p>4,00%</text:p>
          </table:table-cell>
          <table:table-cell office:value-type="string" calcext:value-type="string">
            <text:p>do custo fixo</text:p>
          </table:table-cell>
          <table:table-cell/>
        </table:table-row>
        <table:table-row table:style-name="ro1">
          <table:table-cell office:value-type="string" calcext:value-type="string">
            <text:p>custo variável por unidade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qtd</text:p>
          </table:table-cell>
          <table:table-cell table:style-name="Default"/>
          <table:table-cell table:style-name="Default" office:value-type="string" calcext:value-type="string">
            <text:p>% custo fixo</text:p>
          </table:table-cell>
          <table:table-cell table:style-name="Default" office:value-type="string" calcext:value-type="string">
            <text:p>polinomio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+[.$B$2]*[.A5]" office:value-type="float" office:value="1300" calcext:value-type="float">
            <text:p>1.300,00</text:p>
          </table:table-cell>
          <table:table-cell table:formula="of:=[.$B$1]/[.B5]" office:value-type="percentage" office:value="0.961538461538462" calcext:value-type="percentage">
            <text:p>96,2%</text:p>
          </table:table-cell>
          <table:table-cell table:formula="of:=(-0.000000032362*[.A5]^5 + 0.000010314*[.A5]^4 - 0.001309*[.A5]^3 + 0.086837*[.A5]^2 - 3.4637*[.A5]^1 + 98.854)/100" office:value-type="float" office:value="0.95475838281638" calcext:value-type="float">
            <text:p>0,9547583828163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]+[.$B$2]*[.A6]" office:value-type="float" office:value="1350" calcext:value-type="float">
            <text:p>1.350,00</text:p>
          </table:table-cell>
          <table:table-cell table:formula="of:=[.$B$1]/[.B6]" office:value-type="percentage" office:value="0.925925925925926" calcext:value-type="percentage">
            <text:p>92,6%</text:p>
          </table:table-cell>
          <table:table-cell table:formula="of:=(-0.000000032362*[.A6]^5 + 0.000010314*[.A6]^4 - 0.001309*[.A6]^3 + 0.086837*[.A6]^2 - 3.4637*[.A6]^1 + 98.854)/100" office:value-type="float" office:value="0.92263639988416" calcext:value-type="float">
            <text:p>0,9226363998841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]+[.$B$2]*[.A7]" office:value-type="float" office:value="1400" calcext:value-type="float">
            <text:p>1.400,00</text:p>
          </table:table-cell>
          <table:table-cell table:formula="of:=[.$B$1]/[.B7]" office:value-type="percentage" office:value="0.892857142857143" calcext:value-type="percentage">
            <text:p>89,3%</text:p>
          </table:table-cell>
          <table:table-cell table:formula="of:=(-0.000000032362*[.A7]^5 + 0.000010314*[.A7]^4 - 0.001309*[.A7]^3 + 0.086837*[.A7]^2 - 3.4637*[.A7]^1 + 98.854)/100" office:value-type="float" office:value="0.89209917570034" calcext:value-type="float">
            <text:p>0,8920991757003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]+[.$B$2]*[.A8]" office:value-type="float" office:value="1450" calcext:value-type="float">
            <text:p>1.450,00</text:p>
          </table:table-cell>
          <table:table-cell table:formula="of:=[.$B$1]/[.B8]" office:value-type="percentage" office:value="0.862068965517241" calcext:value-type="percentage">
            <text:p>86,2%</text:p>
          </table:table-cell>
          <table:table-cell table:formula="of:=(-0.000000032362*[.A8]^5 + 0.000010314*[.A8]^4 - 0.001309*[.A8]^3 + 0.086837*[.A8]^2 - 3.4637*[.A8]^1 + 98.854)/100" office:value-type="float" office:value="0.86307423245312" calcext:value-type="float">
            <text:p>0,8630742324531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+[.$B$2]*[.A9]" office:value-type="float" office:value="1500" calcext:value-type="float">
            <text:p>1.500,00</text:p>
          </table:table-cell>
          <table:table-cell table:formula="of:=[.$B$1]/[.B9]" office:value-type="percentage" office:value="0.833333333333333" calcext:value-type="percentage">
            <text:p>83,3%</text:p>
          </table:table-cell>
          <table:table-cell table:formula="of:=(-0.000000032362*[.A9]^5 + 0.000010314*[.A9]^4 - 0.001309*[.A9]^3 + 0.086837*[.A9]^2 - 3.4637*[.A9]^1 + 98.854)/100" office:value-type="float" office:value="0.8354914511875" calcext:value-type="float">
            <text:p>0,835491451187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]+[.$B$2]*[.A10]" office:value-type="float" office:value="1550" calcext:value-type="float">
            <text:p>1.550,00</text:p>
          </table:table-cell>
          <table:table-cell table:formula="of:=[.$B$1]/[.B10]" office:value-type="percentage" office:value="0.806451612903226" calcext:value-type="percentage">
            <text:p>80,6%</text:p>
          </table:table-cell>
          <table:table-cell table:formula="of:=(-0.000000032362*[.A10]^5 + 0.000010314*[.A10]^4 - 0.001309*[.A10]^3 + 0.086837*[.A10]^2 - 3.4637*[.A10]^1 + 98.854)/100" office:value-type="float" office:value="0.80928303297088" calcext:value-type="float">
            <text:p>0,8092830329708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]+[.$B$2]*[.A11]" office:value-type="float" office:value="1600" calcext:value-type="float">
            <text:p>1.600,00</text:p>
          </table:table-cell>
          <table:table-cell table:formula="of:=[.$B$1]/[.B11]" office:value-type="percentage" office:value="0.78125" calcext:value-type="percentage">
            <text:p>78,1%</text:p>
          </table:table-cell>
          <table:table-cell table:formula="of:=(-0.000000032362*[.A11]^5 + 0.000010314*[.A11]^4 - 0.001309*[.A11]^3 + 0.086837*[.A11]^2 - 3.4637*[.A11]^1 + 98.854)/100" office:value-type="float" office:value="0.78438346005866" calcext:value-type="float">
            <text:p>0,7843834600586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+[.$B$2]*[.A12]" office:value-type="float" office:value="1650" calcext:value-type="float">
            <text:p>1.650,00</text:p>
          </table:table-cell>
          <table:table-cell table:formula="of:=[.$B$1]/[.B12]" office:value-type="percentage" office:value="0.757575757575758" calcext:value-type="percentage">
            <text:p>75,8%</text:p>
          </table:table-cell>
          <table:table-cell table:formula="of:=(-0.000000032362*[.A12]^5 + 0.000010314*[.A12]^4 - 0.001309*[.A12]^3 + 0.086837*[.A12]^2 - 3.4637*[.A12]^1 + 98.854)/100" office:value-type="float" office:value="0.76072945705984" calcext:value-type="float">
            <text:p>0,7607294570598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]+[.$B$2]*[.A13]" office:value-type="float" office:value="1700" calcext:value-type="float">
            <text:p>1.700,00</text:p>
          </table:table-cell>
          <table:table-cell table:formula="of:=[.$B$1]/[.B13]" office:value-type="percentage" office:value="0.735294117647059" calcext:value-type="percentage">
            <text:p>73,5%</text:p>
          </table:table-cell>
          <table:table-cell table:formula="of:=(-0.000000032362*[.A13]^5 + 0.000010314*[.A13]^4 - 0.001309*[.A13]^3 + 0.086837*[.A13]^2 - 3.4637*[.A13]^1 + 98.854)/100" office:value-type="float" office:value="0.73825995210262" calcext:value-type="float">
            <text:p>0,7382599521026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+[.$B$2]*[.A14]" office:value-type="float" office:value="1750" calcext:value-type="float">
            <text:p>1.750,00</text:p>
          </table:table-cell>
          <table:table-cell table:formula="of:=[.$B$1]/[.B14]" office:value-type="percentage" office:value="0.714285714285714" calcext:value-type="percentage">
            <text:p>71,4%</text:p>
          </table:table-cell>
          <table:table-cell table:formula="of:=(-0.000000032362*[.A14]^5 + 0.000010314*[.A14]^4 - 0.001309*[.A14]^3 + 0.086837*[.A14]^2 - 3.4637*[.A14]^1 + 98.854)/100" office:value-type="float" office:value="0.716916038" calcext:value-type="float">
            <text:p>0,71691603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]+[.$B$2]*[.A15]" office:value-type="float" office:value="1800" calcext:value-type="float">
            <text:p>1.800,00</text:p>
          </table:table-cell>
          <table:table-cell table:formula="of:=[.$B$1]/[.B15]" office:value-type="percentage" office:value="0.694444444444444" calcext:value-type="percentage">
            <text:p>69,4%</text:p>
          </table:table-cell>
          <table:table-cell table:formula="of:=(-0.000000032362*[.A15]^5 + 0.000010314*[.A15]^4 - 0.001309*[.A15]^3 + 0.086837*[.A15]^2 - 3.4637*[.A15]^1 + 98.854)/100" office:value-type="float" office:value="0.69664093341538" calcext:value-type="float">
            <text:p>0,6966409334153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1]+[.$B$2]*[.A16]" office:value-type="float" office:value="1850" calcext:value-type="float">
            <text:p>1.850,00</text:p>
          </table:table-cell>
          <table:table-cell table:formula="of:=[.$B$1]/[.B16]" office:value-type="percentage" office:value="0.675675675675676" calcext:value-type="percentage">
            <text:p>67,6%</text:p>
          </table:table-cell>
          <table:table-cell table:formula="of:=(-0.000000032362*[.A16]^5 + 0.000010314*[.A16]^4 - 0.001309*[.A16]^3 + 0.086837*[.A16]^2 - 3.4637*[.A16]^1 + 98.854)/100" office:value-type="float" office:value="0.67737994402816" calcext:value-type="float">
            <text:p>0,6773799440281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]+[.$B$2]*[.A17]" office:value-type="float" office:value="1900" calcext:value-type="float">
            <text:p>1.900,00</text:p>
          </table:table-cell>
          <table:table-cell table:formula="of:=[.$B$1]/[.B17]" office:value-type="percentage" office:value="0.657894736842105" calcext:value-type="percentage">
            <text:p>65,8%</text:p>
          </table:table-cell>
          <table:table-cell table:formula="of:=(-0.000000032362*[.A17]^5 + 0.000010314*[.A17]^4 - 0.001309*[.A17]^3 + 0.086837*[.A17]^2 - 3.4637*[.A17]^1 + 98.854)/100" office:value-type="float" office:value="0.65908042369934" calcext:value-type="float">
            <text:p>0,6590804236993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1]+[.$B$2]*[.A18]" office:value-type="float" office:value="1950" calcext:value-type="float">
            <text:p>1.950,00</text:p>
          </table:table-cell>
          <table:table-cell table:formula="of:=[.$B$1]/[.B18]" office:value-type="percentage" office:value="0.641025641025641" calcext:value-type="percentage">
            <text:p>64,1%</text:p>
          </table:table-cell>
          <table:table-cell table:formula="of:=(-0.000000032362*[.A18]^5 + 0.000010314*[.A18]^4 - 0.001309*[.A18]^3 + 0.086837*[.A18]^2 - 3.4637*[.A18]^1 + 98.854)/100" office:value-type="float" office:value="0.64169173563712" calcext:value-type="float">
            <text:p>0,6416917356371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+[.$B$2]*[.A19]" office:value-type="float" office:value="2000" calcext:value-type="float">
            <text:p>2.000,00</text:p>
          </table:table-cell>
          <table:table-cell table:formula="of:=[.$B$1]/[.B19]" office:value-type="percentage" office:value="0.625" calcext:value-type="percentage">
            <text:p>62,5%</text:p>
          </table:table-cell>
          <table:table-cell table:formula="of:=(-0.000000032362*[.A19]^5 + 0.000010314*[.A19]^4 - 0.001309*[.A19]^3 + 0.086837*[.A19]^2 - 3.4637*[.A19]^1 + 98.854)/100" office:value-type="float" office:value="0.6251652135625" calcext:value-type="float">
            <text:p>0,625165213562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1]+[.$B$2]*[.A20]" office:value-type="float" office:value="2050" calcext:value-type="float">
            <text:p>2.050,00</text:p>
          </table:table-cell>
          <table:table-cell table:formula="of:=[.$B$1]/[.B20]" office:value-type="percentage" office:value="0.609756097560976" calcext:value-type="percentage">
            <text:p>61,0%</text:p>
          </table:table-cell>
          <table:table-cell table:formula="of:=(-0.000000032362*[.A20]^5 + 0.000010314*[.A20]^4 - 0.001309*[.A20]^3 + 0.086837*[.A20]^2 - 3.4637*[.A20]^1 + 98.854)/100" office:value-type="float" office:value="0.60945412287488" calcext:value-type="float">
            <text:p>0,6094541228748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1]+[.$B$2]*[.A21]" office:value-type="float" office:value="2100" calcext:value-type="float">
            <text:p>2.100,00</text:p>
          </table:table-cell>
          <table:table-cell table:formula="of:=[.$B$1]/[.B21]" office:value-type="percentage" office:value="0.595238095238095" calcext:value-type="percentage">
            <text:p>59,5%</text:p>
          </table:table-cell>
          <table:table-cell table:formula="of:=(-0.000000032362*[.A21]^5 + 0.000010314*[.A21]^4 - 0.001309*[.A21]^3 + 0.086837*[.A21]^2 - 3.4637*[.A21]^1 + 98.854)/100" office:value-type="float" office:value="0.59451362181766" calcext:value-type="float">
            <text:p>0,5945136218176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1]+[.$B$2]*[.A22]" office:value-type="float" office:value="2150" calcext:value-type="float">
            <text:p>2.150,00</text:p>
          </table:table-cell>
          <table:table-cell table:formula="of:=[.$B$1]/[.B22]" office:value-type="percentage" office:value="0.581395348837209" calcext:value-type="percentage">
            <text:p>58,1%</text:p>
          </table:table-cell>
          <table:table-cell table:formula="of:=(-0.000000032362*[.A22]^5 + 0.000010314*[.A22]^4 - 0.001309*[.A22]^3 + 0.086837*[.A22]^2 - 3.4637*[.A22]^1 + 98.854)/100" office:value-type="float" office:value="0.58030072264384" calcext:value-type="float">
            <text:p>0,5803007226438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1]+[.$B$2]*[.A23]" office:value-type="float" office:value="2200" calcext:value-type="float">
            <text:p>2.200,00</text:p>
          </table:table-cell>
          <table:table-cell table:formula="of:=[.$B$1]/[.B23]" office:value-type="percentage" office:value="0.568181818181818" calcext:value-type="percentage">
            <text:p>56,8%</text:p>
          </table:table-cell>
          <table:table-cell table:formula="of:=(-0.000000032362*[.A23]^5 + 0.000010314*[.A23]^4 - 0.001309*[.A23]^3 + 0.086837*[.A23]^2 - 3.4637*[.A23]^1 + 98.854)/100" office:value-type="float" office:value="0.56677425278162" calcext:value-type="float">
            <text:p>0,5667742527816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1]+[.$B$2]*[.A24]" office:value-type="float" office:value="2250" calcext:value-type="float">
            <text:p>2.250,00</text:p>
          </table:table-cell>
          <table:table-cell table:formula="of:=[.$B$1]/[.B24]" office:value-type="percentage" office:value="0.555555555555556" calcext:value-type="percentage">
            <text:p>55,6%</text:p>
          </table:table-cell>
          <table:table-cell table:formula="of:=(-0.000000032362*[.A24]^5 + 0.000010314*[.A24]^4 - 0.001309*[.A24]^3 + 0.086837*[.A24]^2 - 3.4637*[.A24]^1 + 98.854)/100" office:value-type="float" office:value="0.553894816" calcext:value-type="float">
            <text:p>0,55389481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1]+[.$B$2]*[.A25]" office:value-type="float" office:value="2300" calcext:value-type="float">
            <text:p>2.300,00</text:p>
          </table:table-cell>
          <table:table-cell table:formula="of:=[.$B$1]/[.B25]" office:value-type="percentage" office:value="0.543478260869565" calcext:value-type="percentage">
            <text:p>54,3%</text:p>
          </table:table-cell>
          <table:table-cell table:formula="of:=(-0.000000032362*[.A25]^5 + 0.000010314*[.A25]^4 - 0.001309*[.A25]^3 + 0.086837*[.A25]^2 - 3.4637*[.A25]^1 + 98.854)/100" office:value-type="float" office:value="0.54162475357438" calcext:value-type="float">
            <text:p>0,5416247535743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+[.$B$2]*[.A26]" office:value-type="float" office:value="2350" calcext:value-type="float">
            <text:p>2.350,00</text:p>
          </table:table-cell>
          <table:table-cell table:formula="of:=[.$B$1]/[.B26]" office:value-type="percentage" office:value="0.531914893617021" calcext:value-type="percentage">
            <text:p>53,2%</text:p>
          </table:table-cell>
          <table:table-cell table:formula="of:=(-0.000000032362*[.A26]^5 + 0.000010314*[.A26]^4 - 0.001309*[.A26]^3 + 0.086837*[.A26]^2 - 3.4637*[.A26]^1 + 98.854)/100" office:value-type="float" office:value="0.52992810545216" calcext:value-type="float">
            <text:p>0,5299281054521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1]+[.$B$2]*[.A27]" office:value-type="float" office:value="2400" calcext:value-type="float">
            <text:p>2.400,00</text:p>
          </table:table-cell>
          <table:table-cell table:formula="of:=[.$B$1]/[.B27]" office:value-type="percentage" office:value="0.520833333333333" calcext:value-type="percentage">
            <text:p>52,1%</text:p>
          </table:table-cell>
          <table:table-cell table:formula="of:=(-0.000000032362*[.A27]^5 + 0.000010314*[.A27]^4 - 0.001309*[.A27]^3 + 0.086837*[.A27]^2 - 3.4637*[.A27]^1 + 98.854)/100" office:value-type="float" office:value="0.51877057141834" calcext:value-type="float">
            <text:p>0,5187705714183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1]+[.$B$2]*[.A28]" office:value-type="float" office:value="2450" calcext:value-type="float">
            <text:p>2.450,00</text:p>
          </table:table-cell>
          <table:table-cell table:formula="of:=[.$B$1]/[.B28]" office:value-type="percentage" office:value="0.510204081632653" calcext:value-type="percentage">
            <text:p>51,0%</text:p>
          </table:table-cell>
          <table:table-cell table:formula="of:=(-0.000000032362*[.A28]^5 + 0.000010314*[.A28]^4 - 0.001309*[.A28]^3 + 0.086837*[.A28]^2 - 3.4637*[.A28]^1 + 98.854)/100" office:value-type="float" office:value="0.50811947226112" calcext:value-type="float">
            <text:p>0,5081194722611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1]+[.$B$2]*[.A29]" office:value-type="float" office:value="2500" calcext:value-type="float">
            <text:p>2.500,00</text:p>
          </table:table-cell>
          <table:table-cell table:formula="of:=[.$B$1]/[.B29]" office:value-type="percentage" office:value="0.5" calcext:value-type="percentage">
            <text:p>50,0%</text:p>
          </table:table-cell>
          <table:table-cell table:formula="of:=(-0.000000032362*[.A29]^5 + 0.000010314*[.A29]^4 - 0.001309*[.A29]^3 + 0.086837*[.A29]^2 - 3.4637*[.A29]^1 + 98.854)/100" office:value-type="float" office:value="0.4979437109375" calcext:value-type="float">
            <text:p>0,4979437109375</text:p>
          </table:table-cell>
          <table:table-cell/>
          <table:table-cell table:style-name="Default" office:value-type="string" calcext:value-type="string">
            <text:p>octave: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1]+[.$B$2]*[.A30]" office:value-type="float" office:value="2550" calcext:value-type="float">
            <text:p>2.550,00</text:p>
          </table:table-cell>
          <table:table-cell table:formula="of:=[.$B$1]/[.B30]" office:value-type="percentage" office:value="0.490196078431373" calcext:value-type="percentage">
            <text:p>49,0%</text:p>
          </table:table-cell>
          <table:table-cell table:formula="of:=(-0.000000032362*[.A30]^5 + 0.000010314*[.A30]^4 - 0.001309*[.A30]^3 + 0.086837*[.A30]^2 - 3.4637*[.A30]^1 + 98.854)/100" office:value-type="float" office:value="0.48821373373888" calcext:value-type="float">
            <text:p>0,48821373373888</text:p>
          </table:table-cell>
          <table:table-cell/>
          <table:table-cell table:style-name="Default" office:value-type="string" calcext:value-type="string">
            <text:p>xp=(1:100)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1]+[.$B$2]*[.A31]" office:value-type="float" office:value="2600" calcext:value-type="float">
            <text:p>2.600,00</text:p>
          </table:table-cell>
          <table:table-cell table:formula="of:=[.$B$1]/[.B31]" office:value-type="percentage" office:value="0.480769230769231" calcext:value-type="percentage">
            <text:p>48,1%</text:p>
          </table:table-cell>
          <table:table-cell table:formula="of:=(-0.000000032362*[.A31]^5 + 0.000010314*[.A31]^4 - 0.001309*[.A31]^3 + 0.086837*[.A31]^2 - 3.4637*[.A31]^1 + 98.854)/100" office:value-type="float" office:value="0.47890149145666" calcext:value-type="float">
            <text:p>0,47890149145666</text:p>
          </table:table-cell>
          <table:table-cell/>
          <table:table-cell table:style-name="Default" office:value-type="string" calcext:value-type="string">
            <text:p>yp=[96.2 92.6 89.3 86.2 83.3 80.6 78.1 75.8 73.5 71.4 69.4 67.6 65.8 64.1 62.5 61.0 59.5 58.1 56.8 55.6 54.3 53.2 52.1 51.0 50.0 49.0 48.1 47.2 46.3 45.5 44.6 43.9 43.1 42.4 41.7 41.0 40.3 39.7 39.1 38.5 37.9 37.3 36.8 36.2 35.7 35.2 34.7 34.2 33.8 33.3 32.9 32.5 32.1 31.6 31.3 30.9 30.5 30.1 29.8 29.4 29.1 28.7 28.4 28.1 27.8 27.5 27.2 26.9 26.6 26.3 26.0 25.8 25.5 25.3 25.0 24.8 24.5 24.3 24.0 23.8 23.6 23.4 23.1 22.9 22.7 22.5 22.3 22.1 21.9 21.7 21.6 21.4 21.2 21.0 20.8 20.7 20.5 20.3 20.2 20.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1]+[.$B$2]*[.A32]" office:value-type="float" office:value="2650" calcext:value-type="float">
            <text:p>2.650,00</text:p>
          </table:table-cell>
          <table:table-cell table:formula="of:=[.$B$1]/[.B32]" office:value-type="percentage" office:value="0.471698113207547" calcext:value-type="percentage">
            <text:p>47,2%</text:p>
          </table:table-cell>
          <table:table-cell table:formula="of:=(-0.000000032362*[.A32]^5 + 0.000010314*[.A32]^4 - 0.001309*[.A32]^3 + 0.086837*[.A32]^2 - 3.4637*[.A32]^1 + 98.854)/100" office:value-type="float" office:value="0.46998040054784" calcext:value-type="float">
            <text:p>0,46998040054784</text:p>
          </table:table-cell>
          <table:table-cell/>
          <table:table-cell table:style-name="Default" office:value-type="string" calcext:value-type="string">
            <text:p>p=polyfit(xp,yp,5)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+[.$B$2]*[.A33]" office:value-type="float" office:value="2700" calcext:value-type="float">
            <text:p>2.700,00</text:p>
          </table:table-cell>
          <table:table-cell table:formula="of:=[.$B$1]/[.B33]" office:value-type="percentage" office:value="0.462962962962963" calcext:value-type="percentage">
            <text:p>46,3%</text:p>
          </table:table-cell>
          <table:table-cell table:formula="of:=(-0.000000032362*[.A33]^5 + 0.000010314*[.A33]^4 - 0.001309*[.A33]^3 + 0.086837*[.A33]^2 - 3.4637*[.A33]^1 + 98.854)/100" office:value-type="float" office:value="0.46142530430062" calcext:value-type="float">
            <text:p>0,46142530430062</text:p>
          </table:table-cell>
          <table:table-cell/>
          <table:table-cell table:style-name="Default" office:value-type="string" calcext:value-type="string">
            <text:p>y=polyval(p,xp)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1]+[.$B$2]*[.A34]" office:value-type="float" office:value="2750" calcext:value-type="float">
            <text:p>2.750,00</text:p>
          </table:table-cell>
          <table:table-cell table:formula="of:=[.$B$1]/[.B34]" office:value-type="percentage" office:value="0.454545454545455" calcext:value-type="percentage">
            <text:p>45,5%</text:p>
          </table:table-cell>
          <table:table-cell table:formula="of:=(-0.000000032362*[.A34]^5 + 0.000010314*[.A34]^4 - 0.001309*[.A34]^3 + 0.086837*[.A34]^2 - 3.4637*[.A34]^1 + 98.854)/100" office:value-type="float" office:value="0.453212434" calcext:value-type="float">
            <text:p>0,453212434</text:p>
          </table:table-cell>
          <table:table-cell/>
          <table:table-cell table:style-name="Default" office:value-type="string" calcext:value-type="string">
            <text:p>polyout(p,'x')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1]+[.$B$2]*[.A35]" office:value-type="float" office:value="2800" calcext:value-type="float">
            <text:p>2.800,00</text:p>
          </table:table-cell>
          <table:table-cell table:formula="of:=[.$B$1]/[.B35]" office:value-type="percentage" office:value="0.446428571428571" calcext:value-type="percentage">
            <text:p>44,6%</text:p>
          </table:table-cell>
          <table:table-cell table:formula="of:=(-0.000000032362*[.A35]^5 + 0.000010314*[.A35]^4 - 0.001309*[.A35]^3 + 0.086837*[.A35]^2 - 3.4637*[.A35]^1 + 98.854)/100" office:value-type="float" office:value="0.44531937009338" calcext:value-type="float">
            <text:p>0,44531937009338</text:p>
          </table:table-cell>
          <table:table-cell/>
          <table:table-cell table:style-name="Default" office:value-type="string" calcext:value-type="string">
            <text:p>-3.2362e-08*x^5 + 1.0314e-05*x^4 - 0.001309*x^3 + 0.086837*x^2 - 3.4637*x^1 + 98.85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1]+[.$B$2]*[.A36]" office:value-type="float" office:value="2850" calcext:value-type="float">
            <text:p>2.850,00</text:p>
          </table:table-cell>
          <table:table-cell table:formula="of:=[.$B$1]/[.B36]" office:value-type="percentage" office:value="0.43859649122807" calcext:value-type="percentage">
            <text:p>43,9%</text:p>
          </table:table-cell>
          <table:table-cell table:formula="of:=(-0.000000032362*[.A36]^5 + 0.000010314*[.A36]^4 - 0.001309*[.A36]^3 + 0.086837*[.A36]^2 - 3.4637*[.A36]^1 + 98.854)/100" office:value-type="float" office:value="0.43772500335616" calcext:value-type="float">
            <text:p>0,43772500335616</text:p>
          </table:table-cell>
          <table:table-cell/>
          <table:table-cell table:style-name="Default" office:value-type="string" calcext:value-type="string">
            <text:p>plot(xp,y)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1]+[.$B$2]*[.A37]" office:value-type="float" office:value="2900" calcext:value-type="float">
            <text:p>2.900,00</text:p>
          </table:table-cell>
          <table:table-cell table:formula="of:=[.$B$1]/[.B37]" office:value-type="percentage" office:value="0.431034482758621" calcext:value-type="percentage">
            <text:p>43,1%</text:p>
          </table:table-cell>
          <table:table-cell table:formula="of:=(-0.000000032362*[.A37]^5 + 0.000010314*[.A37]^4 - 0.001309*[.A37]^3 + 0.086837*[.A37]^2 - 3.4637*[.A37]^1 + 98.854)/100" office:value-type="float" office:value="0.43040949605734" calcext:value-type="float">
            <text:p>0,4304094960573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1]+[.$B$2]*[.A38]" office:value-type="float" office:value="2950" calcext:value-type="float">
            <text:p>2.950,00</text:p>
          </table:table-cell>
          <table:table-cell table:formula="of:=[.$B$1]/[.B38]" office:value-type="percentage" office:value="0.423728813559322" calcext:value-type="percentage">
            <text:p>42,4%</text:p>
          </table:table-cell>
          <table:table-cell table:formula="of:=(-0.000000032362*[.A38]^5 + 0.000010314*[.A38]^4 - 0.001309*[.A38]^3 + 0.086837*[.A38]^2 - 3.4637*[.A38]^1 + 98.854)/100" office:value-type="float" office:value="0.42335424312512" calcext:value-type="float">
            <text:p>0,4233542431251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1]+[.$B$2]*[.A39]" office:value-type="float" office:value="3000" calcext:value-type="float">
            <text:p>3.000,00</text:p>
          </table:table-cell>
          <table:table-cell table:formula="of:=[.$B$1]/[.B39]" office:value-type="percentage" office:value="0.416666666666667" calcext:value-type="percentage">
            <text:p>41,7%</text:p>
          </table:table-cell>
          <table:table-cell table:formula="of:=(-0.000000032362*[.A39]^5 + 0.000010314*[.A39]^4 - 0.001309*[.A39]^3 + 0.086837*[.A39]^2 - 3.4637*[.A39]^1 + 98.854)/100" office:value-type="float" office:value="0.4165418333125" calcext:value-type="float">
            <text:p>0,416541833312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]+[.$B$2]*[.A40]" office:value-type="float" office:value="3050" calcext:value-type="float">
            <text:p>3.050,00</text:p>
          </table:table-cell>
          <table:table-cell table:formula="of:=[.$B$1]/[.B40]" office:value-type="percentage" office:value="0.40983606557377" calcext:value-type="percentage">
            <text:p>41,0%</text:p>
          </table:table-cell>
          <table:table-cell table:formula="of:=(-0.000000032362*[.A40]^5 + 0.000010314*[.A40]^4 - 0.001309*[.A40]^3 + 0.086837*[.A40]^2 - 3.4637*[.A40]^1 + 98.854)/100" office:value-type="float" office:value="0.40995601036288" calcext:value-type="float">
            <text:p>0,40995601036288</text:p>
          </table:table-cell>
          <table:table-cell/>
          <table:table-cell table:style-name="Default" office:value-type="string" calcext:value-type="string">
            <text:p>Ex: n=2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1]+[.$B$2]*[.A41]" office:value-type="float" office:value="3100" calcext:value-type="float">
            <text:p>3.100,00</text:p>
          </table:table-cell>
          <table:table-cell table:formula="of:=[.$B$1]/[.B41]" office:value-type="percentage" office:value="0.403225806451613" calcext:value-type="percentage">
            <text:p>40,3%</text:p>
          </table:table-cell>
          <table:table-cell table:formula="of:=(-0.000000032362*[.A41]^5 + 0.000010314*[.A41]^4 - 0.001309*[.A41]^3 + 0.086837*[.A41]^2 - 3.4637*[.A41]^1 + 98.854)/100" office:value-type="float" office:value="0.40358163417566" calcext:value-type="float">
            <text:p>0,40358163417566</text:p>
          </table:table-cell>
          <table:table-cell/>
          <table:table-cell table:style-name="Default" office:value-type="string" calcext:value-type="string">
            <text:p>O custo fixo total representa 0,4979437 do custo total (vide resultado do polinômio para n=25)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1]+[.$B$2]*[.A42]" office:value-type="float" office:value="3150" calcext:value-type="float">
            <text:p>3.150,00</text:p>
          </table:table-cell>
          <table:table-cell table:formula="of:=[.$B$1]/[.B42]" office:value-type="percentage" office:value="0.396825396825397" calcext:value-type="percentage">
            <text:p>39,7%</text:p>
          </table:table-cell>
          <table:table-cell table:formula="of:=(-0.000000032362*[.A42]^5 + 0.000010314*[.A42]^4 - 0.001309*[.A42]^3 + 0.086837*[.A42]^2 - 3.4637*[.A42]^1 + 98.854)/100" office:value-type="float" office:value="0.39740464197184" calcext:value-type="float">
            <text:p>0,39740464197184</text:p>
          </table:table-cell>
          <table:table-cell/>
          <table:table-cell table:style-name="Default" office:value-type="string" calcext:value-type="string">
            <text:p>Cft = 0,4979437109375 Ct</text:p>
          </table:table-cell>
          <table:table-cell table:number-columns-repeated="2"/>
          <table:table-cell office:value-type="string" calcext:value-type="string">
            <text:p>Cv_unit = (Ct-Cft)/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1]+[.$B$2]*[.A43]" office:value-type="float" office:value="3200" calcext:value-type="float">
            <text:p>3.200,00</text:p>
          </table:table-cell>
          <table:table-cell table:formula="of:=[.$B$1]/[.B43]" office:value-type="percentage" office:value="0.390625" calcext:value-type="percentage">
            <text:p>39,1%</text:p>
          </table:table-cell>
          <table:table-cell table:formula="of:=(-0.000000032362*[.A43]^5 + 0.000010314*[.A43]^4 - 0.001309*[.A43]^3 + 0.086837*[.A43]^2 - 3.4637*[.A43]^1 + 98.854)/100" office:value-type="float" office:value="0.39141200945962" calcext:value-type="float">
            <text:p>0,39141200945962</text:p>
          </table:table-cell>
          <table:table-cell/>
          <table:table-cell table:style-name="Default" office:value-type="string" calcext:value-type="string">
            <text:p>Em n=7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1]+[.$B$2]*[.A44]" office:value-type="float" office:value="3250" calcext:value-type="float">
            <text:p>3.250,00</text:p>
          </table:table-cell>
          <table:table-cell table:formula="of:=[.$B$1]/[.B44]" office:value-type="percentage" office:value="0.384615384615385" calcext:value-type="percentage">
            <text:p>38,5%</text:p>
          </table:table-cell>
          <table:table-cell table:formula="of:=(-0.000000032362*[.A44]^5 + 0.000010314*[.A44]^4 - 0.001309*[.A44]^3 + 0.086837*[.A44]^2 - 3.4637*[.A44]^1 + 98.854)/100" office:value-type="float" office:value="0.385591712" calcext:value-type="float">
            <text:p>0,385591712</text:p>
          </table:table-cell>
          <table:table-cell/>
          <table:table-cell table:style-name="Default" office:value-type="string" calcext:value-type="string">
            <text:p>Cf_unit = Cft/75</text:p>
          </table:table-cell>
          <table:table-cell table:number-columns-repeated="2"/>
          <table:table-cell office:value-type="string" calcext:value-type="string">
            <text:p>Cf_unit = Cft/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1]+[.$B$2]*[.A45]" office:value-type="float" office:value="3300" calcext:value-type="float">
            <text:p>3.300,00</text:p>
          </table:table-cell>
          <table:table-cell table:formula="of:=[.$B$1]/[.B45]" office:value-type="percentage" office:value="0.378787878787879" calcext:value-type="percentage">
            <text:p>37,9%</text:p>
          </table:table-cell>
          <table:table-cell table:formula="of:=(-0.000000032362*[.A45]^5 + 0.000010314*[.A45]^4 - 0.001309*[.A45]^3 + 0.086837*[.A45]^2 - 3.4637*[.A45]^1 + 98.854)/100" office:value-type="float" office:value="0.37993268577238" calcext:value-type="float">
            <text:p>0,3799326857723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1]+[.$B$2]*[.A46]" office:value-type="float" office:value="3350" calcext:value-type="float">
            <text:p>3.350,00</text:p>
          </table:table-cell>
          <table:table-cell table:formula="of:=[.$B$1]/[.B46]" office:value-type="percentage" office:value="0.373134328358209" calcext:value-type="percentage">
            <text:p>37,3%</text:p>
          </table:table-cell>
          <table:table-cell table:formula="of:=(-0.000000032362*[.A46]^5 + 0.000010314*[.A46]^4 - 0.001309*[.A46]^3 + 0.086837*[.A46]^2 - 3.4637*[.A46]^1 + 98.854)/100" office:value-type="float" office:value="0.37442478894016" calcext:value-type="float">
            <text:p>0,37442478894016</text:p>
          </table:table-cell>
          <table:table-cell/>
          <table:table-cell table:style-name="ce1" table:formula="of:=[.D29]*[.B29]" office:value-type="float" office:value="1244.85927734375" calcext:value-type="float">
            <text:p>1.244,86</text:p>
          </table:table-cell>
          <table:table-cell table:number-columns-repeated="2"/>
          <table:table-cell table:style-name="ce1" table:formula="of:=([.B29]-[.F46])/25" office:value-type="float" office:value="50.20562890625" calcext:value-type="float">
            <text:p>50,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]+[.$B$2]*[.A47]" office:value-type="float" office:value="3400" calcext:value-type="float">
            <text:p>3.400,00</text:p>
          </table:table-cell>
          <table:table-cell table:formula="of:=[.$B$1]/[.B47]" office:value-type="percentage" office:value="0.367647058823529" calcext:value-type="percentage">
            <text:p>36,8%</text:p>
          </table:table-cell>
          <table:table-cell table:formula="of:=(-0.000000032362*[.A47]^5 + 0.000010314*[.A47]^4 - 0.001309*[.A47]^3 + 0.086837*[.A47]^2 - 3.4637*[.A47]^1 + 98.854)/100" office:value-type="float" office:value="0.36905876281634" calcext:value-type="float">
            <text:p>0,36905876281634</text:p>
          </table:table-cell>
          <table:table-cell/>
          <table:table-cell table:style-name="Default"/>
          <table:table-cell table:number-columns-repeated="2"/>
          <table:table-cell table:style-name="ce1" table:formula="of:=[.F46]/75" office:value-type="float" office:value="16.5981236979167" calcext:value-type="float">
            <text:p>16,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1]+[.$B$2]*[.A48]" office:value-type="float" office:value="3450" calcext:value-type="float">
            <text:p>3.450,00</text:p>
          </table:table-cell>
          <table:table-cell table:formula="of:=[.$B$1]/[.B48]" office:value-type="percentage" office:value="0.36231884057971" calcext:value-type="percentage">
            <text:p>36,2%</text:p>
          </table:table-cell>
          <table:table-cell table:formula="of:=(-0.000000032362*[.A48]^5 + 0.000010314*[.A48]^4 - 0.001309*[.A48]^3 + 0.086837*[.A48]^2 - 3.4637*[.A48]^1 + 98.854)/100" office:value-type="float" office:value="0.36382619302912" calcext:value-type="float">
            <text:p>0,36382619302912</text:p>
          </table:table-cell>
          <table:table-cell/>
          <table:table-cell table:formula="of:=([.D47]-[.D48])/[.D47]" office:value-type="percentage" office:value="0.0141781480740069" calcext:value-type="percentage">
            <text:p>1,42%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1]+[.$B$2]*[.A49]" office:value-type="float" office:value="3500" calcext:value-type="float">
            <text:p>3.500,00</text:p>
          </table:table-cell>
          <table:table-cell table:formula="of:=[.$B$1]/[.B49]" office:value-type="percentage" office:value="0.357142857142857" calcext:value-type="percentage">
            <text:p>35,7%</text:p>
          </table:table-cell>
          <table:table-cell table:formula="of:=(-0.000000032362*[.A49]^5 + 0.000010314*[.A49]^4 - 0.001309*[.A49]^3 + 0.086837*[.A49]^2 - 3.4637*[.A49]^1 + 98.854)/100" office:value-type="float" office:value="0.3587194706875" calcext:value-type="float">
            <text:p>0,3587194706875</text:p>
          </table:table-cell>
          <table:table-cell/>
          <table:table-cell table:formula="of:=([.D48]-[.D49])/[.D48]" office:value-type="percentage" office:value="0.0140361591316532" calcext:value-type="percentage">
            <text:p>1,40%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1]+[.$B$2]*[.A50]" office:value-type="float" office:value="3550" calcext:value-type="float">
            <text:p>3.550,00</text:p>
          </table:table-cell>
          <table:table-cell table:formula="of:=[.$B$1]/[.B50]" office:value-type="percentage" office:value="0.352112676056338" calcext:value-type="percentage">
            <text:p>35,2%</text:p>
          </table:table-cell>
          <table:table-cell table:formula="of:=(-0.000000032362*[.A50]^5 + 0.000010314*[.A50]^4 - 0.001309*[.A50]^3 + 0.086837*[.A50]^2 - 3.4637*[.A50]^1 + 98.854)/100" office:value-type="float" office:value="0.35373175354688" calcext:value-type="float">
            <text:p>0,35373175354688</text:p>
          </table:table-cell>
          <table:table-cell/>
          <table:table-cell table:formula="of:=([.D49]-[.D50])/[.D49]" office:value-type="percentage" office:value="0.0139042275320622" calcext:value-type="percentage">
            <text:p>1,39%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1]+[.$B$2]*[.A51]" office:value-type="float" office:value="3600" calcext:value-type="float">
            <text:p>3.600,00</text:p>
          </table:table-cell>
          <table:table-cell table:formula="of:=[.$B$1]/[.B51]" office:value-type="percentage" office:value="0.347222222222222" calcext:value-type="percentage">
            <text:p>34,7%</text:p>
          </table:table-cell>
          <table:table-cell table:formula="of:=(-0.000000032362*[.A51]^5 + 0.000010314*[.A51]^4 - 0.001309*[.A51]^3 + 0.086837*[.A51]^2 - 3.4637*[.A51]^1 + 98.854)/100" office:value-type="float" office:value="0.34885692717466" calcext:value-type="float">
            <text:p>0,34885692717466</text:p>
          </table:table-cell>
          <table:table-cell/>
          <table:table-cell table:formula="of:=([.D50]-[.D51])/[.D50]" office:value-type="percentage" office:value="0.013781138739567" calcext:value-type="percentage">
            <text:p>1,38%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1]+[.$B$2]*[.A52]" office:value-type="float" office:value="3650" calcext:value-type="float">
            <text:p>3.650,00</text:p>
          </table:table-cell>
          <table:table-cell table:formula="of:=[.$B$1]/[.B52]" office:value-type="percentage" office:value="0.342465753424657" calcext:value-type="percentage">
            <text:p>34,2%</text:p>
          </table:table-cell>
          <table:table-cell table:formula="of:=(-0.000000032362*[.A52]^5 + 0.000010314*[.A52]^4 - 0.001309*[.A52]^3 + 0.086837*[.A52]^2 - 3.4637*[.A52]^1 + 98.854)/100" office:value-type="float" office:value="0.34408956611584" calcext:value-type="float">
            <text:p>0,34408956611584</text:p>
          </table:table-cell>
          <table:table-cell/>
          <table:table-cell table:formula="of:=([.D51]-[.D52])/[.D51]" office:value-type="percentage" office:value="0.0136656625896179" calcext:value-type="percentage">
            <text:p>1,37%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1]+[.$B$2]*[.A53]" office:value-type="float" office:value="3700" calcext:value-type="float">
            <text:p>3.700,00</text:p>
          </table:table-cell>
          <table:table-cell table:formula="of:=[.$B$1]/[.B53]" office:value-type="percentage" office:value="0.337837837837838" calcext:value-type="percentage">
            <text:p>33,8%</text:p>
          </table:table-cell>
          <table:table-cell table:formula="of:=(-0.000000032362*[.A53]^5 + 0.000010314*[.A53]^4 - 0.001309*[.A53]^3 + 0.086837*[.A53]^2 - 3.4637*[.A53]^1 + 98.854)/100" office:value-type="float" office:value="0.33942489505862" calcext:value-type="float">
            <text:p>0,33942489505862</text:p>
          </table:table-cell>
          <table:table-cell/>
          <table:table-cell table:formula="of:=([.D52]-[.D53])/[.D52]" office:value-type="percentage" office:value="0.01355656060681" calcext:value-type="percentage">
            <text:p>1,36%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1]+[.$B$2]*[.A54]" office:value-type="float" office:value="3750" calcext:value-type="float">
            <text:p>3.750,00</text:p>
          </table:table-cell>
          <table:table-cell table:formula="of:=[.$B$1]/[.B54]" office:value-type="percentage" office:value="0.333333333333333" calcext:value-type="percentage">
            <text:p>33,3%</text:p>
          </table:table-cell>
          <table:table-cell table:formula="of:=(-0.000000032362*[.A54]^5 + 0.000010314*[.A54]^4 - 0.001309*[.A54]^3 + 0.086837*[.A54]^2 - 3.4637*[.A54]^1 + 98.854)/100" office:value-type="float" office:value="0.33485875" calcext:value-type="float">
            <text:p>0,33485875</text:p>
          </table:table-cell>
          <table:table-cell/>
          <table:table-cell table:formula="of:=([.D53]-[.D54])/[.D53]" office:value-type="percentage" office:value="0.0134525932690681" calcext:value-type="percentage">
            <text:p>1,35%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1]+[.$B$2]*[.A55]" office:value-type="float" office:value="3800" calcext:value-type="float">
            <text:p>3.800,00</text:p>
          </table:table-cell>
          <table:table-cell table:formula="of:=[.$B$1]/[.B55]" office:value-type="percentage" office:value="0.328947368421053" calcext:value-type="percentage">
            <text:p>32,9%</text:p>
          </table:table-cell>
          <table:table-cell table:formula="of:=(-0.000000032362*[.A55]^5 + 0.000010314*[.A55]^4 - 0.001309*[.A55]^3 + 0.086837*[.A55]^2 - 3.4637*[.A55]^1 + 98.854)/100" office:value-type="float" office:value="0.33038753941138" calcext:value-type="float">
            <text:p>0,33038753941138</text:p>
          </table:table-cell>
          <table:table-cell/>
          <table:table-cell table:formula="of:=([.D54]-[.D55])/[.D54]" office:value-type="percentage" office:value="0.0133525272629736" calcext:value-type="percentage">
            <text:p>1,34%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1]+[.$B$2]*[.A56]" office:value-type="float" office:value="3850" calcext:value-type="float">
            <text:p>3.850,00</text:p>
          </table:table-cell>
          <table:table-cell table:formula="of:=[.$B$1]/[.B56]" office:value-type="percentage" office:value="0.324675324675325" calcext:value-type="percentage">
            <text:p>32,5%</text:p>
          </table:table-cell>
          <table:table-cell table:formula="of:=(-0.000000032362*[.A56]^5 + 0.000010314*[.A56]^4 - 0.001309*[.A56]^3 + 0.086837*[.A56]^2 - 3.4637*[.A56]^1 + 98.854)/100" office:value-type="float" office:value="0.32600820540416" calcext:value-type="float">
            <text:p>0,32600820540416</text:p>
          </table:table-cell>
          <table:table-cell/>
          <table:table-cell table:formula="of:=([.D55]-[.D56])/[.D55]" office:value-type="percentage" office:value="0.0132551427787561" calcext:value-type="percentage">
            <text:p>1,33%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1]+[.$B$2]*[.A57]" office:value-type="float" office:value="3900" calcext:value-type="float">
            <text:p>3.900,00</text:p>
          </table:table-cell>
          <table:table-cell table:formula="of:=[.$B$1]/[.B57]" office:value-type="percentage" office:value="0.320512820512821" calcext:value-type="percentage">
            <text:p>32,1%</text:p>
          </table:table-cell>
          <table:table-cell table:formula="of:=(-0.000000032362*[.A57]^5 + 0.000010314*[.A57]^4 - 0.001309*[.A57]^3 + 0.086837*[.A57]^2 - 3.4637*[.A57]^1 + 98.854)/100" office:value-type="float" office:value="0.32171818489534" calcext:value-type="float">
            <text:p>0,32171818489534</text:p>
          </table:table-cell>
          <table:table-cell/>
          <table:table-cell table:formula="of:=([.D56]-[.D57])/[.D56]" office:value-type="percentage" office:value="0.0131592408954918" calcext:value-type="percentage">
            <text:p>1,32%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1]+[.$B$2]*[.A58]" office:value-type="float" office:value="3950" calcext:value-type="float">
            <text:p>3.950,00</text:p>
          </table:table-cell>
          <table:table-cell table:formula="of:=[.$B$1]/[.B58]" office:value-type="percentage" office:value="0.316455696202532" calcext:value-type="percentage">
            <text:p>31,6%</text:p>
          </table:table-cell>
          <table:table-cell table:formula="of:=(-0.000000032362*[.A58]^5 + 0.000010314*[.A58]^4 - 0.001309*[.A58]^3 + 0.086837*[.A58]^2 - 3.4637*[.A58]^1 + 98.854)/100" office:value-type="float" office:value="0.31751537077312" calcext:value-type="float">
            <text:p>0,31751537077312</text:p>
          </table:table-cell>
          <table:table-cell/>
          <table:table-cell table:formula="of:=([.D57]-[.D58])/[.D57]" office:value-type="percentage" office:value="0.0130636511069062" calcext:value-type="percentage">
            <text:p>1,31%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1]+[.$B$2]*[.A59]" office:value-type="float" office:value="4000" calcext:value-type="float">
            <text:p>4.000,00</text:p>
          </table:table-cell>
          <table:table-cell table:formula="of:=[.$B$1]/[.B59]" office:value-type="percentage" office:value="0.3125" calcext:value-type="percentage">
            <text:p>31,3%</text:p>
          </table:table-cell>
          <table:table-cell table:formula="of:=(-0.000000032362*[.A59]^5 + 0.000010314*[.A59]^4 - 0.001309*[.A59]^3 + 0.086837*[.A59]^2 - 3.4637*[.A59]^1 + 98.854)/100" office:value-type="float" office:value="0.3133980730625" calcext:value-type="float">
            <text:p>0,3133980730625</text:p>
          </table:table-cell>
          <table:table-cell/>
          <table:table-cell table:formula="of:=([.D58]-[.D59])/[.D58]" office:value-type="percentage" office:value="0.0129672390366314" calcext:value-type="percentage">
            <text:p>1,30%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1]+[.$B$2]*[.A60]" office:value-type="float" office:value="4050" calcext:value-type="float">
            <text:p>4.050,00</text:p>
          </table:table-cell>
          <table:table-cell table:formula="of:=[.$B$1]/[.B60]" office:value-type="percentage" office:value="0.308641975308642" calcext:value-type="percentage">
            <text:p>30,9%</text:p>
          </table:table-cell>
          <table:table-cell table:formula="of:=(-0.000000032362*[.A60]^5 + 0.000010314*[.A60]^4 - 0.001309*[.A60]^3 + 0.086837*[.A60]^2 - 3.4637*[.A60]^1 + 98.854)/100" office:value-type="float" office:value="0.30936498009088" calcext:value-type="float">
            <text:p>0,30936498009088</text:p>
          </table:table-cell>
          <table:table-cell/>
          <table:table-cell table:formula="of:=([.D59]-[.D60])/[.D59]" office:value-type="percentage" office:value="0.0128689143880471" calcext:value-type="percentage">
            <text:p>1,29%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1]+[.$B$2]*[.A61]" office:value-type="float" office:value="4100" calcext:value-type="float">
            <text:p>4.100,00</text:p>
          </table:table-cell>
          <table:table-cell table:formula="of:=[.$B$1]/[.B61]" office:value-type="percentage" office:value="0.304878048780488" calcext:value-type="percentage">
            <text:p>30,5%</text:p>
          </table:table-cell>
          <table:table-cell table:formula="of:=(-0.000000032362*[.A61]^5 + 0.000010314*[.A61]^4 - 0.001309*[.A61]^3 + 0.086837*[.A61]^2 - 3.4637*[.A61]^1 + 98.854)/100" office:value-type="float" office:value="0.30541511965366" calcext:value-type="float">
            <text:p>0,30541511965366</text:p>
          </table:table-cell>
          <table:table-cell/>
          <table:table-cell table:formula="of:=([.D60]-[.D61])/[.D60]" office:value-type="percentage" office:value="0.0127676391686594" calcext:value-type="percentage">
            <text:p>1,28%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1]+[.$B$2]*[.A62]" office:value-type="float" office:value="4150" calcext:value-type="float">
            <text:p>4.150,00</text:p>
          </table:table-cell>
          <table:table-cell table:formula="of:=[.$B$1]/[.B62]" office:value-type="percentage" office:value="0.301204819277108" calcext:value-type="percentage">
            <text:p>30,1%</text:p>
          </table:table-cell>
          <table:table-cell table:formula="of:=(-0.000000032362*[.A62]^5 + 0.000010314*[.A62]^4 - 0.001309*[.A62]^3 + 0.086837*[.A62]^2 - 3.4637*[.A62]^1 + 98.854)/100" office:value-type="float" office:value="0.30154782017984" calcext:value-type="float">
            <text:p>0,30154782017984</text:p>
          </table:table-cell>
          <table:table-cell/>
          <table:table-cell table:formula="of:=([.D61]-[.D62])/[.D61]" office:value-type="percentage" office:value="0.0126624362219054" calcext:value-type="percentage">
            <text:p>1,27%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1]+[.$B$2]*[.A63]" office:value-type="float" office:value="4200" calcext:value-type="float">
            <text:p>4.200,00</text:p>
          </table:table-cell>
          <table:table-cell table:formula="of:=[.$B$1]/[.B63]" office:value-type="percentage" office:value="0.297619047619048" calcext:value-type="percentage">
            <text:p>29,8%</text:p>
          </table:table-cell>
          <table:table-cell table:formula="of:=(-0.000000032362*[.A63]^5 + 0.000010314*[.A63]^4 - 0.001309*[.A63]^3 + 0.086837*[.A63]^2 - 3.4637*[.A63]^1 + 98.854)/100" office:value-type="float" office:value="0.297762671897619" calcext:value-type="float">
            <text:p>0,297762671897619</text:p>
          </table:table-cell>
          <table:table-cell/>
          <table:table-cell table:formula="of:=([.D62]-[.D63])/[.D62]" office:value-type="percentage" office:value="0.0125523980905023" calcext:value-type="percentage">
            <text:p>1,26%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1]+[.$B$2]*[.A64]" office:value-type="float" office:value="4250" calcext:value-type="float">
            <text:p>4.250,00</text:p>
          </table:table-cell>
          <table:table-cell table:formula="of:=[.$B$1]/[.B64]" office:value-type="percentage" office:value="0.294117647058823" calcext:value-type="percentage">
            <text:p>29,4%</text:p>
          </table:table-cell>
          <table:table-cell table:formula="of:=(-0.000000032362*[.A64]^5 + 0.000010314*[.A64]^4 - 0.001309*[.A64]^3 + 0.086837*[.A64]^2 - 3.4637*[.A64]^1 + 98.854)/100" office:value-type="float" office:value="0.294059488" calcext:value-type="float">
            <text:p>0,294059488</text:p>
          </table:table-cell>
          <table:table-cell/>
          <table:table-cell table:formula="of:=([.D63]-[.D64])/[.D63]" office:value-type="percentage" office:value="0.012436696225283" calcext:value-type="percentage">
            <text:p>1,24%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1]+[.$B$2]*[.A65]" office:value-type="float" office:value="4300" calcext:value-type="float">
            <text:p>4.300,00</text:p>
          </table:table-cell>
          <table:table-cell table:formula="of:=[.$B$1]/[.B65]" office:value-type="percentage" office:value="0.290697674418605" calcext:value-type="percentage">
            <text:p>29,1%</text:p>
          </table:table-cell>
          <table:table-cell table:formula="of:=(-0.000000032362*[.A65]^5 + 0.000010314*[.A65]^4 - 0.001309*[.A65]^3 + 0.086837*[.A65]^2 - 3.4637*[.A65]^1 + 98.854)/100" office:value-type="float" office:value="0.29043826581038" calcext:value-type="float">
            <text:p>0,29043826581038</text:p>
          </table:table-cell>
          <table:table-cell/>
          <table:table-cell table:formula="of:=([.D64]-[.D65])/[.D64]" office:value-type="percentage" office:value="0.012314590541695" calcext:value-type="percentage">
            <text:p>1,23%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1]+[.$B$2]*[.A66]" office:value-type="float" office:value="4350" calcext:value-type="float">
            <text:p>4.350,00</text:p>
          </table:table-cell>
          <table:table-cell table:formula="of:=[.$B$1]/[.B66]" office:value-type="percentage" office:value="0.28735632183908" calcext:value-type="percentage">
            <text:p>28,7%</text:p>
          </table:table-cell>
          <table:table-cell table:formula="of:=(-0.000000032362*[.A66]^5 + 0.000010314*[.A66]^4 - 0.001309*[.A66]^3 + 0.086837*[.A66]^2 - 3.4637*[.A66]^1 + 98.854)/100" office:value-type="float" office:value="0.28689914794816" calcext:value-type="float">
            <text:p>0,28689914794816</text:p>
          </table:table-cell>
          <table:table-cell/>
          <table:table-cell table:formula="of:=([.D65]-[.D66])/[.D65]" office:value-type="percentage" office:value="0.0121854393130505" calcext:value-type="percentage">
            <text:p>1,22%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1]+[.$B$2]*[.A67]" office:value-type="float" office:value="4400" calcext:value-type="float">
            <text:p>4.400,00</text:p>
          </table:table-cell>
          <table:table-cell table:formula="of:=[.$B$1]/[.B67]" office:value-type="percentage" office:value="0.284090909090909" calcext:value-type="percentage">
            <text:p>28,4%</text:p>
          </table:table-cell>
          <table:table-cell table:formula="of:=(-0.000000032362*[.A67]^5 + 0.000010314*[.A67]^4 - 0.001309*[.A67]^3 + 0.086837*[.A67]^2 - 3.4637*[.A67]^1 + 98.854)/100" office:value-type="float" office:value="0.28344238349434" calcext:value-type="float">
            <text:p>0,28344238349434</text:p>
          </table:table-cell>
          <table:table-cell/>
          <table:table-cell table:formula="of:=([.D66]-[.D67])/[.D66]" office:value-type="percentage" office:value="0.0120487093758973" calcext:value-type="percentage">
            <text:p>1,20%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1]+[.$B$2]*[.A68]" office:value-type="float" office:value="4450" calcext:value-type="float">
            <text:p>4.450,00</text:p>
          </table:table-cell>
          <table:table-cell table:formula="of:=[.$B$1]/[.B68]" office:value-type="percentage" office:value="0.280898876404494" calcext:value-type="percentage">
            <text:p>28,1%</text:p>
          </table:table-cell>
          <table:table-cell table:formula="of:=(-0.000000032362*[.A68]^5 + 0.000010314*[.A68]^4 - 0.001309*[.A68]^3 + 0.086837*[.A68]^2 - 3.4637*[.A68]^1 + 98.854)/100" office:value-type="float" office:value="0.28006828915712" calcext:value-type="float">
            <text:p>0,28006828915712</text:p>
          </table:table-cell>
          <table:table-cell/>
          <table:table-cell table:formula="of:=([.D67]-[.D68])/[.D67]" office:value-type="percentage" office:value="0.0119039866078723" calcext:value-type="percentage">
            <text:p>1,19%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1]+[.$B$2]*[.A69]" office:value-type="float" office:value="4500" calcext:value-type="float">
            <text:p>4.500,00</text:p>
          </table:table-cell>
          <table:table-cell table:formula="of:=[.$B$1]/[.B69]" office:value-type="percentage" office:value="0.277777777777778" calcext:value-type="percentage">
            <text:p>27,8%</text:p>
          </table:table-cell>
          <table:table-cell table:formula="of:=(-0.000000032362*[.A69]^5 + 0.000010314*[.A69]^4 - 0.001309*[.A69]^3 + 0.086837*[.A69]^2 - 3.4637*[.A69]^1 + 98.854)/100" office:value-type="float" office:value="0.2767772104375" calcext:value-type="float">
            <text:p>0,2767772104375</text:p>
          </table:table-cell>
          <table:table-cell/>
          <table:table-cell table:formula="of:=([.D68]-[.D69])/[.D68]" office:value-type="percentage" office:value="0.0117509866237417" calcext:value-type="percentage">
            <text:p>1,18%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1]+[.$B$2]*[.A70]" office:value-type="float" office:value="4550" calcext:value-type="float">
            <text:p>4.550,00</text:p>
          </table:table-cell>
          <table:table-cell table:formula="of:=[.$B$1]/[.B70]" office:value-type="percentage" office:value="0.274725274725275" calcext:value-type="percentage">
            <text:p>27,5%</text:p>
          </table:table-cell>
          <table:table-cell table:formula="of:=(-0.000000032362*[.A70]^5 + 0.000010314*[.A70]^4 - 0.001309*[.A70]^3 + 0.086837*[.A70]^2 - 3.4637*[.A70]^1 + 98.854)/100" office:value-type="float" office:value="0.27356948279488" calcext:value-type="float">
            <text:p>0,27356948279488</text:p>
          </table:table-cell>
          <table:table-cell/>
          <table:table-cell table:formula="of:=([.D69]-[.D70])/[.D69]" office:value-type="percentage" office:value="0.0115895656204849" calcext:value-type="percentage">
            <text:p>1,16%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1]+[.$B$2]*[.A71]" office:value-type="float" office:value="4600" calcext:value-type="float">
            <text:p>4.600,00</text:p>
          </table:table-cell>
          <table:table-cell table:formula="of:=[.$B$1]/[.B71]" office:value-type="percentage" office:value="0.271739130434783" calcext:value-type="percentage">
            <text:p>27,2%</text:p>
          </table:table-cell>
          <table:table-cell table:formula="of:=(-0.000000032362*[.A71]^5 + 0.000010314*[.A71]^4 - 0.001309*[.A71]^3 + 0.086837*[.A71]^2 - 3.4637*[.A71]^1 + 98.854)/100" office:value-type="float" office:value="0.27044539281266" calcext:value-type="float">
            <text:p>0,27044539281266</text:p>
          </table:table-cell>
          <table:table-cell/>
          <table:table-cell table:formula="of:=([.D70]-[.D71])/[.D70]" office:value-type="percentage" office:value="0.0114197312883859" calcext:value-type="percentage">
            <text:p>1,14%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1]+[.$B$2]*[.A72]" office:value-type="float" office:value="4650" calcext:value-type="float">
            <text:p>4.650,00</text:p>
          </table:table-cell>
          <table:table-cell table:formula="of:=[.$B$1]/[.B72]" office:value-type="percentage" office:value="0.268817204301075" calcext:value-type="percentage">
            <text:p>26,9%</text:p>
          </table:table-cell>
          <table:table-cell table:formula="of:=(-0.000000032362*[.A72]^5 + 0.000010314*[.A72]^4 - 0.001309*[.A72]^3 + 0.086837*[.A72]^2 - 3.4637*[.A72]^1 + 98.854)/100" office:value-type="float" office:value="0.26740513936384" calcext:value-type="float">
            <text:p>0,26740513936384</text:p>
          </table:table-cell>
          <table:table-cell/>
          <table:table-cell table:formula="of:=([.D71]-[.D72])/[.D71]" office:value-type="percentage" office:value="0.0112416536928255" calcext:value-type="percentage">
            <text:p>1,12%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1]+[.$B$2]*[.A73]" office:value-type="float" office:value="4700" calcext:value-type="float">
            <text:p>4.700,00</text:p>
          </table:table-cell>
          <table:table-cell table:formula="of:=[.$B$1]/[.B73]" office:value-type="percentage" office:value="0.265957446808511" calcext:value-type="percentage">
            <text:p>26,6%</text:p>
          </table:table-cell>
          <table:table-cell table:formula="of:=(-0.000000032362*[.A73]^5 + 0.000010314*[.A73]^4 - 0.001309*[.A73]^3 + 0.086837*[.A73]^2 - 3.4637*[.A73]^1 + 98.854)/100" office:value-type="float" office:value="0.26444879477662" calcext:value-type="float">
            <text:p>0,26444879477662</text:p>
          </table:table-cell>
          <table:table-cell/>
          <table:table-cell table:formula="of:=([.D72]-[.D73])/[.D72]" office:value-type="percentage" office:value="0.0110556760212353" calcext:value-type="percentage">
            <text:p>1,11%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1]+[.$B$2]*[.A74]" office:value-type="float" office:value="4750" calcext:value-type="float">
            <text:p>4.750,00</text:p>
          </table:table-cell>
          <table:table-cell table:formula="of:=[.$B$1]/[.B74]" office:value-type="percentage" office:value="0.263157894736842" calcext:value-type="percentage">
            <text:p>26,3%</text:p>
          </table:table-cell>
          <table:table-cell table:formula="of:=(-0.000000032362*[.A74]^5 + 0.000010314*[.A74]^4 - 0.001309*[.A74]^3 + 0.086837*[.A74]^2 - 3.4637*[.A74]^1 + 98.854)/100" office:value-type="float" office:value="0.261576266" calcext:value-type="float">
            <text:p>0,261576266</text:p>
          </table:table-cell>
          <table:table-cell/>
          <table:table-cell table:formula="of:=([.D73]-[.D74])/[.D73]" office:value-type="percentage" office:value="0.0108623250828059" calcext:value-type="percentage">
            <text:p>1,09%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1]+[.$B$2]*[.A75]" office:value-type="float" office:value="4800" calcext:value-type="float">
            <text:p>4.800,00</text:p>
          </table:table-cell>
          <table:table-cell table:formula="of:=[.$B$1]/[.B75]" office:value-type="percentage" office:value="0.260416666666667" calcext:value-type="percentage">
            <text:p>26,0%</text:p>
          </table:table-cell>
          <table:table-cell table:formula="of:=(-0.000000032362*[.A75]^5 + 0.000010314*[.A75]^4 - 0.001309*[.A75]^3 + 0.086837*[.A75]^2 - 3.4637*[.A75]^1 + 98.854)/100" office:value-type="float" office:value="0.258787255769379" calcext:value-type="float">
            <text:p>0,258787255769379</text:p>
          </table:table-cell>
          <table:table-cell/>
          <table:table-cell table:formula="of:=([.D74]-[.D75])/[.D74]" office:value-type="percentage" office:value="0.010662321445558" calcext:value-type="percentage">
            <text:p>1,07%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1]+[.$B$2]*[.A76]" office:value-type="float" office:value="4850" calcext:value-type="float">
            <text:p>4.850,00</text:p>
          </table:table-cell>
          <table:table-cell table:formula="of:=[.$B$1]/[.B76]" office:value-type="percentage" office:value="0.257731958762887" calcext:value-type="percentage">
            <text:p>25,8%</text:p>
          </table:table-cell>
          <table:table-cell table:formula="of:=(-0.000000032362*[.A76]^5 + 0.000010314*[.A76]^4 - 0.001309*[.A76]^3 + 0.086837*[.A76]^2 - 3.4637*[.A76]^1 + 98.854)/100" office:value-type="float" office:value="0.25608122377216" calcext:value-type="float">
            <text:p>0,25608122377216</text:p>
          </table:table-cell>
          <table:table-cell/>
          <table:table-cell table:formula="of:=([.D75]-[.D76])/[.D75]" office:value-type="percentage" office:value="0.0104565890973813" calcext:value-type="percentage">
            <text:p>1,05%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1]+[.$B$2]*[.A77]" office:value-type="float" office:value="4900" calcext:value-type="float">
            <text:p>4.900,00</text:p>
          </table:table-cell>
          <table:table-cell table:formula="of:=[.$B$1]/[.B77]" office:value-type="percentage" office:value="0.255102040816327" calcext:value-type="percentage">
            <text:p>25,5%</text:p>
          </table:table-cell>
          <table:table-cell table:formula="of:=(-0.000000032362*[.A77]^5 + 0.000010314*[.A77]^4 - 0.001309*[.A77]^3 + 0.086837*[.A77]^2 - 3.4637*[.A77]^1 + 98.854)/100" office:value-type="float" office:value="0.25345734781334" calcext:value-type="float">
            <text:p>0,25345734781334</text:p>
          </table:table-cell>
          <table:table-cell/>
          <table:table-cell table:formula="of:=([.D76]-[.D77])/[.D76]" office:value-type="percentage" office:value="0.0102462645256429" calcext:value-type="percentage">
            <text:p>1,02%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1]+[.$B$2]*[.A78]" office:value-type="float" office:value="4950" calcext:value-type="float">
            <text:p>4.950,00</text:p>
          </table:table-cell>
          <table:table-cell table:formula="of:=[.$B$1]/[.B78]" office:value-type="percentage" office:value="0.252525252525252" calcext:value-type="percentage">
            <text:p>25,3%</text:p>
          </table:table-cell>
          <table:table-cell table:formula="of:=(-0.000000032362*[.A78]^5 + 0.000010314*[.A78]^4 - 0.001309*[.A78]^3 + 0.086837*[.A78]^2 - 3.4637*[.A78]^1 + 98.854)/100" office:value-type="float" office:value="0.25091448498112" calcext:value-type="float">
            <text:p>0,25091448498112</text:p>
          </table:table-cell>
          <table:table-cell/>
          <table:table-cell table:formula="of:=([.D77]-[.D78])/[.D77]" office:value-type="percentage" office:value="0.0100327051243842" calcext:value-type="percentage">
            <text:p>1,00%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1]+[.$B$2]*[.A79]" office:value-type="float" office:value="5000" calcext:value-type="float">
            <text:p>5.000,00</text:p>
          </table:table-cell>
          <table:table-cell table:formula="of:=[.$B$1]/[.B79]" office:value-type="percentage" office:value="0.25" calcext:value-type="percentage">
            <text:p>25,0%</text:p>
          </table:table-cell>
          <table:table-cell table:formula="of:=(-0.000000032362*[.A79]^5 + 0.000010314*[.A79]^4 - 0.001309*[.A79]^3 + 0.086837*[.A79]^2 - 3.4637*[.A79]^1 + 98.854)/100" office:value-type="float" office:value="0.2484511328125" calcext:value-type="float">
            <text:p>0,2484511328125</text:p>
          </table:table-cell>
          <table:table-cell/>
          <table:table-cell table:formula="of:=([.D78]-[.D79])/[.D78]" office:value-type="percentage" office:value="0.00981749686075716" calcext:value-type="percentage">
            <text:p>0,98%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1]+[.$B$2]*[.A80]" office:value-type="float" office:value="5050" calcext:value-type="float">
            <text:p>5.050,00</text:p>
          </table:table-cell>
          <table:table-cell table:formula="of:=[.$B$1]/[.B80]" office:value-type="percentage" office:value="0.247524752475248" calcext:value-type="percentage">
            <text:p>24,8%</text:p>
          </table:table-cell>
          <table:table-cell table:formula="of:=(-0.000000032362*[.A80]^5 + 0.000010314*[.A80]^4 - 0.001309*[.A80]^3 + 0.086837*[.A80]^2 - 3.4637*[.A80]^1 + 98.854)/100" office:value-type="float" office:value="0.24606539045888" calcext:value-type="float">
            <text:p>0,24606539045888</text:p>
          </table:table-cell>
          <table:table-cell/>
          <table:table-cell table:formula="of:=([.D79]-[.D80])/[.D79]" office:value-type="percentage" office:value="0.00960246116253421" calcext:value-type="percentage">
            <text:p>0,96%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1]+[.$B$2]*[.A81]" office:value-type="float" office:value="5100" calcext:value-type="float">
            <text:p>5.100,00</text:p>
          </table:table-cell>
          <table:table-cell table:formula="of:=[.$B$1]/[.B81]" office:value-type="percentage" office:value="0.245098039215686" calcext:value-type="percentage">
            <text:p>24,5%</text:p>
          </table:table-cell>
          <table:table-cell table:formula="of:=(-0.000000032362*[.A81]^5 + 0.000010314*[.A81]^4 - 0.001309*[.A81]^3 + 0.086837*[.A81]^2 - 3.4637*[.A81]^1 + 98.854)/100" office:value-type="float" office:value="0.243754919851659" calcext:value-type="float">
            <text:p>0,243754919851659</text:p>
          </table:table-cell>
          <table:table-cell/>
          <table:table-cell table:formula="of:=([.D80]-[.D81])/[.D80]" office:value-type="percentage" office:value="0.00938966102836278" calcext:value-type="percentage">
            <text:p>0,94%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1]+[.$B$2]*[.A82]" office:value-type="float" office:value="5150" calcext:value-type="float">
            <text:p>5.150,00</text:p>
          </table:table-cell>
          <table:table-cell table:formula="of:=[.$B$1]/[.B82]" office:value-type="percentage" office:value="0.242718446601942" calcext:value-type="percentage">
            <text:p>24,3%</text:p>
          </table:table-cell>
          <table:table-cell table:formula="of:=(-0.000000032362*[.A82]^5 + 0.000010314*[.A82]^4 - 0.001309*[.A82]^3 + 0.086837*[.A82]^2 - 3.4637*[.A82]^1 + 98.854)/100" office:value-type="float" office:value="0.241516906867839" calcext:value-type="float">
            <text:p>0,241516906867839</text:p>
          </table:table-cell>
          <table:table-cell/>
          <table:table-cell table:formula="of:=([.D81]-[.D82])/[.D81]" office:value-type="percentage" office:value="0.00918140641092284" calcext:value-type="percentage">
            <text:p>0,92%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1]+[.$B$2]*[.A83]" office:value-type="float" office:value="5200" calcext:value-type="float">
            <text:p>5.200,00</text:p>
          </table:table-cell>
          <table:table-cell table:formula="of:=[.$B$1]/[.B83]" office:value-type="percentage" office:value="0.240384615384615" calcext:value-type="percentage">
            <text:p>24,0%</text:p>
          </table:table-cell>
          <table:table-cell table:formula="of:=(-0.000000032362*[.A83]^5 + 0.000010314*[.A83]^4 - 0.001309*[.A83]^3 + 0.086837*[.A83]^2 - 3.4637*[.A83]^1 + 98.854)/100" office:value-type="float" office:value="0.239348022495619" calcext:value-type="float">
            <text:p>0,239348022495619</text:p>
          </table:table-cell>
          <table:table-cell/>
          <table:table-cell table:formula="of:=([.D82]-[.D83])/[.D82]" office:value-type="percentage" office:value="0.00898025898206288" calcext:value-type="percentage">
            <text:p>0,90%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1]+[.$B$2]*[.A84]" office:value-type="float" office:value="5250" calcext:value-type="float">
            <text:p>5.250,00</text:p>
          </table:table-cell>
          <table:table-cell table:formula="of:=[.$B$1]/[.B84]" office:value-type="percentage" office:value="0.238095238095238" calcext:value-type="percentage">
            <text:p>23,8%</text:p>
          </table:table-cell>
          <table:table-cell table:formula="of:=(-0.000000032362*[.A84]^5 + 0.000010314*[.A84]^4 - 0.001309*[.A84]^3 + 0.086837*[.A84]^2 - 3.4637*[.A84]^1 + 98.854)/100" office:value-type="float" office:value="0.237244384" calcext:value-type="float">
            <text:p>0,237244384</text:p>
          </table:table-cell>
          <table:table-cell/>
          <table:table-cell table:formula="of:=([.D83]-[.D84])/[.D83]" office:value-type="percentage" office:value="0.00878903645697674" calcext:value-type="percentage">
            <text:p>0,88%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1]+[.$B$2]*[.A85]" office:value-type="float" office:value="5300" calcext:value-type="float">
            <text:p>5.300,00</text:p>
          </table:table-cell>
          <table:table-cell table:formula="of:=[.$B$1]/[.B85]" office:value-type="percentage" office:value="0.235849056603774" calcext:value-type="percentage">
            <text:p>23,6%</text:p>
          </table:table-cell>
          <table:table-cell table:formula="of:=(-0.000000032362*[.A85]^5 + 0.000010314*[.A85]^4 - 0.001309*[.A85]^3 + 0.086837*[.A85]^2 - 3.4637*[.A85]^1 + 98.854)/100" office:value-type="float" office:value="0.23520151608838" calcext:value-type="float">
            <text:p>0,23520151608838</text:p>
          </table:table-cell>
          <table:table-cell/>
          <table:table-cell table:formula="of:=([.D84]-[.D85])/[.D84]" office:value-type="percentage" office:value="0.00861081673326438" calcext:value-type="percentage">
            <text:p>0,86%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B$1]+[.$B$2]*[.A86]" office:value-type="float" office:value="5350" calcext:value-type="float">
            <text:p>5.350,00</text:p>
          </table:table-cell>
          <table:table-cell table:formula="of:=[.$B$1]/[.B86]" office:value-type="percentage" office:value="0.233644859813084" calcext:value-type="percentage">
            <text:p>23,4%</text:p>
          </table:table-cell>
          <table:table-cell table:formula="of:=(-0.000000032362*[.A86]^5 + 0.000010314*[.A86]^4 - 0.001309*[.A86]^3 + 0.086837*[.A86]^2 - 3.4637*[.A86]^1 + 98.854)/100" office:value-type="float" office:value="0.233214312076159" calcext:value-type="float">
            <text:p>0,233214312076159</text:p>
          </table:table-cell>
          <table:table-cell/>
          <table:table-cell table:formula="of:=([.D85]-[.D86])/[.D85]" office:value-type="percentage" office:value="0.00844894218910633" calcext:value-type="percentage">
            <text:p>0,84%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B$1]+[.$B$2]*[.A87]" office:value-type="float" office:value="5400" calcext:value-type="float">
            <text:p>5.400,00</text:p>
          </table:table-cell>
          <table:table-cell table:formula="of:=[.$B$1]/[.B87]" office:value-type="percentage" office:value="0.231481481481481" calcext:value-type="percentage">
            <text:p>23,1%</text:p>
          </table:table-cell>
          <table:table-cell table:formula="of:=(-0.000000032362*[.A87]^5 + 0.000010314*[.A87]^4 - 0.001309*[.A87]^3 + 0.086837*[.A87]^2 - 3.4637*[.A87]^1 + 98.854)/100" office:value-type="float" office:value="0.23127699505234" calcext:value-type="float">
            <text:p>0,23127699505234</text:p>
          </table:table-cell>
          <table:table-cell/>
          <table:table-cell table:formula="of:=([.D86]-[.D87])/[.D86]" office:value-type="percentage" office:value="0.00830702458426502" calcext:value-type="percentage">
            <text:p>0,83%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1]+[.$B$2]*[.A88]" office:value-type="float" office:value="5450" calcext:value-type="float">
            <text:p>5.450,00</text:p>
          </table:table-cell>
          <table:table-cell table:formula="of:=[.$B$1]/[.B88]" office:value-type="percentage" office:value="0.229357798165138" calcext:value-type="percentage">
            <text:p>22,9%</text:p>
          </table:table-cell>
          <table:table-cell table:formula="of:=(-0.000000032362*[.A88]^5 + 0.000010314*[.A88]^4 - 0.001309*[.A88]^3 + 0.086837*[.A88]^2 - 3.4637*[.A88]^1 + 98.854)/100" office:value-type="float" office:value="0.229383079045119" calcext:value-type="float">
            <text:p>0,229383079045119</text:p>
          </table:table-cell>
          <table:table-cell/>
          <table:table-cell table:formula="of:=([.D87]-[.D88])/[.D87]" office:value-type="percentage" office:value="0.00818895111808185" calcext:value-type="percentage">
            <text:p>0,82%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1]+[.$B$2]*[.A89]" office:value-type="float" office:value="5500" calcext:value-type="float">
            <text:p>5.500,00</text:p>
          </table:table-cell>
          <table:table-cell table:formula="of:=[.$B$1]/[.B89]" office:value-type="percentage" office:value="0.227272727272727" calcext:value-type="percentage">
            <text:p>22,7%</text:p>
          </table:table-cell>
          <table:table-cell table:formula="of:=(-0.000000032362*[.A89]^5 + 0.000010314*[.A89]^4 - 0.001309*[.A89]^3 + 0.086837*[.A89]^2 - 3.4637*[.A89]^1 + 98.854)/100" office:value-type="float" office:value="0.2275253301875" calcext:value-type="float">
            <text:p>0,2275253301875</text:p>
          </table:table-cell>
          <table:table-cell/>
          <table:table-cell table:formula="of:=([.D88]-[.D89])/[.D88]" office:value-type="percentage" office:value="0.00809889232175869" calcext:value-type="percentage">
            <text:p>0,81%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1]+[.$B$2]*[.A90]" office:value-type="float" office:value="5550" calcext:value-type="float">
            <text:p>5.550,00</text:p>
          </table:table-cell>
          <table:table-cell table:formula="of:=[.$B$1]/[.B90]" office:value-type="percentage" office:value="0.225225225225225" calcext:value-type="percentage">
            <text:p>22,5%</text:p>
          </table:table-cell>
          <table:table-cell table:formula="of:=(-0.000000032362*[.A90]^5 + 0.000010314*[.A90]^4 - 0.001309*[.A90]^3 + 0.086837*[.A90]^2 - 3.4637*[.A90]^1 + 98.854)/100" office:value-type="float" office:value="0.22569572788288" calcext:value-type="float">
            <text:p>0,22569572788288</text:p>
          </table:table-cell>
          <table:table-cell/>
          <table:table-cell table:style-name="ce11" table:formula="of:=([.D89]-[.D90])/[.D89]" office:value-type="percentage" office:value="0.00804131260071932" calcext:value-type="percentage">
            <text:p>0,80%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B$1]+[.$B$2]*[.A91]" office:value-type="float" office:value="5600" calcext:value-type="float">
            <text:p>5.600,00</text:p>
          </table:table-cell>
          <table:table-cell table:formula="of:=[.$B$1]/[.B91]" office:value-type="percentage" office:value="0.223214285714286" calcext:value-type="percentage">
            <text:p>22,3%</text:p>
          </table:table-cell>
          <table:table-cell table:formula="of:=(-0.000000032362*[.A91]^5 + 0.000010314*[.A91]^4 - 0.001309*[.A91]^3 + 0.086837*[.A91]^2 - 3.4637*[.A91]^1 + 98.854)/100" office:value-type="float" office:value="0.223885425970659" calcext:value-type="float">
            <text:p>0,223885425970659</text:p>
          </table:table-cell>
          <table:table-cell/>
          <table:table-cell table:formula="of:=([.D90]-[.D91])/[.D90]" office:value-type="percentage" office:value="0.00802098439878661" calcext:value-type="percentage">
            <text:p>0,80%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B$1]+[.$B$2]*[.A92]" office:value-type="float" office:value="5650" calcext:value-type="float">
            <text:p>5.650,00</text:p>
          </table:table-cell>
          <table:table-cell table:formula="of:=[.$B$1]/[.B92]" office:value-type="percentage" office:value="0.221238938053097" calcext:value-type="percentage">
            <text:p>22,1%</text:p>
          </table:table-cell>
          <table:table-cell table:formula="of:=(-0.000000032362*[.A92]^5 + 0.000010314*[.A92]^4 - 0.001309*[.A92]^3 + 0.086837*[.A92]^2 - 3.4637*[.A92]^1 + 98.854)/100" office:value-type="float" office:value="0.22208471389184" calcext:value-type="float">
            <text:p>0,22208471389184</text:p>
          </table:table-cell>
          <table:table-cell/>
          <table:table-cell table:formula="of:=([.D91]-[.D92])/[.D91]" office:value-type="percentage" office:value="0.00804300713640434" calcext:value-type="percentage">
            <text:p>0,80%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B$1]+[.$B$2]*[.A93]" office:value-type="float" office:value="5700" calcext:value-type="float">
            <text:p>5.700,00</text:p>
          </table:table-cell>
          <table:table-cell table:formula="of:=[.$B$1]/[.B93]" office:value-type="percentage" office:value="0.219298245614035" calcext:value-type="percentage">
            <text:p>21,9%</text:p>
          </table:table-cell>
          <table:table-cell table:formula="of:=(-0.000000032362*[.A93]^5 + 0.000010314*[.A93]^4 - 0.001309*[.A93]^3 + 0.086837*[.A93]^2 - 3.4637*[.A93]^1 + 98.854)/100" office:value-type="float" office:value="0.22028297785462" calcext:value-type="float">
            <text:p>0,22028297785462</text:p>
          </table:table-cell>
          <table:table-cell/>
          <table:table-cell table:formula="of:=([.D92]-[.D93])/[.D92]" office:value-type="percentage" office:value="0.00811283228659008" calcext:value-type="percentage">
            <text:p>0,81%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1]+[.$B$2]*[.A94]" office:value-type="float" office:value="5750" calcext:value-type="float">
            <text:p>5.750,00</text:p>
          </table:table-cell>
          <table:table-cell table:formula="of:=[.$B$1]/[.B94]" office:value-type="percentage" office:value="0.217391304347826" calcext:value-type="percentage">
            <text:p>21,7%</text:p>
          </table:table-cell>
          <table:table-cell table:formula="of:=(-0.000000032362*[.A94]^5 + 0.000010314*[.A94]^4 - 0.001309*[.A94]^3 + 0.086837*[.A94]^2 - 3.4637*[.A94]^1 + 98.854)/100" office:value-type="float" office:value="0.218468661999999" calcext:value-type="float">
            <text:p>0,218468661999999</text:p>
          </table:table-cell>
          <table:table-cell/>
          <table:table-cell table:formula="of:=([.D93]-[.D94])/[.D93]" office:value-type="percentage" office:value="0.00823629620541097" calcext:value-type="percentage">
            <text:p>0,82%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B$1]+[.$B$2]*[.A95]" office:value-type="float" office:value="5800" calcext:value-type="float">
            <text:p>5.800,00</text:p>
          </table:table-cell>
          <table:table-cell table:formula="of:=[.$B$1]/[.B95]" office:value-type="percentage" office:value="0.21551724137931" calcext:value-type="percentage">
            <text:p>21,6%</text:p>
          </table:table-cell>
          <table:table-cell table:formula="of:=(-0.000000032362*[.A95]^5 + 0.000010314*[.A95]^4 - 0.001309*[.A95]^3 + 0.086837*[.A95]^2 - 3.4637*[.A95]^1 + 98.854)/100" office:value-type="float" office:value="0.216629229567379" calcext:value-type="float">
            <text:p>0,216629229567379</text:p>
          </table:table-cell>
          <table:table-cell/>
          <table:table-cell table:formula="of:=([.D94]-[.D95])/[.D94]" office:value-type="percentage" office:value="0.00841966264534458" calcext:value-type="percentage">
            <text:p>0,84%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B$1]+[.$B$2]*[.A96]" office:value-type="float" office:value="5850" calcext:value-type="float">
            <text:p>5.850,00</text:p>
          </table:table-cell>
          <table:table-cell table:formula="of:=[.$B$1]/[.B96]" office:value-type="percentage" office:value="0.213675213675214" calcext:value-type="percentage">
            <text:p>21,4%</text:p>
          </table:table-cell>
          <table:table-cell table:formula="of:=(-0.000000032362*[.A96]^5 + 0.000010314*[.A96]^4 - 0.001309*[.A96]^3 + 0.086837*[.A96]^2 - 3.4637*[.A96]^1 + 98.854)/100" office:value-type="float" office:value="0.21475112406016" calcext:value-type="float">
            <text:p>0,21475112406016</text:p>
          </table:table-cell>
          <table:table-cell/>
          <table:table-cell table:formula="of:=([.D95]-[.D96])/[.D95]" office:value-type="percentage" office:value="0.00866967726825369" calcext:value-type="percentage">
            <text:p>0,87%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B$1]+[.$B$2]*[.A97]" office:value-type="float" office:value="5900" calcext:value-type="float">
            <text:p>5.900,00</text:p>
          </table:table-cell>
          <table:table-cell table:formula="of:=[.$B$1]/[.B97]" office:value-type="percentage" office:value="0.211864406779661" calcext:value-type="percentage">
            <text:p>21,2%</text:p>
          </table:table-cell>
          <table:table-cell table:formula="of:=(-0.000000032362*[.A97]^5 + 0.000010314*[.A97]^4 - 0.001309*[.A97]^3 + 0.086837*[.A97]^2 - 3.4637*[.A97]^1 + 98.854)/100" office:value-type="float" office:value="0.21281973041134" calcext:value-type="float">
            <text:p>0,21281973041134</text:p>
          </table:table-cell>
          <table:table-cell/>
          <table:table-cell table:formula="of:=([.D96]-[.D97])/[.D96]" office:value-type="percentage" office:value="0.00899363697057375" calcext:value-type="percentage">
            <text:p>0,90%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B$1]+[.$B$2]*[.A98]" office:value-type="float" office:value="5950" calcext:value-type="float">
            <text:p>5.950,00</text:p>
          </table:table-cell>
          <table:table-cell table:formula="of:=[.$B$1]/[.B98]" office:value-type="percentage" office:value="0.210084033613445" calcext:value-type="percentage">
            <text:p>21,0%</text:p>
          </table:table-cell>
          <table:table-cell table:formula="of:=(-0.000000032362*[.A98]^5 + 0.000010314*[.A98]^4 - 0.001309*[.A98]^3 + 0.086837*[.A98]^2 - 3.4637*[.A98]^1 + 98.854)/100" office:value-type="float" office:value="0.210819336149118" calcext:value-type="float">
            <text:p>0,210819336149118</text:p>
          </table:table-cell>
          <table:table-cell/>
          <table:table-cell table:formula="of:=([.D97]-[.D98])/[.D97]" office:value-type="percentage" office:value="0.00939947747492922" calcext:value-type="percentage">
            <text:p>0,94%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1]+[.$B$2]*[.A99]" office:value-type="float" office:value="6000" calcext:value-type="float">
            <text:p>6.000,00</text:p>
          </table:table-cell>
          <table:table-cell table:formula="of:=[.$B$1]/[.B99]" office:value-type="percentage" office:value="0.208333333333333" calcext:value-type="percentage">
            <text:p>20,8%</text:p>
          </table:table-cell>
          <table:table-cell table:formula="of:=(-0.000000032362*[.A99]^5 + 0.000010314*[.A99]^4 - 0.001309*[.A99]^3 + 0.086837*[.A99]^2 - 3.4637*[.A99]^1 + 98.854)/100" office:value-type="float" office:value="0.2087330925625" calcext:value-type="float">
            <text:p>0,2087330925625</text:p>
          </table:table-cell>
          <table:table-cell/>
          <table:table-cell table:formula="of:=([.D98]-[.D99])/[.D98]" office:value-type="percentage" office:value="0.00989588348358472" calcext:value-type="percentage">
            <text:p>0,99%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B$1]+[.$B$2]*[.A100]" office:value-type="float" office:value="6050" calcext:value-type="float">
            <text:p>6.050,00</text:p>
          </table:table-cell>
          <table:table-cell table:formula="of:=[.$B$1]/[.B100]" office:value-type="percentage" office:value="0.206611570247934" calcext:value-type="percentage">
            <text:p>20,7%</text:p>
          </table:table-cell>
          <table:table-cell table:formula="of:=(-0.000000032362*[.A100]^5 + 0.000010314*[.A100]^4 - 0.001309*[.A100]^3 + 0.086837*[.A100]^2 - 3.4637*[.A100]^1 + 98.854)/100" office:value-type="float" office:value="0.20654297586688" calcext:value-type="float">
            <text:p>0,20654297586688</text:p>
          </table:table-cell>
          <table:table-cell/>
          <table:table-cell table:formula="of:=([.D99]-[.D100])/[.D99]" office:value-type="percentage" office:value="0.0104924268056046" calcext:value-type="percentage">
            <text:p>1,05%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B$1]+[.$B$2]*[.A101]" office:value-type="float" office:value="6100" calcext:value-type="float">
            <text:p>6.100,00</text:p>
          </table:table-cell>
          <table:table-cell table:formula="of:=[.$B$1]/[.B101]" office:value-type="percentage" office:value="0.204918032786885" calcext:value-type="percentage">
            <text:p>20,5%</text:p>
          </table:table-cell>
          <table:table-cell table:formula="of:=(-0.000000032362*[.A101]^5 + 0.000010314*[.A101]^4 - 0.001309*[.A101]^3 + 0.086837*[.A101]^2 - 3.4637*[.A101]^1 + 98.854)/100" office:value-type="float" office:value="0.204229748369659" calcext:value-type="float">
            <text:p>0,204229748369659</text:p>
          </table:table-cell>
          <table:table-cell/>
          <table:table-cell table:formula="of:=([.D100]-[.D101])/[.D100]" office:value-type="percentage" office:value="0.0111997393642274" calcext:value-type="percentage">
            <text:p>1,12%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B$1]+[.$B$2]*[.A102]" office:value-type="float" office:value="6150" calcext:value-type="float">
            <text:p>6.150,00</text:p>
          </table:table-cell>
          <table:table-cell table:formula="of:=[.$B$1]/[.B102]" office:value-type="percentage" office:value="0.203252032520325" calcext:value-type="percentage">
            <text:p>20,3%</text:p>
          </table:table-cell>
          <table:table-cell table:formula="of:=(-0.000000032362*[.A102]^5 + 0.000010314*[.A102]^4 - 0.001309*[.A102]^3 + 0.086837*[.A102]^2 - 3.4637*[.A102]^1 + 98.854)/100" office:value-type="float" office:value="0.201772919635839" calcext:value-type="float">
            <text:p>0,201772919635839</text:p>
          </table:table-cell>
          <table:table-cell/>
          <table:table-cell table:formula="of:=([.D101]-[.D102])/[.D101]" office:value-type="percentage" office:value="0.0120297300145215" calcext:value-type="percentage">
            <text:p>1,20%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B$1]+[.$B$2]*[.A103]" office:value-type="float" office:value="6200" calcext:value-type="float">
            <text:p>6.200,00</text:p>
          </table:table-cell>
          <table:table-cell table:formula="of:=[.$B$1]/[.B103]" office:value-type="percentage" office:value="0.201612903225806" calcext:value-type="percentage">
            <text:p>20,2%</text:p>
          </table:table-cell>
          <table:table-cell table:formula="of:=(-0.000000032362*[.A103]^5 + 0.000010314*[.A103]^4 - 0.001309*[.A103]^3 + 0.086837*[.A103]^2 - 3.4637*[.A103]^1 + 98.854)/100" office:value-type="float" office:value="0.199150707653618" calcext:value-type="float">
            <text:p>0,199150707653618</text:p>
          </table:table-cell>
          <table:table-cell/>
          <table:table-cell table:formula="of:=([.D102]-[.D103])/[.D102]" office:value-type="percentage" office:value="0.0129958568620262" calcext:value-type="percentage">
            <text:p>1,30%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1]+[.$B$2]*[.A104]" office:value-type="float" office:value="6250" calcext:value-type="float">
            <text:p>6.250,00</text:p>
          </table:table-cell>
          <table:table-cell table:formula="of:=[.$B$1]/[.B104]" office:value-type="percentage" office:value="0.2" calcext:value-type="percentage">
            <text:p>20,0%</text:p>
          </table:table-cell>
          <table:table-cell table:formula="of:=(-0.000000032362*[.A104]^5 + 0.000010314*[.A104]^4 - 0.001309*[.A104]^3 + 0.086837*[.A104]^2 - 3.4637*[.A104]^1 + 98.854)/100" office:value-type="float" office:value="0.196340000000001" calcext:value-type="float">
            <text:p>0,196340000000001</text:p>
          </table:table-cell>
          <table:table-cell/>
          <table:table-cell table:formula="of:=([.D103]-[.D104])/[.D103]" office:value-type="percentage" office:value="0.0141134705808126" calcext:value-type="percentage">
            <text:p>1,41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number:number-style style:name="N108">
      <number:number number:decimal-places="1" number:min-decimal-places="1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08:31:21.5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9T11:30:48.862000000</meta:creation-date>
    <dc:date>2021-03-29T08:33:24.050000000</dc:date>
    <meta:editing-duration>PT5H32M34S</meta:editing-duration>
    <meta:editing-cycles>15</meta:editing-cycles>
    <meta:generator>LibreOffice/7.0.0.3$Windows_X86_64 LibreOffice_project/8061b3e9204bef6b321a21033174034a5e2ea88e</meta:generator>
    <meta:document-statistic meta:table-count="2" meta:cell-count="110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bar" chart:style-name="ch1">
        <chart:legend chart:legend-position="end" svg:x="13.749cm" svg:y="4.204cm" style:legend-expansion="high" chart:style-name="ch2"/>
        <chart:plot-area chart:style-name="ch3" table:cell-range-address="Sheet1.C5:Sheet1.C104" svg:x="0.32cm" svg:y="0.18cm" svg:width="13.109cm" svg:height="8.646cm">
          <chart:coordinate-region svg:x="1.735cm" svg:y="0.38cm" svg:width="11.694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104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1538461538462">
                <text:p>0.961538461538462</text:p>
                <draw:g>
                  <svg:desc>Sheet1.C5:Sheet1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2068965517241">
                <text:p>0.862068965517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7575757575758">
                <text:p>0.757575757575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35294117647059">
                <text:p>0.735294117647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5675675675676">
                <text:p>0.675675675675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9756097560976">
                <text:p>0.6097560975609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5238095238095">
                <text:p>0.595238095238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1395348837209">
                <text:p>0.581395348837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8181818181818">
                <text:p>0.568181818181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43478260869565">
                <text:p>0.5434782608695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1914893617021">
                <text:p>0.531914893617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10204081632653">
                <text:p>0.510204081632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0196078431373">
                <text:p>0.490196078431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0769230769231">
                <text:p>0.480769230769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71698113207547">
                <text:p>0.471698113207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2962962962963">
                <text:p>0.462962962962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6428571428571">
                <text:p>0.446428571428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859649122807">
                <text:p>0.438596491228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1034482758621">
                <text:p>0.4310344827586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23728813559322">
                <text:p>0.4237288135593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0983606557377">
                <text:p>0.409836065573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6825396825397">
                <text:p>0.3968253968253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8787878787879">
                <text:p>0.3787878787878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3134328358209">
                <text:p>0.373134328358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7647058823529">
                <text:p>0.3676470588235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231884057971">
                <text:p>0.362318840579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2112676056338">
                <text:p>0.352112676056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47222222222222">
                <text:p>0.3472222222222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2465753424657">
                <text:p>0.3424657534246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7837837837838">
                <text:p>0.3378378378378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8947368421053">
                <text:p>0.3289473684210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4675324675325">
                <text:p>0.324675324675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0512820512821">
                <text:p>0.320512820512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8641975308642">
                <text:p>0.3086419753086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04878048780488">
                <text:p>0.304878048780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01204819277108">
                <text:p>0.301204819277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0697674418605">
                <text:p>0.2906976744186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8735632183908">
                <text:p>0.287356321839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4090909090909">
                <text:p>0.2840909090909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80898876404494">
                <text:p>0.2808988764044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4725274725275">
                <text:p>0.2747252747252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1739130434783">
                <text:p>0.2717391304347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8817204301075">
                <text:p>0.2688172043010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5957446808511">
                <text:p>0.2659574468085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60416666666667">
                <text:p>0.26041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7731958762887">
                <text:p>0.2577319587628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5102040816327">
                <text:p>0.2551020408163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2525252525252">
                <text:p>0.2525252525252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47524752475248">
                <text:p>0.2475247524752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45098039215686">
                <text:p>0.2450980392156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42718446601942">
                <text:p>0.2427184466019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40384615384615">
                <text:p>0.240384615384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5849056603774">
                <text:p>0.2358490566037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33644859813084">
                <text:p>0.2336448598130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31481481481481">
                <text:p>0.2314814814814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29357798165138">
                <text:p>0.2293577981651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25225225225225">
                <text:p>0.225225225225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3214285714286">
                <text:p>0.223214285714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21238938053097">
                <text:p>0.2212389380530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19298245614035">
                <text:p>0.2192982456140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1551724137931">
                <text:p>0.215517241379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13675213675214">
                <text:p>0.2136752136752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11864406779661">
                <text:p>0.2118644067796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0084033613445">
                <text:p>0.2100840336134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06611570247934">
                <text:p>0.2066115702479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04918032786885">
                <text:p>0.2049180327868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03252032520325">
                <text:p>0.2032520325203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1612903225806">
                <text:p>0.2016129032258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2.J2:Sheet2.J101" svg:x="0.32cm" svg:y="0.18cm" svg:width="15.36cm" svg:height="8.64cm">
          <chart:coordinate-region svg:x="1.418cm" svg:y="0.38cm" svg:width="14.262cm" svg:height="7.64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J2:Sheet2.J10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5">
                <text:p>1.05</text:p>
                <draw:g>
                  <svg:desc>Sheet2.J2:Sheet2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2857142857143">
                <text:p>0.1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1111111111111">
                <text:p>0.16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0909090909091">
                <text:p>0.140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6923076923077">
                <text:p>0.12692307692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1428571428571">
                <text:p>0.1214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8823529411765">
                <text:p>0.108823529411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5555555555556">
                <text:p>0.1055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2631578947368">
                <text:p>0.102631578947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76190476190476">
                <text:p>0.09761904761904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54545454545455">
                <text:p>0.095454545454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34782608695652">
                <text:p>0.0934782608695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16666666666667">
                <text:p>0.0916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84615384615385">
                <text:p>0.08846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7037037037037">
                <text:p>0.087037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44827586206897">
                <text:p>0.0844827586206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2258064516129">
                <text:p>0.082258064516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125">
                <text:p>0.0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03030303030303">
                <text:p>0.080303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94117647058824">
                <text:p>0.07941176470588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85714285714286">
                <text:p>0.07857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77777777777778">
                <text:p>0.07777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7027027027027">
                <text:p>0.07702702702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63157894736842">
                <text:p>0.0763157894736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56410256410257">
                <text:p>0.0756410256410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4390243902439">
                <text:p>0.0743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38095238095238">
                <text:p>0.07380952380952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32558139534884">
                <text:p>0.0732558139534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27272727272727">
                <text:p>0.072727272727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22222222222222">
                <text:p>0.0722222222222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17391304347826">
                <text:p>0.07173913043478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12765957446809">
                <text:p>0.0712765957446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08333333333333">
                <text:p>0.0708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04081632653061">
                <text:p>0.07040816326530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96078431372549">
                <text:p>0.0696078431372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92307692307692">
                <text:p>0.0692307692307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88679245283019">
                <text:p>0.0688679245283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85185185185185">
                <text:p>0.0685185185185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78571428571429">
                <text:p>0.06785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75438596491228">
                <text:p>0.06754385964912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72413793103448">
                <text:p>0.0672413793103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69491525423729">
                <text:p>0.06694915254237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63934426229508">
                <text:p>0.06639344262295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61290322580645">
                <text:p>0.06612903225806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58730158730159">
                <text:p>0.06587301587301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5625">
                <text:p>0.06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53846153846154">
                <text:p>0.0653846153846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1515151515152">
                <text:p>0.0651515151515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49253731343284">
                <text:p>0.0649253731343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47058823529412">
                <text:p>0.06470588235294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44927536231884">
                <text:p>0.06449275362318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42857142857143">
                <text:p>0.064285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40845070422535">
                <text:p>0.06408450704225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38888888888889">
                <text:p>0.0638888888888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36986301369863">
                <text:p>0.06369863013698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35135135135135">
                <text:p>0.06351351351351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33333333333333">
                <text:p>0.06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31578947368421">
                <text:p>0.0631578947368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2987012987013">
                <text:p>0.062987012987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28205128205128">
                <text:p>0.06282051282051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26582278481013">
                <text:p>0.06265822784810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23456790123457">
                <text:p>0.06234567901234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21951219512195">
                <text:p>0.0621951219512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20481927710843">
                <text:p>0.0620481927710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19047619047619">
                <text:p>0.06190476190476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17647058823529">
                <text:p>0.06176470588235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16279069767442">
                <text:p>0.06162790697674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14942528735632">
                <text:p>0.06149425287356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13636363636364">
                <text:p>0.0613636363636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12359550561798">
                <text:p>0.06123595505617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11111111111111">
                <text:p>0.0611111111111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0989010989011">
                <text:p>0.0609890109890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08695652173913">
                <text:p>0.0608695652173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0752688172043">
                <text:p>0.0607526881720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06382978723404">
                <text:p>0.06063829787234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05263157894737">
                <text:p>0.06052631578947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04166666666667">
                <text:p>0.06041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03092783505155">
                <text:p>0.06030927835051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02040816326531">
                <text:p>0.06020408163265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01010101010101">
                <text:p>0.06010101010101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